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2" style:family="text">
      <style:text-properties fo:font-family="Calibri Light" fo:font-size="96.000000000000000pt" fo:font-weight="bold"/>
    </style:style>
    <style:style style:name="T3" style:family="text">
      <style:text-properties fo:font-family="Calibri" fo:font-size="24.000000000000000pt"/>
    </style:style>
    <style:style style:name="T4" style:family="text">
      <style:text-properties fo:font-family="Calibri" fo:font-size="54.000000000000000pt"/>
    </style:style>
    <style:style style:name="T5" style:family="text">
      <style:text-properties fo:font-family="Calibri" fo:font-size="32.000000000000000pt"/>
    </style:style>
    <style:style style:name="T6" style:family="text">
      <style:text-properties fo:font-family="Calibri Light" fo:font-size="44.000000000000000pt"/>
    </style:style>
    <style:style style:name="T7" style:family="text">
      <style:text-properties fo:font-family="Calibri Light" fo:font-size="60.000000000000000pt" fo:font-weight="bold"/>
    </style:style>
    <style:style style:name="T8" style:family="text">
      <style:text-properties fo:font-family="Calibri" fo:font-size="32.000000000000000pt" fo:font-weight="bold"/>
    </style:style>
    <style:style style:name="T9" style:family="text">
      <style:text-properties fo:font-family="Calibri" fo:font-size="32.000000000000000pt" fo:font-style="italic" fo:font-weight="bold"/>
    </style:style>
    <style:style style:name="T10" style:family="text">
      <style:text-properties fo:color="#ffc000" fo:font-family="Calibri" fo:font-size="32.000000000000000pt" fo:font-weight="bold"/>
    </style:style>
    <style:style style:name="T11" style:family="text">
      <style:text-properties fo:color="#4472c4" fo:font-family="Calibri" fo:font-size="32.000000000000000pt" fo:font-weight="bold"/>
    </style:style>
    <style:style style:name="T12" style:family="text">
      <style:text-properties fo:font-family="Calibri" fo:font-size="44.000000000000000pt"/>
    </style:style>
    <style:style style:name="T13" style:family="text">
      <style:text-properties fo:color="#ffc000" fo:font-family="Calibri" fo:font-size="48.000000000000000pt" fo:font-weight="bold"/>
    </style:style>
    <style:style style:name="T14" style:family="text">
      <style:text-properties fo:font-family="Calibri" fo:font-size="48.000000000000000pt" fo:font-weight="bold"/>
    </style:style>
    <style:style style:name="T15" style:family="text">
      <style:text-properties fo:color="#92d050" fo:font-family="Calibri" fo:font-size="48.000000000000000pt" fo:font-weight="bold"/>
    </style:style>
    <style:style style:name="T16" style:family="text">
      <style:text-properties fo:font-family="Calibri Light" fo:font-size="80.000000000000000pt"/>
    </style:style>
    <style:style style:name="T17" style:family="text">
      <style:text-properties fo:font-family="Calibri" fo:font-size="40.000000000000000pt"/>
    </style:style>
    <style:style style:name="T18" style:family="text">
      <style:text-properties fo:color="#ffc000" fo:font-family="Calibri" fo:font-size="40.000000000000000pt" fo:font-weight="bold"/>
    </style:style>
    <style:style style:name="T19" style:family="text">
      <style:text-properties fo:color="#92d050" fo:font-family="Calibri" fo:font-size="40.000000000000000pt" fo:font-weight="bold"/>
    </style:style>
    <style:style style:name="T20" style:family="text">
      <style:text-properties fo:font-family="Calibri" fo:font-size="40.000000000000000pt" style:text-underline-style="solid" style:text-underline-type="single" style:text-underline-width="auto"/>
    </style:style>
    <style:style style:name="T21" style:family="text">
      <style:text-properties fo:color="#ff0000" fo:font-family="Calibri" fo:font-size="40.000000000000000pt"/>
    </style:style>
    <style:style style:name="T22" style:family="text">
      <style:text-properties fo:font-family="Calibri" fo:font-size="40.000000000000000pt" fo:font-weight="bold"/>
    </style:style>
    <style:style style:name="T23" style:family="text">
      <style:text-properties fo:color="#ff0000" fo:font-family="Calibri" fo:font-size="40.000000000000000pt" fo:font-weight="bold"/>
    </style:style>
    <style:style style:name="T24" style:family="text">
      <style:text-properties fo:font-family="Calibri" fo:font-size="28.000000000000000pt"/>
    </style:style>
    <style:style style:name="T25" style:family="text">
      <style:text-properties fo:font-family="Calibri Light" fo:font-size="67.000000000000000pt" fo:font-weight="bold"/>
    </style:style>
    <style:style style:name="T26" style:family="text">
      <style:text-properties fo:font-family="Calibri Light" fo:font-size="44.000000000000000pt" fo:font-weight="bold"/>
    </style:style>
    <style:style style:name="T27" style:family="text">
      <style:text-properties fo:font-family="Calibri Light" fo:font-size="54.000000000000000pt" fo:font-weight="bold"/>
    </style:style>
    <style:style style:name="T28" style:family="text">
      <style:text-properties fo:font-family="Calibri" fo:font-size="48.000000000000000pt"/>
    </style:style>
    <style:style style:name="T29" style:family="text">
      <style:text-properties fo:color="#ffc000" fo:font-family="Calibri" fo:font-size="48.000000000000000pt"/>
    </style:style>
    <style:style style:name="T30" style:family="text">
      <style:text-properties fo:color="#ff0000" fo:font-family="Calibri" fo:font-size="48.000000000000000pt"/>
    </style:style>
    <style:style style:name="T31" style:family="text">
      <style:text-properties fo:color="#737373" fo:font-family="Calibri Light" fo:font-size="66.000000000000000pt" fo:font-weight="bold"/>
    </style:style>
    <style:style style:name="T32" style:family="text">
      <style:text-properties fo:font-family="Calibri" fo:font-size="36.000000000000000pt"/>
    </style:style>
    <style:style style:name="T33" style:family="text">
      <style:text-properties fo:font-family="Calibri Light" fo:font-size="66.000000000000000pt" fo:font-weight="bold"/>
    </style:style>
    <style:style style:name="T34" style:family="text">
      <style:text-properties fo:color="#171717" fo:font-family="Calibri" fo:font-size="36.000000000000000pt" fo:font-weight="bold"/>
    </style:style>
    <style:style style:name="T35" style:family="text">
      <style:text-properties fo:color="#ff0000" fo:font-family="Calibri" fo:font-size="36.000000000000000pt"/>
    </style:style>
    <style:style style:name="T36" style:family="text">
      <style:text-properties fo:color="#548135" fo:font-family="Calibri" fo:font-size="36.000000000000000pt" fo:font-weight="bold" style:text-underline-style="solid" style:text-underline-type="single" style:text-underline-width="auto"/>
    </style:style>
    <style:style style:name="T37" style:family="text">
      <style:text-properties fo:font-family="Calibri" fo:font-size="36.000000000000000pt" fo:font-weight="bold" style:text-underline-style="solid" style:text-underline-type="single" style:text-underline-width="auto"/>
    </style:style>
    <style:style style:name="T38" style:family="text">
      <style:text-properties fo:font-family="Calibri" fo:font-size="36.000000000000000pt" fo:font-weight="bold"/>
    </style:style>
    <style:style style:name="T39" style:family="text">
      <style:text-properties fo:color="#00b050" fo:font-family="Calibri" fo:font-size="36.000000000000000pt" fo:font-weight="bold" style:text-underline-style="solid" style:text-underline-type="single" style:text-underline-width="auto"/>
    </style:style>
    <style:style style:name="T40" style:family="text">
      <style:text-properties fo:color="#00b050" fo:font-family="Calibri" fo:font-size="36.000000000000000pt" fo:font-weight="bold"/>
    </style:style>
    <style:style style:name="T41" style:family="text">
      <style:text-properties fo:color="#ff0000" fo:font-family="Calibri" fo:font-size="36.000000000000000pt" fo:font-weight="bold"/>
    </style:style>
    <style:style style:name="T42" style:family="text">
      <style:text-properties fo:color="#ffc000" fo:font-family="Calibri" fo:font-size="36.000000000000000pt" fo:font-weight="bold"/>
    </style:style>
    <style:style style:name="T43" style:family="text">
      <style:text-properties fo:color="#2d4d6a" fo:font-family="Calibri" fo:font-size="36.000000000000000pt"/>
    </style:style>
    <style:style style:name="T44" style:family="text">
      <style:text-properties fo:color="#00cc66" fo:font-family="Calibri" fo:font-size="36.000000000000000pt" fo:font-weight="bold"/>
    </style:style>
    <style:style style:name="T45" style:family="text">
      <style:text-properties fo:color="#ff0000" fo:font-family="Calibri" fo:font-size="36.000000000000000pt" fo:font-weight="bold" style:text-underline-style="solid" style:text-underline-type="single" style:text-underline-width="auto"/>
    </style:style>
    <style:style style:name="T46" style:family="text">
      <style:text-properties fo:color="#7030a0" fo:font-family="Calibri" fo:font-size="36.000000000000000pt"/>
    </style:style>
    <style:style style:name="T47" style:family="text">
      <style:text-properties fo:font-family="Calibri"/>
    </style:style>
    <style:style style:name="T48" style:family="text">
      <style:text-properties fo:color="#000000" fo:font-size="32.000000000000000pt"/>
    </style:style>
    <style:style style:name="T49" style:family="text">
      <style:text-properties fo:font-size="32.000000000000000pt"/>
    </style:style>
    <style:style style:name="T50" style:family="text">
      <style:text-properties fo:color="#000000" fo:font-size="28.000000000000000pt"/>
    </style:style>
    <style:style style:name="T51" style:family="text">
      <style:text-properties fo:font-size="32.000000000000000pt" fo:font-weight="bold"/>
    </style:style>
    <style:style style:name="T52" style:family="text">
      <style:text-properties fo:font-size="28.000000000000000pt" fo:font-weight="bold"/>
    </style:style>
    <style:style style:name="T53" style:family="text">
      <style:text-properties fo:font-family="Calibri" fo:font-size="28.000000000000000pt" fo:font-weight="bold"/>
    </style:style>
    <style:style style:name="T54" style:family="text">
      <style:text-properties fo:font-family="Calibri" fo:font-size="24.000000000000000pt" fo:font-weight="bold"/>
    </style:style>
    <style:style style:name="T55" style:family="text">
      <style:text-properties fo:font-size="12.000000000000000pt"/>
    </style:style>
    <style:style style:name="T56" style:family="text">
      <style:text-properties fo:font-family="Calibri Light" fo:font-size="66.000000000000000pt"/>
    </style:style>
    <style:style style:name="T57" style:family="text">
      <style:text-properties fo:color="#5b9bd5" fo:font-family="Calibri" fo:font-size="36.000000000000000pt" fo:font-weight="bold"/>
    </style:style>
    <style:style style:name="T58" style:family="text">
      <style:text-properties fo:color="#ffd966" fo:font-family="Calibri" fo:font-size="40.000000000000000pt" fo:font-weight="bold"/>
    </style:style>
    <style:style style:name="T59" style:family="text">
      <style:text-properties fo:color="#00b0f0" fo:font-family="Calibri" fo:font-size="40.000000000000000pt"/>
    </style:style>
    <style:style style:name="T60" style:family="text">
      <style:text-properties fo:color="#ff0000" fo:font-family="Calibri Light" fo:font-size="66.000000000000000pt" fo:font-weight="bold"/>
    </style:style>
    <style:style style:name="T61" style:family="text">
      <style:text-properties fo:color="#0070c0" fo:font-family="Calibri" fo:font-size="36.000000000000000pt" fo:font-weight="bold"/>
    </style:style>
    <style:style style:name="P5" style:family="paragraph" style:list-style-name="L112">
      <style:paragraph-properties fo:line-height="90%" fo:text-align="center" style:font-independent-line-spacing="true" style:tab-stop-distance="72.000000000000000pt"/>
      <style:text-properties fo:color="#000000" fo:font-family="Sans Serif"/>
    </style:style>
    <style:style style:name="P6" style:family="paragraph" style:list-style-name="L121">
      <style:paragraph-properties fo:line-height="90%" fo:margin-top="10.000000000000000pt" fo:text-align="center" style:font-independent-line-spacing="true" style:tab-stop-distance="72.000000000000000pt"/>
      <style:text-properties fo:color="#000000" fo:font-family="Sans Serif"/>
    </style:style>
    <style:style style:name="P7" style:family="paragraph" style:list-style-name="L112">
      <style:paragraph-properties fo:line-height="100%" fo:text-align="start" style:font-independent-line-spacing="true" style:tab-stop-distance="72.000000000000000pt"/>
      <style:text-properties fo:color="#000000" fo:font-family="Sans Serif"/>
    </style:style>
    <style:style style:name="P8" style:family="paragraph">
      <style:paragraph-properties fo:margin-left="27.375039370078738pt" fo:margin-right="0.000000000000000pt" fo:text-indent="-27.000000000000000pt"/>
      <style:text-properties fo:color="#000000" fo:font-family="Sans Serif"/>
    </style:style>
    <style:style style:name="P9" style:family="paragraph" style:list-style-name="L112">
      <style:paragraph-properties fo:line-height="90%" fo:text-align="start" style:font-independent-line-spacing="true" style:tab-stop-distance="72.000000000000000pt"/>
      <style:text-properties fo:color="#000000" fo:font-family="Sans Serif"/>
    </style:style>
    <style:style style:name="P10" style:family="paragraph" style:list-style-name="L131">
      <style:paragraph-properties fo:line-height="90%" fo:margin-top="10.000000000000000pt" fo:text-align="start" style:font-independent-line-spacing="true" style:tab-stop-distance="72.000000000000000pt"/>
      <style:text-properties fo:color="#000000" fo:font-family="Sans Serif"/>
    </style:style>
    <style:style style:name="P11" style:family="paragraph">
      <style:paragraph-properties fo:line-height="90%" fo:margin-top="10.000000000000000pt" fo:text-align="start" style:font-independent-line-spacing="true" style:tab-stop-distance="72.000000000000000pt"/>
      <style:text-properties fo:color="#000000" fo:font-family="Sans Serif"/>
    </style:style>
    <style:style style:name="P12" style:family="paragraph" style:list-style-name="L131">
      <style:paragraph-properties fo:line-height="90%" fo:margin-top="10.000000000000000pt" fo:text-align="justify" style:font-independent-line-spacing="true" style:tab-stop-distance="72.000000000000000pt"/>
      <style:text-properties fo:color="#000000" fo:font-family="Sans Serif"/>
    </style:style>
    <style:style style:name="P13" style:family="paragraph">
      <style:paragraph-properties fo:line-height="90%" fo:margin-top="10.000000000000000pt" fo:text-align="justify" style:font-independent-line-spacing="true" style:tab-stop-distance="72.000000000000000pt"/>
      <style:text-properties fo:color="#000000" fo:font-family="Sans Serif"/>
    </style:style>
    <style:style style:name="P14" style:family="paragraph">
      <style:paragraph-properties fo:line-height="90%" fo:margin-left="18.000000000000000pt" fo:margin-top="10.000000000000000pt" fo:text-align="start" fo:text-indent="-18.000000000000000pt" style:font-independent-line-spacing="true" style:tab-stop-distance="72.000000000000000pt"/>
      <style:text-properties fo:color="#000000" fo:font-family="Sans Serif"/>
    </style:style>
    <style:style style:name="P15" style:family="paragraph" style:list-style-name="L112">
      <style:paragraph-properties fo:line-height="100%" fo:text-align="center" style:font-independent-line-spacing="true" style:tab-stop-distance="72.000000000000000pt"/>
      <style:text-properties fo:color="#000000" fo:font-family="Sans Serif"/>
    </style:style>
    <style:style style:name="P16" style:family="paragraph">
      <style:paragraph-properties fo:line-height="100%" fo:margin-left="0.000000000000000pt" fo:text-align="center" style:font-independent-line-spacing="true" style:tab-stop-distance="72.000000000000000pt"/>
      <style:text-properties fo:color="#000000" fo:font-family="Sans Serif"/>
    </style:style>
    <style:style style:name="P17" style:family="paragraph">
      <style:paragraph-properties fo:line-height="100%" fo:margin-left="0.000000000000000pt" fo:text-align="center" style:font-independent-line-spacing="true" style:tab-stop-distance="72.000000000000000pt"/>
      <style:text-properties fo:color="#ffffff" fo:font-family="Calibri" fo:font-weight="bold"/>
    </style:style>
    <style:style style:name="P18" style:family="paragraph">
      <style:paragraph-properties fo:line-height="100%" fo:margin-left="0.000000000000000pt" fo:text-align="start" style:font-independent-line-spacing="true" style:tab-stop-distance="72.000000000000000pt"/>
      <style:text-properties fo:color="#ffffff" fo:font-family="Calibri" fo:font-weight="bold"/>
    </style:style>
    <style:style style:name="P19" style:family="paragraph" style:list-style-name="L112">
      <style:paragraph-properties fo:line-height="100%" fo:text-align="center" style:font-independent-line-spacing="true" style:tab-stop-distance="72.000000000000000pt"/>
      <style:text-properties fo:color="#ffffff" fo:font-family="Calibri" fo:font-weight="bold"/>
    </style:style>
    <style:style style:name="P20" style:family="paragraph" style:list-style-name="L112">
      <style:paragraph-properties fo:line-height="100%" fo:text-align="center" style:font-independent-line-spacing="true" style:tab-stop-distance="72.000000000000000pt"/>
      <style:text-properties fo:color="#5b9bd5" fo:font-family="Calibri"/>
    </style:style>
    <style:style style:name="P21" style:family="paragraph">
      <style:paragraph-properties fo:line-height="100%" fo:margin-left="0.000000000000000pt" fo:text-align="start" style:font-independent-line-spacing="true" style:tab-stop-distance="72.000000000000000pt"/>
      <style:text-properties fo:color="#5b9bd5" fo:font-family="Calibri"/>
    </style:style>
    <style:style style:name="P22" style:family="paragraph">
      <style:paragraph-properties fo:line-height="100%" fo:margin-left="0.000000000000000pt" fo:text-align="center" style:font-independent-line-spacing="true" style:tab-stop-distance="72.000000000000000pt"/>
      <style:text-properties fo:color="#5b9bd5" fo:font-family="Calibri"/>
    </style:style>
    <style:style style:name="P23" style:family="paragraph"/>
    <style:style style:name="P24" style:family="paragraph" style:list-style-name="L112">
      <style:paragraph-properties fo:line-height="100%" fo:text-align="end" style:font-independent-line-spacing="true" style:tab-stop-distance="72.000000000000000pt"/>
      <style:text-properties fo:color="#000000" fo:font-family="Sans Serif"/>
    </style:style>
    <style:style style:name="P25" style:family="paragraph">
      <style:paragraph-properties fo:margin-left="27.375039370078738pt" fo:margin-right="0.000000000000000pt" fo:text-indent="-27.000000000000000pt"/>
      <style:text-properties fo:color="#000000" fo:font-family="Sans Serif" fo:font-size="12.000000000000000pt"/>
    </style:style>
    <style:style style:name="Table1" style:family="table"/>
    <style:style style:name="Table1.A" style:family="table-column">
      <style:table-column-properties style:column-width="179.446062992125974pt"/>
    </style:style>
    <style:style style:name="Table1.B" style:family="table-column">
      <style:table-column-properties style:column-width="531.692283464566913pt"/>
    </style:style>
    <style:style style:name="Table1.C" style:family="table-column">
      <style:table-column-properties style:column-width="217.107795275590547pt"/>
    </style:style>
    <style:style style:name="Table1.1" style:family="table-row">
      <style:table-row-properties style:min-row-height="130.707637795275588pt"/>
    </style:style>
    <style:style style:name="Table1.A1" style:family="table-cell">
      <style:table-cell-properties calligra:specialborder-bottom="solid" calligra:specialborder-left="solid" calligra:specialborder-right="solid" calligra:specialborder-top="solid" fo:background-color="#f7cbac" fo:border="1pt solid #ffffff" style:diagonal-bl-tr="0pt none #000000" style:diagonal-tl-br="0pt none #000000"/>
    </style:style>
    <style:style style:name="Table1.B1" style:family="table-cell">
      <style:table-cell-properties calligra:specialborder-bottom="solid" calligra:specialborder-left="solid" calligra:specialborder-right="solid" calligra:specialborder-top="solid" fo:background-color="#a9cd90" fo:border="1pt solid #ffffff" style:diagonal-bl-tr="0pt none #000000" style:diagonal-tl-br="0pt none #000000"/>
    </style:style>
    <style:style style:name="Table1.C1" style:family="table-cell">
      <style:table-cell-properties calligra:specialborder-bottom="solid" calligra:specialborder-left="solid" calligra:specialborder-right="solid" calligra:specialborder-top="solid" fo:background-color="#f4b183" fo:border="1pt solid #ffffff" style:diagonal-bl-tr="0pt none #000000" style:diagonal-tl-br="0pt none #000000"/>
    </style:style>
    <style:style style:name="gr3" style:family="graphic">
      <style:graphic-properties draw:auto-grow-height="false" draw:fill="solid" draw:fill-color="#f7cbac" draw:fit-to-size="true" draw:stroke="none" draw:textarea-vertical-align="bottom" fo:margin="0.000000000000000pt" fo:padding-bottom="3.600006236600000pt" fo:padding-left="7.200012473200000pt" fo:padding-right="7.200012473200000pt" fo:padding-top="3.600006236600000pt" style:wrap="biggest" style:wrap-contour="false" style:wrap-dynamic-threshold="0.000000000000000pt"/>
    </style:style>
    <style:style style:name="gr4" style:family="graphic">
      <style:graphic-properties draw:auto-grow-height="false" draw:fill="solid" draw:fill-color="#ffff00" draw:fit-to-size="true" draw:stroke="none" draw:textarea-vertical-align="top" fo:margin="0.000000000000000pt" fo:padding-bottom="3.600006236600000pt" fo:padding-left="7.200012473200000pt" fo:padding-right="7.200012473200000pt" fo:padding-top="3.600006236600000pt" style:wrap="biggest" style:wrap-contour="false" style:wrap-dynamic-threshold="0.000000000000000pt"/>
    </style:style>
    <style:style style:name="gr5" style:family="graphic">
      <style:graphic-properties draw:auto-grow-height="false" draw:fill="solid" draw:fill-color="#ccff99" draw:fit-to-size="true" draw:stroke="none" draw:textarea-vertical-align="top" fo:margin="0.000000000000000pt" fo:padding-bottom="3.600006236600000pt" fo:padding-left="7.200012473200000pt" fo:padding-right="7.200012473200000pt" fo:padding-top="3.600006236600000pt" style:wrap="biggest" style:wrap-contour="false" style:wrap-dynamic-threshold="0.000000000000000pt"/>
    </style:style>
    <style:style style:name="gr6" style:family="graphic">
      <style:graphic-properties draw:auto-grow-height="false" draw:fill="solid" draw:fill-color="#ff0000" draw:fit-to-size="true" draw:stroke="none" draw:textarea-vertical-align="top" fo:margin="0.000000000000000pt" fo:padding-bottom="3.600006236600000pt" fo:padding-left="7.200012473200000pt" fo:padding-right="7.200012473200000pt" fo:padding-top="3.600006236600000pt" style:wrap="biggest" style:wrap-contour="false" style:wrap-dynamic-threshold="0.000000000000000pt"/>
    </style:style>
    <style:style style:name="gr7" style:family="graphic">
      <style:graphic-properties draw:auto-grow-height="false" draw:auto-grow-width="false" draw:color-mode="standard" draw:fill="none" draw:stroke="none" draw:textarea-horizontal-align="left" draw:textarea-vertical-align="top" fo:margin="0.000000000000000pt" style:protect="position size" style:wrap="biggest" style:wrap-contour="true" style:wrap-contour-mode="full" style:wrap-dynamic-threshold="0.000000000000000pt"/>
    </style:style>
    <style:style style:name="gr8" style:family="graphic">
      <style:graphic-properties draw:auto-grow-height="false" draw:fill="none" draw:fit-to-size="true" draw:stroke="none" draw:textarea-vertical-align="middle" fo:margin="0.000000000000000pt" fo:padding-bottom="3.600006236600000pt" fo:padding-left="7.200012473200000pt" fo:padding-right="7.200012473200000pt" fo:padding-top="3.600006236600000pt" style:wrap="biggest" style:wrap-contour="false" style:wrap-dynamic-threshold="0.000000000000000pt"/>
    </style:style>
    <style:style style:name="gr9" style:family="graphic">
      <style:graphic-properties draw:fill="none" draw:stroke="none" fo:margin="0.000000000000000pt" style:wrap="biggest" style:wrap-contour="false" style:wrap-dynamic-threshold="0.000000000000000pt"/>
    </style:style>
    <style:style style:name="gr10" style:family="graphic">
      <style:graphic-properties draw:auto-grow-height="false" draw:auto-grow-width="false" draw:fill="solid" draw:fill-color="#9999ff" draw:opacity="50.0008%" draw:stroke="none" draw:textarea-horizontal-align="left" draw:textarea-vertical-align="top" fo:margin="0.000000000000000pt" style:wrap="biggest" style:wrap-contour="false" style:wrap-dynamic-threshold="0.000000000000000pt" svg:fill-rule="nonzero"/>
    </style:style>
    <style:style style:name="gr11" style:family="graphic">
      <style:graphic-properties draw:auto-grow-height="false" draw:auto-grow-width="false" draw:fill="solid" draw:fill-color="#3333ff" draw:opacity="50.0008%" draw:stroke="none" draw:textarea-horizontal-align="left" draw:textarea-vertical-align="middle" fo:margin="0.000000000000000pt" style:wrap="biggest" style:wrap-contour="false" style:wrap-dynamic-threshold="0.000000000000000pt" svg:fill-rule="nonzero"/>
    </style:style>
    <style:style style:name="gr12" style:family="graphic">
      <style:graphic-properties draw:auto-grow-height="false" draw:fill="solid" draw:fill-color="#ffc000" draw:fit-to-size="true" draw:stroke="none" draw:textarea-vertical-align="middle" fo:margin="0.000000000000000pt" fo:padding-bottom="3.600006236600000pt" fo:padding-left="7.200012473200000pt" fo:padding-right="7.200012473200000pt" fo:padding-top="3.600006236600000pt" style:wrap="biggest" style:wrap-contour="false" style:wrap-dynamic-threshold="0.000000000000000pt"/>
    </style:style>
    <style:style style:name="gr13" style:family="graphic">
      <style:graphic-properties draw:auto-grow-height="false" draw:fill="none" draw:fit-to-size="true" draw:stroke="none" draw:textarea-vertical-align="top" fo:margin="0.000000000000000pt" fo:padding-bottom="3.600006236600000pt" fo:padding-left="7.200012473200000pt" fo:padding-right="7.200012473200000pt" fo:padding-top="3.600006236600000pt" style:wrap="biggest" style:wrap-contour="false" style:wrap-dynamic-threshold="0.000000000000000pt"/>
    </style:style>
    <style:style style:name="gr14" style:family="graphic">
      <style:graphic-properties draw:auto-grow-height="false" draw:fill="solid" draw:fill-color="#00b0f0" draw:fit-to-size="true" draw:stroke="none" draw:textarea-vertical-align="middle" fo:margin="0.000000000000000pt" fo:padding-bottom="3.600006236600000pt" fo:padding-left="7.200012473200000pt" fo:padding-right="7.200012473200000pt" fo:padding-top="3.600006236600000pt" style:wrap="biggest" style:wrap-contour="false" style:wrap-dynamic-threshold="0.000000000000000pt"/>
    </style:style>
    <style:style style:name="gr15" style:family="graphic">
      <style:graphic-properties draw:auto-grow-height="false" draw:fill="solid" draw:fill-color="#00cc66" draw:fit-to-size="true" draw:stroke="none" draw:textarea-vertical-align="middle" fo:margin="0.000000000000000pt" fo:padding-bottom="3.600006236600000pt" fo:padding-left="7.200012473200000pt" fo:padding-right="7.200012473200000pt" fo:padding-top="3.600006236600000pt" style:wrap="biggest" style:wrap-contour="false" style:wrap-dynamic-threshold="0.000000000000000pt"/>
    </style:style>
    <style:style style:name="gr16" style:family="graphic">
      <style:graphic-properties draw:auto-grow-height="false" draw:auto-grow-width="false" draw:fill="solid" draw:fill-color="#f2f2f2" draw:stroke="solid" draw:stroke-linejoin="miter" draw:textarea-horizontal-align="center" draw:textarea-vertical-align="middle" fo:margin="0.000000000000000pt" style:wrap="biggest" style:wrap-contour="false" style:wrap-dynamic-threshold="0.000000000000000pt" svg:fill-rule="nonzero" svg:stroke-color="#2d4d6a" svg:stroke-linecap="butt" svg:stroke-opacity="1" svg:stroke-width="1.500000000000000pt"/>
    </style:style>
    <style:style style:name="gr17" style:family="graphic">
      <style:graphic-properties draw:auto-grow-height="false" draw:auto-grow-width="false" draw:fill="solid" draw:fill-color="#5b9bd5" draw:stroke="solid" draw:stroke-linejoin="miter" draw:textarea-horizontal-align="center" draw:textarea-vertical-align="middle" fo:margin="0.000000000000000pt" style:wrap="biggest" style:wrap-contour="false" style:wrap-dynamic-threshold="0.000000000000000pt" svg:fill-rule="nonzero" svg:stroke-color="#2d4d6a" svg:stroke-linecap="butt" svg:stroke-opacity="1" svg:stroke-width="1.500000000000000pt"/>
    </style:style>
    <style:style style:name="gr18" style:family="graphic">
      <style:graphic-properties draw:auto-grow-height="false" draw:auto-grow-width="false" draw:fill="solid" draw:fill-color="#ffd966" draw:stroke="solid" draw:stroke-linejoin="miter" draw:textarea-horizontal-align="center" draw:textarea-vertical-align="middle" fo:margin="0.000000000000000pt" style:wrap="biggest" style:wrap-contour="false" style:wrap-dynamic-threshold="0.000000000000000pt" svg:fill-rule="nonzero" svg:stroke-color="#2d4d6a" svg:stroke-linecap="butt" svg:stroke-opacity="1" svg:stroke-width="1.500000000000000pt"/>
    </style:style>
    <style:style style:name="gr19" style:family="graphic">
      <style:graphic-properties draw:auto-grow-height="false" draw:fill="solid" draw:fill-color="#c00000" draw:stroke="solid" draw:stroke-linejoin="miter" draw:textarea-vertical-align="middle" fo:margin="0.000000000000000pt" fo:padding-bottom="3.600006236600000pt" fo:padding-left="7.200012473200000pt" fo:padding-right="7.200012473200000pt" fo:padding-top="3.600006236600000pt" style:wrap="biggest" style:wrap-contour="false" style:wrap-dynamic-threshold="0.000000000000000pt" svg:stroke-color="#2d4d6a" svg:stroke-linecap="butt" svg:stroke-opacity="1" svg:stroke-width="1.500000000000000pt"/>
    </style:style>
    <style:style style:name="gr20" style:family="graphic">
      <style:graphic-properties draw:auto-grow-height="false" draw:fill="solid" draw:fill-color="#ff0000" draw:stroke="solid" draw:stroke-linejoin="miter" draw:textarea-vertical-align="middle" fo:margin="0.000000000000000pt" fo:padding-bottom="3.600006236600000pt" fo:padding-left="7.200012473200000pt" fo:padding-right="7.200012473200000pt" fo:padding-top="3.600006236600000pt" style:wrap="biggest" style:wrap-contour="false" style:wrap-dynamic-threshold="0.000000000000000pt" svg:stroke-color="#2d4d6a" svg:stroke-linecap="butt" svg:stroke-opacity="1" svg:stroke-width="1.500000000000000pt"/>
    </style:style>
    <style:style style:name="gr21" style:family="graphic">
      <style:graphic-properties draw:auto-grow-height="false" draw:fill="solid" draw:fill-color="#92d050" draw:stroke="solid" draw:stroke-linejoin="miter" draw:textarea-vertical-align="middle" fo:margin="0.000000000000000pt" fo:padding-bottom="3.600006236600000pt" fo:padding-left="7.200012473200000pt" fo:padding-right="7.200012473200000pt" fo:padding-top="3.600006236600000pt" style:wrap="biggest" style:wrap-contour="false" style:wrap-dynamic-threshold="0.000000000000000pt" svg:stroke-color="#2d4d6a" svg:stroke-linecap="butt" svg:stroke-opacity="1" svg:stroke-width="1.500000000000000pt"/>
    </style:style>
    <style:style style:name="gr22" style:family="graphic">
      <style:graphic-properties draw:auto-grow-height="false" draw:fill="none" draw:stroke="none" draw:textarea-vertical-align="top" fo:margin="0.000000000000000pt" fo:padding="0.000000000000000pt" style:wrap="biggest" style:wrap-contour="false" style:wrap-dynamic-threshold="0.000000000000000pt"/>
    </style:style>
    <style:style style:name="gr23" style:family="graphic">
      <style:graphic-properties draw:auto-grow-height="false" draw:auto-grow-width="false" draw:fill="solid" draw:fill-color="#ffffff" draw:stroke="solid" draw:stroke-linejoin="miter" draw:textarea-horizontal-align="center" draw:textarea-vertical-align="middle" fo:margin="0.000000000000000pt" style:wrap="biggest" style:wrap-contour="false" style:wrap-dynamic-threshold="0.000000000000000pt" svg:fill-rule="nonzero" svg:stroke-color="#2d4d6a" svg:stroke-linecap="butt" svg:stroke-opacity="1" svg:stroke-width="1.500000000000000pt"/>
    </style:style>
    <style:style style:name="gr24" style:family="graphic">
      <style:graphic-properties draw:auto-grow-height="false" draw:auto-grow-width="false" draw:fill="none" draw:stroke="solid" draw:stroke-linejoin="miter" draw:textarea-horizontal-align="left" draw:textarea-vertical-align="top" fo:margin="0.000000000000000pt" style:wrap="biggest" style:wrap-contour="false" style:wrap-dynamic-threshold="0.000000000000000pt" svg:fill-rule="nonzero" svg:stroke-color="#000000" svg:stroke-linecap="square" svg:stroke-opacity="1" svg:stroke-width="1.500000000000000pt"/>
    </style:style>
    <style:style style:name="gr25" style:family="graphic">
      <style:graphic-properties draw:auto-grow-height="false" draw:auto-grow-width="false" draw:fill="solid" draw:fill-color="#ff0000" draw:stroke="solid" draw:stroke-linejoin="miter" draw:textarea-horizontal-align="center" draw:textarea-vertical-align="middle" fo:margin="0.000000000000000pt" style:wrap="biggest" style:wrap-contour="false" style:wrap-dynamic-threshold="0.000000000000000pt" svg:fill-rule="nonzero" svg:stroke-color="#2d4d6a" svg:stroke-linecap="butt" svg:stroke-opacity="1" svg:stroke-width="1.500000000000000pt"/>
    </style:style>
    <style:style style:name="gr26" style:family="graphic">
      <style:graphic-properties draw:auto-grow-height="false" draw:fill="solid" draw:fill-color="#c5deb5" draw:fit-to-size="true" draw:stroke="none" draw:textarea-vertical-align="middle" fo:margin="0.000000000000000pt" fo:padding-bottom="3.600006236600000pt" fo:padding-left="7.200012473200000pt" fo:padding-right="7.200012473200000pt" fo:padding-top="3.600006236600000pt" style:wrap="biggest" style:wrap-contour="false" style:wrap-dynamic-threshold="0.000000000000000pt"/>
    </style:style>
    <style:style style:name="gr27" style:family="graphic">
      <style:graphic-properties draw:auto-grow-height="false" draw:fill="solid" draw:fill-color="#e2eeda" draw:fit-to-size="true" draw:stroke="none" draw:textarea-vertical-align="middle" fo:margin="0.000000000000000pt" fo:padding-bottom="3.600006236600000pt" fo:padding-left="7.200012473200000pt" fo:padding-right="7.200012473200000pt" fo:padding-top="3.600006236600000pt" style:wrap="biggest" style:wrap-contour="false" style:wrap-dynamic-threshold="0.000000000000000pt"/>
    </style:style>
    <style:style style:name="gr28" style:family="graphic">
      <style:graphic-properties draw:auto-grow-height="false" draw:fill="solid" draw:fill-color="#b4c6e7" draw:fit-to-size="true" draw:stroke="none" draw:textarea-vertical-align="middle" fo:margin="0.000000000000000pt" fo:padding-bottom="3.600006236600000pt" fo:padding-left="7.200012473200000pt" fo:padding-right="7.200012473200000pt" fo:padding-top="3.600006236600000pt" style:wrap="biggest" style:wrap-contour="false" style:wrap-dynamic-threshold="0.000000000000000pt"/>
    </style:style>
    <style:style style:name="gr29" style:family="graphic">
      <style:graphic-properties draw:auto-grow-height="false" draw:fill="solid" draw:fill-color="#f4b183" draw:fit-to-size="true" draw:stroke="none" draw:textarea-vertical-align="middle" fo:margin="0.000000000000000pt" fo:padding-bottom="3.600006236600000pt" fo:padding-left="7.200012473200000pt" fo:padding-right="7.200012473200000pt" fo:padding-top="3.600006236600000pt" style:wrap="biggest" style:wrap-contour="false" style:wrap-dynamic-threshold="0.000000000000000pt"/>
    </style:style>
    <style:style style:name="gr30" style:family="graphic">
      <style:graphic-properties draw:auto-grow-height="false" draw:fill="solid" draw:fill-color="#00b050" draw:fit-to-size="true" draw:stroke="none" draw:textarea-vertical-align="middle" fo:margin="0.000000000000000pt" fo:padding-bottom="3.600006236600000pt" fo:padding-left="7.200012473200000pt" fo:padding-right="7.200012473200000pt" fo:padding-top="3.600006236600000pt" style:wrap="biggest" style:wrap-contour="false" style:wrap-dynamic-threshold="0.000000000000000pt"/>
    </style:style>
    <style:style style:name="gr31" style:family="graphic">
      <style:graphic-properties draw:auto-grow-height="false" draw:fill="solid" draw:fill-color="#ffff00" draw:fit-to-size="true" draw:stroke="none" draw:textarea-vertical-align="middle" fo:margin="0.000000000000000pt" fo:padding-bottom="3.600006236600000pt" fo:padding-left="7.200012473200000pt" fo:padding-right="7.200012473200000pt" fo:padding-top="3.600006236600000pt" style:wrap="biggest" style:wrap-contour="false" style:wrap-dynamic-threshold="0.000000000000000pt"/>
    </style:style>
    <style:style style:name="gr32" style:family="graphic">
      <style:graphic-properties draw:auto-grow-height="false" draw:fill="solid" draw:fill-color="#393939" draw:fit-to-size="true" draw:stroke="none" draw:textarea-vertical-align="middle" fo:margin="0.000000000000000pt" fo:padding-bottom="3.600006236600000pt" fo:padding-left="7.200012473200000pt" fo:padding-right="7.200012473200000pt" fo:padding-top="3.600006236600000pt" style:wrap="biggest" style:wrap-contour="false" style:wrap-dynamic-threshold="0.000000000000000pt"/>
    </style:style>
    <style:style style:name="pr1" style:family="presentation">
      <style:graphic-properties draw:fill="none" draw:stroke="none" fo:margin="0.000000000000000pt" fo:padding="0.000000000000000pt" style:protect="position size" style:wrap="biggest" style:wrap-contour="true" style:wrap-contour-mode="full" style:wrap-dynamic-threshold="0.000000000000000pt"/>
    </style:style>
    <style:style style:name="pr2" style:family="presentation">
      <style:graphic-properties draw:fill="none" draw:stroke="none" fo:margin="0.000000000000000pt" fo:padding-bottom="3.600006236600000pt" fo:padding-left="7.200012473200000pt" fo:padding-right="7.200012473200000pt" fo:padding-top="3.600006236600000pt" style:wrap="biggest" style:wrap-contour="false" style:wrap-dynamic-threshold="0.000000000000000pt"/>
    </style:style>
    <style:style style:name="dp2" style:family="drawing-page">
      <style:drawing-page-properties draw:fill="solid" draw:fill-color="#ffffff" presentation:background-objects-visible="true" presentation:background-visible="false" presentation:display-date-time="false" presentation:display-footer="false" presentation:display-header="false" presentation:display-page-number="false" presentation:duration="PT0S" presentation:transition-type="manual"/>
    </style:style>
    <text:list-style style:name="L111" style:display-name="L11">
      <text:list-level-style-bullet text:bullet-char="​" text:level="1">
        <style:list-level-properties text:list-level-position-and-space-mode="label-alignment" fo:text-align="start">
          <style:list-level-label-alignment text:label-followed-by="nothing" fo:text-indent="0.00000000000pt" fo:margin-left="0.00000000000pt"/>
        </style:list-level-properties>
        <style:text-properties fo:font-style="normal" fo:font-weight="normal" style:text-underline-style="none" style:text-underline-type="none"/>
      </text:list-level-style-bullet>
    </text:list-style>
    <text:list-style style:name="L12" style:display-name="L12">
      <text:list-level-style-bullet text:bullet-char="​" text:level="1">
        <style:list-level-properties text:list-level-position-and-space-mode="label-alignment" fo:text-align="start">
          <style:list-level-label-alignment text:label-followed-by="nothing" fo:text-indent="0.00000000000pt" fo:margin-left="0.00000000000pt"/>
        </style:list-level-properties>
        <style:text-properties fo:font-family="Arial" fo:font-style="normal" fo:font-weight="normal" style:text-underline-style="none" style:text-underline-type="none"/>
      </text:list-level-style-bullet>
    </text:list-style>
    <text:list-style style:name="L13" style:display-name="L13">
      <text:list-level-style-bullet text:bullet-char="•" text:level="1">
        <style:list-level-properties text:list-level-position-and-space-mode="label-alignment" fo:text-align="start">
          <style:list-level-label-alignment text:label-followed-by="listtab" text:list-tab-stop-position="18.00000000000pt" fo:text-indent="-18.00000000000pt" fo:margin-left="18.00000000000pt"/>
        </style:list-level-properties>
        <style:text-properties fo:font-family="Arial" fo:font-style="normal" fo:font-weight="normal" style:text-underline-style="none" style:text-underline-type="none"/>
      </text:list-level-style-bullet>
    </text:list-style>
    <text:list-style style:name="L18" style:display-name="L18">
      <text:list-level-style-bullet text:bullet-char="•" text:level="1">
        <style:list-level-properties text:list-level-position-and-space-mode="label-alignment" fo:text-align="start">
          <style:list-level-label-alignment text:label-followed-by="listtab" text:list-tab-stop-position="0.00000000000pt" fo:text-indent="0.00000000000pt" fo:margin-left="0.00000000000pt"/>
        </style:list-level-properties>
      </text:list-level-style-bullet>
    </text:list-style>
  </office:automatic-styles>
  <office:body>
    <office:presentation>
      <draw:page draw:name="Slide 1" draw:id="page1" xml:id="page1" draw:master-page-name="Default1" draw:style-name="dp2" presentation:presentation-page-layout-name="pl3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960.01111192860pt" svg:height="353.36754130280pt" draw:style-name="gr3" xml:id="shape-6" draw:id="shape-6" draw:name="Title 1" draw:layer="layout" presentation:class="title">
          <draw:text-box>
            <text:list text:style-name="L111" xml:id="list-86bee2ed-e87b-433e-9347-8ab55537c00e">
              <text:list-item>
                <text:p text:style-name="P5"><text:span text:style-name="T2">Introduction to Expository Writing<text:s/>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952.24416933940pt" svg:height="40.70558232880pt" svg:x="7.76694258920pt" svg:y="455.27322965380pt" draw:style-name="gr4" xml:id="shape-7" draw:id="shape-7" draw:name="Subtitle 2" draw:layer="layout" presentation:class="outline">
          <draw:text-box>
            <text:list text:style-name="L12" xml:id="list-290b4743-c092-441c-87ff-e4ecb60e2fae">
              <text:list-item>
                <text:p text:style-name="P6"><text:span text:style-name="T3">Muhammad Tayyab (VF-HUMANTITIES)<text:s/>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249.22247899360pt" svg:height="72.70878737700pt" svg:x="69.78909727960pt" svg:y="39.88353366060pt" draw:style-name="gr5" xml:id="shape-8" draw:id="shape-8" draw:name="TextBox 3" draw:layer="layout" presentation:class="text">
          <draw:text-box>
            <text:list text:style-name="L111" xml:id="list-9ab82709-7b66-46f2-824d-e27fa5eae51a">
              <text:list-item>
                <text:p text:style-name="P7"><text:span text:style-name="T4">Lecture 1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148.42230436880pt" svg:height="46.03472541920pt" svg:x="677.90668620700pt" svg:y="372.18962115400pt" draw:style-name="gr6" xml:id="shape-9" draw:id="shape-9" draw:name="TextBox 4" draw:layer="layout" presentation:class="text">
          <draw:text-box>
            <text:list text:style-name="L111" xml:id="list-b9c056d9-b61a-4e3b-bce7-7f53551fbbba">
              <text:list-item>
                <text:p text:style-name="P7"><text:span text:style-name="T5">HUM 120<text:s/>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10" draw:id="shape-10" draw:layer="" svg:width="489.57000000000pt" svg:height="356.37000000000pt" svg:x="62.22000000000pt" svg:y="374.46000000000pt" presentation:class="notes">
            <draw:text-box>
              <text:p text:style-name="P8"/>
            </draw:text-box>
            <draw:glue-point draw:id="4" svg:x="0.50000000000pt" svg:y="0.50000000000pt" draw:align="center"/>
          </draw:frame>
          <draw:page-thumbnail draw:style-name="gr7" xml:id="shape-11" draw:id="shape-11" draw:layer="" svg:width="396.28000000000pt" svg:height="296.96000000000pt" svg:x="108.00000000000pt" svg:y="60.18000000000pt" presentation:class="page" draw:page-number="1"/>
        </presentation:notes>
      </draw:page>
      <draw:page draw:name="Slide 2" draw:id="page2" xml:id="page2" draw:master-page-name="Default1" draw:style-name="dp2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828.00143441800pt" svg:height="104.37183435560pt" svg:x="65.99066550240pt" svg:y="28.74335688120pt" draw:style-name="gr8" xml:id="shape-12" draw:id="shape-12" draw:name="Title 1" draw:layer="layout" presentation:class="title">
          <draw:text-box>
            <text:list text:style-name="L111" xml:id="list-bcf2710f-933f-42b0-b49c-4cd32fb8b727">
              <text:list-item>
                <text:p text:style-name="P9"><text:span text:style-name="T6">COURSE OUTLINE<text:s/>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g draw:style-name="gr9" xml:id="shape-13" draw:id="shape-13" draw:name="Content Placeholder 3" svg:y="-30.50000000000pt">
          <draw:custom-shape draw:style-name="gr10" xml:id="shape-14" draw:id="shape-14" draw:name="conn" draw:layer="layout" draw:transform="matrix(-0.57584255700 -0.82223725888 0.90579142638 -0.43112256119 208.77544381710pt 237.25839345527pt)" svg:width="6.24702520764pt" svg:height="6.87867561511pt">
            <draw:enhanced-geometry svg:viewBox="-2 -2 1627877 92940" draw:modifiers="" draw:enhanced-path="M1.62788e+06 92938 A?f54 ?f55 ?f56 ?f57 1.62788e+06 92938 ?f51 ?f53 W?f58 ?f59 ?f60 ?f61 1.62788e+06 92938 ?f51 ?f53 N"/>
            <draw:glue-point draw:id="4" svg:x="0.50000000000pt" svg:y="0.50000000000pt" draw:align="center"/>
            <draw:glue-point draw:id="5" svg:x="0.50000000000pt" svg:y="0.50000000000pt" draw:align="center"/>
          </draw:custom-shape>
          <draw:custom-shape draw:style-name="gr11" xml:id="shape-15" draw:id="shape-15" draw:name="text_1" draw:layer="layout" svg:x="62.60269969928pt" svg:y="52.30660356295pt" svg:width="719.46103579433pt" svg:height="118.62336625773pt">
            <text:p text:style-name="P8">Introduction to Expository writing</text:p>
            <draw:enhanced-geometry svg:viewBox="0 0 1393031 557212" draw:modifiers="" draw:enhanced-path="M0 0 L1.39303e+06 0 1.39303e+06 557212 0 557212 0 0 Z N"/>
            <draw:glue-point draw:id="4" svg:x="0.50000000000pt" svg:y="0.50000000000pt" draw:align="center"/>
            <draw:glue-point draw:id="5" svg:x="0.50000000000pt" svg:y="0.50000000000pt" draw:align="center"/>
          </draw:custom-shape>
          <draw:custom-shape draw:style-name="gr11" xml:id="shape-16" draw:id="shape-16" draw:name="text_2" draw:layer="layout" svg:x="62.60269969928pt" svg:y="230.24165294954pt" svg:width="719.46103579433pt" svg:height="118.62336625773pt">
            <text:p text:style-name="P8">Structure and types of essay</text:p>
            <draw:enhanced-geometry svg:viewBox="0 0 1393031 557212" draw:modifiers="" draw:enhanced-path="M0 0 L1.39303e+06 0 1.39303e+06 557212 0 557212 0 0 Z N"/>
            <draw:glue-point draw:id="4" svg:x="0.50000000000pt" svg:y="0.50000000000pt" draw:align="center"/>
            <draw:glue-point draw:id="5" svg:x="0.50000000000pt" svg:y="0.50000000000pt" draw:align="center"/>
          </draw:custom-shape>
          <draw:custom-shape draw:style-name="gr11" xml:id="shape-17" draw:id="shape-17" draw:name="text_3" draw:layer="layout" svg:x="62.60269969928pt" svg:y="408.17670233613pt" svg:width="719.46103579433pt" svg:height="118.62336625773pt">
            <text:p text:style-name="P8">Introduction to Report Writing</text:p>
            <draw:enhanced-geometry svg:viewBox="0 0 1393031 557212" draw:modifiers="" draw:enhanced-path="M0 0 L1.39303e+06 0 1.39303e+06 557212 0 557212 0 0 Z N"/>
            <draw:glue-point draw:id="4" svg:x="0.50000000000pt" svg:y="0.50000000000pt" draw:align="center"/>
            <draw:glue-point draw:id="5" svg:x="0.50000000000pt" svg:y="0.50000000000pt" draw:align="center"/>
          </draw:custom-shape>
          <draw:glue-point draw:id="4" svg:x="0.50000000000pt" svg:y="0.50000000000pt" draw:align="center"/>
          <draw:glue-point draw:id="5" svg:x="0.50000000000pt" svg:y="0.50000000000pt" draw:align="center"/>
        </draw:g>
        <presentation:notes>
          <draw:frame presentation:style-name="pr1" xml:id="shape-18" draw:id="shape-18" draw:layer="" svg:width="489.57000000000pt" svg:height="356.37000000000pt" svg:x="62.22000000000pt" svg:y="374.46000000000pt" presentation:class="notes">
            <draw:text-box>
              <text:p text:style-name="P8"/>
            </draw:text-box>
            <draw:glue-point draw:id="4" svg:x="0.50000000000pt" svg:y="0.50000000000pt" draw:align="center"/>
          </draw:frame>
          <draw:page-thumbnail draw:style-name="gr7" xml:id="shape-19" draw:id="shape-19" draw:layer="" svg:width="396.28000000000pt" svg:height="296.96000000000pt" svg:x="108.00000000000pt" svg:y="60.18000000000pt" presentation:class="page" draw:page-number="2"/>
        </presentation:notes>
      </draw:page>
      <draw:page draw:name="Slide 3" draw:id="page3" xml:id="page3" draw:master-page-name="Default1" draw:style-name="dp2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828.00143441800pt" svg:height="104.37183435560pt" svg:x="65.99066550240pt" svg:y="28.74335688120pt" draw:style-name="gr8" xml:id="shape-20" draw:id="shape-20" draw:name="Title 1" draw:layer="layout" presentation:class="title">
          <draw:text-box>
            <text:list text:style-name="L111" xml:id="list-c3343f4f-1f01-4f50-9a8a-449497896cb0">
              <text:list-item>
                <text:p text:style-name="P9"><text:span text:style-name="T6">COURSE OUTLINE<text:s/>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g draw:style-name="gr9" xml:id="shape-21" draw:id="shape-21" draw:name="Content Placeholder 3" svg:y="-30.50000000000pt">
          <draw:custom-shape draw:style-name="gr10" xml:id="shape-22" draw:id="shape-22" draw:name="conn" draw:layer="layout" draw:transform="matrix(-0.66573499792 -0.77613982521 0.94084550051 -0.38490172338 211.01017931104pt 264.02444468294pt)" svg:width="4.97201728842pt" svg:height="5.99359857575pt">
            <draw:enhanced-geometry svg:viewBox="-2 -2 1627877 92940" draw:modifiers="" draw:enhanced-path="M1.62788e+06 92938 A?f54 ?f55 ?f56 ?f57 1.62788e+06 92938 ?f51 ?f53 W?f58 ?f59 ?f60 ?f61 1.62788e+06 92938 ?f51 ?f53 N"/>
            <draw:glue-point draw:id="4" svg:x="0.50000000000pt" svg:y="0.50000000000pt" draw:align="center"/>
            <draw:glue-point draw:id="5" svg:x="0.50000000000pt" svg:y="0.50000000000pt" draw:align="center"/>
          </draw:custom-shape>
          <draw:custom-shape draw:style-name="gr11" xml:id="shape-23" draw:id="shape-23" draw:name="text_1" draw:layer="layout" draw:transform="matrix(0.99994528406 -0.01046082670 0.01046082670 0.99994528406 76.69827851685pt 125.23198723813pt)" svg:width="653.89973753132pt" svg:height="89.91421009172pt">
            <text:p text:style-name="P8">Structure of report A/B/C</text:p>
            <draw:enhanced-geometry svg:viewBox="0 0 1393031 557212" draw:modifiers="" draw:enhanced-path="M0 0 L1.39303e+06 0 1.39303e+06 557212 0 557212 0 0 Z N"/>
            <draw:glue-point draw:id="4" svg:x="0.50000000000pt" svg:y="0.50000000000pt" draw:align="center"/>
            <draw:glue-point draw:id="5" svg:x="0.50000000000pt" svg:y="0.50000000000pt" draw:align="center"/>
          </draw:custom-shape>
          <draw:custom-shape draw:style-name="gr11" xml:id="shape-24" draw:id="shape-24" draw:name="text_2" draw:layer="layout" draw:transform="matrix(0.99994528406 -0.01046082670 0.01046082670 0.99994528406 78.10914397072pt 260.09592276431pt)" svg:width="653.89973753132pt" svg:height="89.91421009172pt">
            <text:p text:style-name="P8">Types of a Report</text:p>
            <draw:enhanced-geometry svg:viewBox="0 0 1393031 557212" draw:modifiers="" draw:enhanced-path="M0 0 L1.39303e+06 0 1.39303e+06 557212 0 557212 0 0 Z N"/>
            <draw:glue-point draw:id="4" svg:x="0.50000000000pt" svg:y="0.50000000000pt" draw:align="center"/>
            <draw:glue-point draw:id="5" svg:x="0.50000000000pt" svg:y="0.50000000000pt" draw:align="center"/>
          </draw:custom-shape>
          <draw:custom-shape draw:style-name="gr11" xml:id="shape-25" draw:id="shape-25" draw:name="text_3" draw:layer="layout" draw:transform="matrix(0.99994528406 -0.01046082670 0.01046082670 0.99994528406 79.52000942461pt 394.95985829049pt)" svg:width="653.89973753132pt" svg:height="89.91421009172pt">
            <text:p text:style-name="P8">Intro to Technical communication A</text:p>
            <draw:enhanced-geometry svg:viewBox="0 0 1393031 557212" draw:modifiers="" draw:enhanced-path="M0 0 L1.39303e+06 0 1.39303e+06 557212 0 557212 0 0 Z N"/>
            <draw:glue-point draw:id="4" svg:x="0.50000000000pt" svg:y="0.50000000000pt" draw:align="center"/>
            <draw:glue-point draw:id="5" svg:x="0.50000000000pt" svg:y="0.50000000000pt" draw:align="center"/>
          </draw:custom-shape>
          <draw:glue-point draw:id="4" svg:x="0.50000000000pt" svg:y="0.50000000000pt" draw:align="center"/>
          <draw:glue-point draw:id="5" svg:x="0.50000000000pt" svg:y="0.50000000000pt" draw:align="center"/>
        </draw:g>
        <presentation:notes>
          <draw:frame presentation:style-name="pr1" xml:id="shape-26" draw:id="shape-26" draw:layer="" svg:width="489.57000000000pt" svg:height="356.37000000000pt" svg:x="62.22000000000pt" svg:y="374.46000000000pt" presentation:class="notes">
            <draw:text-box>
              <text:p text:style-name="P8"/>
            </draw:text-box>
            <draw:glue-point draw:id="4" svg:x="0.50000000000pt" svg:y="0.50000000000pt" draw:align="center"/>
          </draw:frame>
          <draw:page-thumbnail draw:style-name="gr7" xml:id="shape-27" draw:id="shape-27" draw:layer="" svg:width="396.28000000000pt" svg:height="296.96000000000pt" svg:x="108.00000000000pt" svg:y="60.18000000000pt" presentation:class="page" draw:page-number="3"/>
        </presentation:notes>
      </draw:page>
      <draw:page draw:name="Slide 4" draw:id="page4" xml:id="page4" draw:master-page-name="Default1" draw:style-name="dp2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828.00143441800pt" svg:height="104.37183435560pt" svg:x="65.99066550240pt" svg:y="28.74335688120pt" draw:style-name="gr8" xml:id="shape-28" draw:id="shape-28" draw:name="Title 1" draw:layer="layout" presentation:class="title">
          <draw:text-box>
            <text:list text:style-name="L111" xml:id="list-d766ffd0-b145-4f8c-8031-9dd534e77a68">
              <text:list-item>
                <text:p text:style-name="P9"><text:span text:style-name="T6">COURSE OUTLINE<text:s/>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g draw:style-name="gr9" xml:id="shape-29" draw:id="shape-29" draw:name="Content Placeholder 3" svg:y="-30.50000000000pt">
          <draw:custom-shape draw:style-name="gr10" xml:id="shape-30" draw:id="shape-30" draw:name="conn" draw:layer="layout" draw:transform="matrix(-0.78461536216 -0.70560557787 0.98675583902 -0.29579719646 240.18502424211pt 272.37637883437pt)" svg:width="5.46604064202pt" svg:height="7.52793702738pt">
            <draw:enhanced-geometry svg:viewBox="-2 -2 1627877 92940" draw:modifiers="" draw:enhanced-path="M1.62788e+06 92938 A?f54 ?f55 ?f56 ?f57 1.62788e+06 92938 ?f51 ?f53 W?f58 ?f59 ?f60 ?f61 1.62788e+06 92938 ?f51 ?f53 N"/>
            <draw:glue-point draw:id="4" svg:x="0.50000000000pt" svg:y="0.50000000000pt" draw:align="center"/>
            <draw:glue-point draw:id="5" svg:x="0.50000000000pt" svg:y="0.50000000000pt" draw:align="center"/>
          </draw:custom-shape>
          <draw:custom-shape draw:style-name="gr11" xml:id="shape-31" draw:id="shape-31" draw:name="text_1" draw:layer="layout" svg:x="65.91646406620pt" svg:y="133.50169937462pt" svg:width="857.74841848139pt" svg:height="89.07066505145pt">
            <text:p text:style-name="P8">Intro to Technical communication B</text:p>
            <draw:enhanced-geometry svg:viewBox="0 0 1393031 557212" draw:modifiers="" draw:enhanced-path="M0 0 L1.39303e+06 0 1.39303e+06 557212 0 557212 0 0 Z N"/>
            <draw:glue-point draw:id="4" svg:x="0.50000000000pt" svg:y="0.50000000000pt" draw:align="center"/>
            <draw:glue-point draw:id="5" svg:x="0.50000000000pt" svg:y="0.50000000000pt" draw:align="center"/>
          </draw:custom-shape>
          <draw:custom-shape draw:style-name="gr11" xml:id="shape-32" draw:id="shape-32" draw:name="text_2" draw:layer="layout" svg:x="65.91646406620pt" svg:y="267.10769695184pt" svg:width="857.74841848139pt" svg:height="89.07066505145pt">
            <text:p text:style-name="P8">Objectives of Technical writing</text:p>
            <draw:enhanced-geometry svg:viewBox="0 0 1393031 557212" draw:modifiers="" draw:enhanced-path="M0 0 L1.39303e+06 0 1.39303e+06 557212 0 557212 0 0 Z N"/>
            <draw:glue-point draw:id="4" svg:x="0.50000000000pt" svg:y="0.50000000000pt" draw:align="center"/>
            <draw:glue-point draw:id="5" svg:x="0.50000000000pt" svg:y="0.50000000000pt" draw:align="center"/>
          </draw:custom-shape>
          <draw:custom-shape draw:style-name="gr11" xml:id="shape-33" draw:id="shape-33" draw:name="text_3" draw:layer="layout" svg:x="65.91646406620pt" svg:y="400.71369452907pt" svg:width="857.74841848139pt" svg:height="89.07066505145pt">
            <text:p text:style-name="P8">Writing process</text:p>
            <draw:enhanced-geometry svg:viewBox="0 0 1393031 557212" draw:modifiers="" draw:enhanced-path="M0 0 L1.39303e+06 0 1.39303e+06 557212 0 557212 0 0 Z N"/>
            <draw:glue-point draw:id="4" svg:x="0.50000000000pt" svg:y="0.50000000000pt" draw:align="center"/>
            <draw:glue-point draw:id="5" svg:x="0.50000000000pt" svg:y="0.50000000000pt" draw:align="center"/>
          </draw:custom-shape>
          <draw:glue-point draw:id="4" svg:x="0.50000000000pt" svg:y="0.50000000000pt" draw:align="center"/>
          <draw:glue-point draw:id="5" svg:x="0.50000000000pt" svg:y="0.50000000000pt" draw:align="center"/>
        </draw:g>
        <presentation:notes>
          <draw:frame presentation:style-name="pr1" xml:id="shape-34" draw:id="shape-34" draw:layer="" svg:width="489.57000000000pt" svg:height="356.37000000000pt" svg:x="62.22000000000pt" svg:y="374.46000000000pt" presentation:class="notes">
            <draw:text-box>
              <text:p text:style-name="P8"/>
            </draw:text-box>
            <draw:glue-point draw:id="4" svg:x="0.50000000000pt" svg:y="0.50000000000pt" draw:align="center"/>
          </draw:frame>
          <draw:page-thumbnail draw:style-name="gr7" xml:id="shape-35" draw:id="shape-35" draw:layer="" svg:width="396.28000000000pt" svg:height="296.96000000000pt" svg:x="108.00000000000pt" svg:y="60.18000000000pt" presentation:class="page" draw:page-number="4"/>
        </presentation:notes>
      </draw:page>
      <draw:page draw:name="Slide 5" draw:id="page5" xml:id="page5" draw:master-page-name="Default1" draw:style-name="dp2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828.00143441800pt" svg:height="104.37183435560pt" svg:x="65.99066550240pt" svg:y="28.74335688120pt" draw:style-name="gr8" xml:id="shape-36" draw:id="shape-36" draw:name="Title 1" draw:layer="layout" presentation:class="title">
          <draw:text-box>
            <text:list text:style-name="L111" xml:id="list-1b44f4b0-17af-4f7e-a7d4-bb94ff9333cb">
              <text:list-item>
                <text:p text:style-name="P9"><text:span text:style-name="T6">COURSE OUTLINE<text:s/>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g draw:style-name="gr9" xml:id="shape-37" draw:id="shape-37" draw:name="Content Placeholder 3" svg:y="-30.50000000000pt">
          <draw:custom-shape draw:style-name="gr10" xml:id="shape-38" draw:id="shape-38" draw:name="conn" draw:layer="layout" draw:transform="matrix(-0.81504091955 -0.68360796295 0.99389761730 -0.27787437531 238.73149726241pt 248.98867645547pt)" svg:width="4.38670023109pt" svg:height="6.23062682069pt">
            <draw:enhanced-geometry svg:viewBox="-2 -2 1627877 92940" draw:modifiers="" draw:enhanced-path="M1.62788e+06 92938 A?f54 ?f55 ?f56 ?f57 1.62788e+06 92938 ?f51 ?f53 W?f58 ?f59 ?f60 ?f61 1.62788e+06 92938 ?f51 ?f53 N"/>
            <draw:glue-point draw:id="4" svg:x="0.50000000000pt" svg:y="0.50000000000pt" draw:align="center"/>
            <draw:glue-point draw:id="5" svg:x="0.50000000000pt" svg:y="0.50000000000pt" draw:align="center"/>
          </draw:custom-shape>
          <draw:custom-shape draw:style-name="gr11" xml:id="shape-39" draw:id="shape-39" draw:name="text_1" draw:layer="layout" svg:x="93.45118956217pt" svg:y="141.01116996436pt" svg:width="715.06847727485pt" svg:height="69.25400655054pt">
            <text:p text:style-name="P8">7cs of Effective Communication</text:p>
            <draw:enhanced-geometry svg:viewBox="0 0 1393031 557212" draw:modifiers="" draw:enhanced-path="M0 0 L1.39303e+06 0 1.39303e+06 557212 0 557212 0 0 Z N"/>
            <draw:glue-point draw:id="4" svg:x="0.50000000000pt" svg:y="0.50000000000pt" draw:align="center"/>
            <draw:glue-point draw:id="5" svg:x="0.50000000000pt" svg:y="0.50000000000pt" draw:align="center"/>
          </draw:custom-shape>
          <draw:custom-shape draw:style-name="gr11" xml:id="shape-40" draw:id="shape-40" draw:name="text_2" draw:layer="layout" svg:x="93.45118956217pt" svg:y="244.89217979017pt" svg:width="715.06847727485pt" svg:height="69.25400655054pt">
            <text:p text:style-name="P8">Overview of Memorandum</text:p>
            <draw:enhanced-geometry svg:viewBox="0 0 1393031 557212" draw:modifiers="" draw:enhanced-path="M0 0 L1.39303e+06 0 1.39303e+06 557212 0 557212 0 0 Z N"/>
            <draw:glue-point draw:id="4" svg:x="0.50000000000pt" svg:y="0.50000000000pt" draw:align="center"/>
            <draw:glue-point draw:id="5" svg:x="0.50000000000pt" svg:y="0.50000000000pt" draw:align="center"/>
          </draw:custom-shape>
          <draw:custom-shape draw:style-name="gr11" xml:id="shape-41" draw:id="shape-41" draw:name="text_3" draw:layer="layout" svg:x="93.45118956217pt" svg:y="348.77318961598pt" svg:width="715.06847727485pt" svg:height="69.25400655054pt">
            <text:p text:style-name="P8">E-mail Writing</text:p>
            <draw:enhanced-geometry svg:viewBox="0 0 1393031 557212" draw:modifiers="" draw:enhanced-path="M0 0 L1.39303e+06 0 1.39303e+06 557212 0 557212 0 0 Z N"/>
            <draw:glue-point draw:id="4" svg:x="0.50000000000pt" svg:y="0.50000000000pt" draw:align="center"/>
            <draw:glue-point draw:id="5" svg:x="0.50000000000pt" svg:y="0.50000000000pt" draw:align="center"/>
          </draw:custom-shape>
          <draw:glue-point draw:id="4" svg:x="0.50000000000pt" svg:y="0.50000000000pt" draw:align="center"/>
          <draw:glue-point draw:id="5" svg:x="0.50000000000pt" svg:y="0.50000000000pt" draw:align="center"/>
        </draw:g>
        <presentation:notes>
          <draw:frame presentation:style-name="pr1" xml:id="shape-42" draw:id="shape-42" draw:layer="" svg:width="489.57000000000pt" svg:height="356.37000000000pt" svg:x="62.22000000000pt" svg:y="374.46000000000pt" presentation:class="notes">
            <draw:text-box>
              <text:p text:style-name="P8"/>
            </draw:text-box>
            <draw:glue-point draw:id="4" svg:x="0.50000000000pt" svg:y="0.50000000000pt" draw:align="center"/>
          </draw:frame>
          <draw:page-thumbnail draw:style-name="gr7" xml:id="shape-43" draw:id="shape-43" draw:layer="" svg:width="396.28000000000pt" svg:height="296.96000000000pt" svg:x="108.00000000000pt" svg:y="60.18000000000pt" presentation:class="page" draw:page-number="5"/>
        </presentation:notes>
      </draw:page>
      <draw:page draw:name="Slide 6" draw:id="page6" xml:id="page6" draw:master-page-name="Default1" draw:style-name="dp2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828.00143441800pt" svg:height="104.37183435560pt" svg:x="65.99066550240pt" svg:y="28.74335688120pt" draw:style-name="gr8" xml:id="shape-44" draw:id="shape-44" draw:name="Title 1" draw:layer="layout" presentation:class="title">
          <draw:text-box>
            <text:list text:style-name="L111" xml:id="list-d421d231-5095-4201-a361-bf772c877db4">
              <text:list-item>
                <text:p text:style-name="P9"><text:span text:style-name="T6">COURSE OUTLINE<text:s/>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g draw:style-name="gr9" xml:id="shape-45" draw:id="shape-45" draw:name="Content Placeholder 3" svg:y="-30.50000000000pt">
          <draw:custom-shape draw:style-name="gr10" xml:id="shape-46" draw:id="shape-46" draw:name="conn" draw:layer="layout" draw:transform="matrix(-0.72674237960 -0.73511516506 0.96654524861 -0.32589390339 290.22146464126pt 253.47247074083pt)" svg:width="4.95779068207pt" svg:height="6.45657948938pt">
            <draw:enhanced-geometry svg:viewBox="-2 -2 1627877 92940" draw:modifiers="" draw:enhanced-path="M1.62788e+06 92938 A?f54 ?f55 ?f56 ?f57 1.62788e+06 92938 ?f51 ?f53 W?f58 ?f59 ?f60 ?f61 1.62788e+06 92938 ?f51 ?f53 N"/>
            <draw:glue-point draw:id="4" svg:x="0.50000000000pt" svg:y="0.50000000000pt" draw:align="center"/>
            <draw:glue-point draw:id="5" svg:x="0.50000000000pt" svg:y="0.50000000000pt" draw:align="center"/>
          </draw:custom-shape>
          <draw:custom-shape draw:style-name="gr11" xml:id="shape-47" draw:id="shape-47" draw:name="text_1" draw:layer="layout" svg:x="143.81574122256pt" svg:y="122.24288649746pt" svg:width="720.60776222756pt" svg:height="84.16730127563pt">
            <text:p text:style-name="P8">Letter writing</text:p>
            <draw:enhanced-geometry svg:viewBox="0 0 1393031 557212" draw:modifiers="" draw:enhanced-path="M0 0 L1.39303e+06 0 1.39303e+06 557212 0 557212 0 0 Z N"/>
            <draw:glue-point draw:id="4" svg:x="0.50000000000pt" svg:y="0.50000000000pt" draw:align="center"/>
            <draw:glue-point draw:id="5" svg:x="0.50000000000pt" svg:y="0.50000000000pt" draw:align="center"/>
          </draw:custom-shape>
          <draw:custom-shape draw:style-name="gr11" xml:id="shape-48" draw:id="shape-48" draw:name="text_2" draw:layer="layout" svg:x="143.81574122256pt" svg:y="248.49383841090pt" svg:width="720.60776222756pt" svg:height="84.16730127563pt">
            <text:p text:style-name="P8">Presentation Skills</text:p>
            <draw:enhanced-geometry svg:viewBox="0 0 1393031 557212" draw:modifiers="" draw:enhanced-path="M0 0 L1.39303e+06 0 1.39303e+06 557212 0 557212 0 0 Z N"/>
            <draw:glue-point draw:id="4" svg:x="0.50000000000pt" svg:y="0.50000000000pt" draw:align="center"/>
            <draw:glue-point draw:id="5" svg:x="0.50000000000pt" svg:y="0.50000000000pt" draw:align="center"/>
          </draw:custom-shape>
          <draw:custom-shape draw:style-name="gr11" xml:id="shape-49" draw:id="shape-49" draw:name="text_3" draw:layer="layout" svg:x="143.81574122256pt" svg:y="374.74479032434pt" svg:width="720.60776222756pt" svg:height="84.16730127563pt">
            <text:p text:style-name="P8">Plagiarism and Referencing</text:p>
            <draw:enhanced-geometry svg:viewBox="0 0 1393031 557212" draw:modifiers="" draw:enhanced-path="M0 0 L1.39303e+06 0 1.39303e+06 557212 0 557212 0 0 Z N"/>
            <draw:glue-point draw:id="4" svg:x="0.50000000000pt" svg:y="0.50000000000pt" draw:align="center"/>
            <draw:glue-point draw:id="5" svg:x="0.50000000000pt" svg:y="0.50000000000pt" draw:align="center"/>
          </draw:custom-shape>
          <draw:glue-point draw:id="4" svg:x="0.50000000000pt" svg:y="0.50000000000pt" draw:align="center"/>
          <draw:glue-point draw:id="5" svg:x="0.50000000000pt" svg:y="0.50000000000pt" draw:align="center"/>
        </draw:g>
        <presentation:notes>
          <draw:frame presentation:style-name="pr1" xml:id="shape-50" draw:id="shape-50" draw:layer="" svg:width="489.57000000000pt" svg:height="356.37000000000pt" svg:x="62.22000000000pt" svg:y="374.46000000000pt" presentation:class="notes">
            <draw:text-box>
              <text:p text:style-name="P8"/>
            </draw:text-box>
            <draw:glue-point draw:id="4" svg:x="0.50000000000pt" svg:y="0.50000000000pt" draw:align="center"/>
          </draw:frame>
          <draw:page-thumbnail draw:style-name="gr7" xml:id="shape-51" draw:id="shape-51" draw:layer="" svg:width="396.28000000000pt" svg:height="296.96000000000pt" svg:x="108.00000000000pt" svg:y="60.18000000000pt" presentation:class="page" draw:page-number="6"/>
        </presentation:notes>
      </draw:page>
      <draw:page draw:name="Slide 7" draw:id="page7" xml:id="page7" draw:master-page-name="Default1" draw:style-name="dp2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828.00143441800pt" svg:height="104.37183435560pt" svg:x="60.99066550240pt" svg:y="28.74335688120pt" draw:style-name="gr8" xml:id="shape-52" draw:id="shape-52" draw:name="Title 1" draw:layer="layout" presentation:class="title">
          <draw:text-box>
            <text:list text:style-name="L111" xml:id="list-1fa52834-418d-4d28-99f8-5cfe22922682">
              <text:list-item>
                <text:p text:style-name="P9"><text:span text:style-name="T6">COURSE OUTLINE<text:s/>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g draw:style-name="gr9" xml:id="shape-53" draw:id="shape-53" draw:name="Content Placeholder 3" svg:y="-25.50000000000pt">
          <draw:custom-shape draw:style-name="gr10" xml:id="shape-54" draw:id="shape-54" draw:name="conn" draw:layer="layout" draw:transform="matrix(-0.78054187574 -0.72517568885 0.99271328567 -0.30743266716 231.50163819496pt 293.99952074206pt)" svg:width="5.44363458408pt" svg:height="7.41339869112pt">
            <draw:enhanced-geometry svg:viewBox="-2 -2 1627877 92940" draw:modifiers="" draw:enhanced-path="M1.62788e+06 92938 A?f54 ?f55 ?f56 ?f57 1.62788e+06 92938 ?f51 ?f53 W?f58 ?f59 ?f60 ?f61 1.62788e+06 92938 ?f51 ?f53 N"/>
            <draw:glue-point draw:id="4" svg:x="0.50000000000pt" svg:y="0.50000000000pt" draw:align="center"/>
            <draw:glue-point draw:id="5" svg:x="0.50000000000pt" svg:y="0.50000000000pt" draw:align="center"/>
          </draw:custom-shape>
          <draw:custom-shape draw:style-name="gr11" xml:id="shape-55" draw:id="shape-55" draw:name="text_1" draw:layer="layout" svg:x="58.84846953886pt" svg:y="151.85818303853pt" svg:width="849.79747182907pt" svg:height="91.16581817544pt">
            <text:p text:style-name="P8">Resume/ CV Writing</text:p>
            <draw:enhanced-geometry svg:viewBox="0 0 1393031 557212" draw:modifiers="" draw:enhanced-path="M0 0 L1.39303e+06 0 1.39303e+06 557212 0 557212 0 0 Z N"/>
            <draw:glue-point draw:id="4" svg:x="0.50000000000pt" svg:y="0.50000000000pt" draw:align="center"/>
            <draw:glue-point draw:id="5" svg:x="0.50000000000pt" svg:y="0.50000000000pt" draw:align="center"/>
          </draw:custom-shape>
          <draw:custom-shape draw:style-name="gr11" xml:id="shape-56" draw:id="shape-56" draw:name="text_2" draw:layer="layout" svg:x="58.84846953886pt" svg:y="288.60691030169pt" svg:width="849.79747182907pt" svg:height="91.16581817544pt">
            <text:p text:style-name="P8">Interview Skills/ Barriers in E/C</text:p>
            <draw:enhanced-geometry svg:viewBox="0 0 1393031 557212" draw:modifiers="" draw:enhanced-path="M0 0 L1.39303e+06 0 1.39303e+06 557212 0 557212 0 0 Z N"/>
            <draw:glue-point draw:id="4" svg:x="0.50000000000pt" svg:y="0.50000000000pt" draw:align="center"/>
            <draw:glue-point draw:id="5" svg:x="0.50000000000pt" svg:y="0.50000000000pt" draw:align="center"/>
          </draw:custom-shape>
          <draw:custom-shape draw:style-name="gr11" xml:id="shape-57" draw:id="shape-57" draw:name="text_3" draw:layer="layout" svg:x="58.84846953886pt" svg:y="425.35563756485pt" svg:width="849.79747182907pt" svg:height="91.16581817544pt">
            <text:p text:style-name="P8">Basic Grammar/</text:p>
            <draw:enhanced-geometry svg:viewBox="0 0 1393031 557212" draw:modifiers="" draw:enhanced-path="M0 0 L1.39303e+06 0 1.39303e+06 557212 0 557212 0 0 Z N"/>
            <draw:glue-point draw:id="4" svg:x="0.50000000000pt" svg:y="0.50000000000pt" draw:align="center"/>
            <draw:glue-point draw:id="5" svg:x="0.50000000000pt" svg:y="0.50000000000pt" draw:align="center"/>
          </draw:custom-shape>
          <draw:glue-point draw:id="4" svg:x="0.50000000000pt" svg:y="0.50000000000pt" draw:align="center"/>
          <draw:glue-point draw:id="5" svg:x="0.50000000000pt" svg:y="0.50000000000pt" draw:align="center"/>
        </draw:g>
        <presentation:notes>
          <draw:frame presentation:style-name="pr1" xml:id="shape-58" draw:id="shape-58" draw:layer="" svg:width="489.57000000000pt" svg:height="356.37000000000pt" svg:x="62.22000000000pt" svg:y="374.46000000000pt" presentation:class="notes">
            <draw:text-box>
              <text:p text:style-name="P8"/>
            </draw:text-box>
            <draw:glue-point draw:id="4" svg:x="0.50000000000pt" svg:y="0.50000000000pt" draw:align="center"/>
          </draw:frame>
          <draw:page-thumbnail draw:style-name="gr7" xml:id="shape-59" draw:id="shape-59" draw:layer="" svg:width="396.28000000000pt" svg:height="296.96000000000pt" svg:x="108.00000000000pt" svg:y="60.18000000000pt" presentation:class="page" draw:page-number="7"/>
        </presentation:notes>
      </draw:page>
      <draw:page draw:name="Slide 8" draw:id="page8" xml:id="page8" draw:master-page-name="Default1" draw:style-name="dp2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828.00143441800pt" svg:height="104.37183435560pt" svg:x="65.99066550240pt" svg:y="7.51182403700pt" draw:style-name="gr12" xml:id="shape-60" draw:id="shape-60" draw:name="Title 1" draw:layer="layout" presentation:class="title">
          <draw:text-box>
            <text:list text:style-name="L111" xml:id="list-c5eb7498-e35d-4923-af06-618fd4663643">
              <text:list-item>
                <text:p text:style-name="P9"><text:span text:style-name="T7">AI and writing skill learning<text:s/>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877.38104752160pt" svg:height="428.11727709740pt" svg:x="16.61105239880pt" svg:y="111.88365839260pt" draw:style-name="gr13" xml:id="shape-61" draw:id="shape-61" draw:name="Content Placeholder 2" draw:layer="layout" presentation:class="outline">
          <draw:text-box>
            <text:list text:style-name="L13" xml:id="list-8e93383b-7612-46c3-9c84-2b2f3c5ffff3">
              <text:list-item>
                <text:p text:style-name="P10"><text:span text:style-name="T8">Learn expository writing not to </text:span><text:span text:style-name="T9">replace</text:span><text:span text:style-name="T8"> AI, but to </text:span><text:span text:style-name="T9">command</text:span><text:span text:style-name="T8"> it effectively.</text:span></text:p>
              </text:list-item>
              <text:list-item>
                <text:p text:style-name="P11"><text:span text:style-name="T8">AI Can't Think For You. It Can Only Reflect Your Thoughts</text:span></text:p>
              </text:list-item>
              <text:list-item>
                <text:p text:style-name="P11"><text:span text:style-name="T8">You Need to Evaluate and Edit the AI's Output</text:span></text:p>
              </text:list-item>
              <text:list-item>
                <text:p text:style-name="P11"><text:span text:style-name="T8"> Writing Develops Your Unique Voice and Authority</text:span></text:p>
              </text:list-item>
              <text:list-item>
                <text:p text:style-name="P11"><text:span text:style-name="T8">The New Paradigm: Writer as Editor &amp; Commander</text:span></text:p>
              </text:list-item>
              <text:list-item>
                <text:p text:style-name="P11"><text:span text:style-name="T8">Think of expository writing<text:s/></text:span><text:span text:style-name="T10">as the operating system<text:s/></text:span><text:span text:style-name="T8">that allows you to run the<text:s/></text:span><text:span text:style-name="T11">AI software effectively.</text:span></text:p>
              </text:list-item>
              <text:list-item>
                <text:p text:style-name="P11"><text:span text:style-name="T10">Individual learning and academic integrity</text:span></text:p>
              </text:list-item>
              <text:list-item>
                <text:p text:style-name="P11"><text:span text:style-name="T10">Creativity and contextualized<text:s text:c="2"/>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62" draw:id="shape-62" draw:layer="" svg:width="489.57000000000pt" svg:height="356.37000000000pt" svg:x="62.22000000000pt" svg:y="374.46000000000pt" presentation:class="notes">
            <draw:text-box>
              <text:p text:style-name="P8"/>
            </draw:text-box>
            <draw:glue-point draw:id="4" svg:x="0.50000000000pt" svg:y="0.50000000000pt" draw:align="center"/>
          </draw:frame>
          <draw:page-thumbnail draw:style-name="gr7" xml:id="shape-63" draw:id="shape-63" draw:layer="" svg:width="396.28000000000pt" svg:height="296.96000000000pt" svg:x="108.00000000000pt" svg:y="60.18000000000pt" presentation:class="page" draw:page-number="8"/>
        </presentation:notes>
      </draw:page>
      <draw:page draw:name="Slide 9" draw:id="page9" xml:id="page9" draw:master-page-name="Default1" draw:style-name="dp2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828.00143441800pt" svg:height="104.37183435560pt" svg:x="65.99066550240pt" svg:y="28.74335688120pt" draw:style-name="gr8" xml:id="shape-64" draw:id="shape-64" draw:name="Title 1" draw:layer="layout" presentation:class="title">
          <draw:text-box>
            <text:list text:style-name="L111" xml:id="list-b2111973-bf1c-4da9-a184-8557e1536c16">
              <text:list-item>
                <text:p text:style-name="P5"><text:span text:style-name="T7">Expository writing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941.52919014700pt" svg:height="361.21952340940pt" svg:x="7.76694258920pt" svg:y="125.17816961280pt" draw:style-name="gr13" xml:id="shape-65" draw:id="shape-65" draw:name="Content Placeholder 2" draw:layer="layout" presentation:class="outline">
          <draw:text-box>
            <text:list text:style-name="L13" xml:id="list-843be1da-f080-4f15-bf7c-1c6baa13744e">
              <text:list-item>
                <text:p text:style-name="P12"><text:span text:style-name="T12">It is the kind of writing where you </text:span></text:p>
              </text:list-item>
              <text:list-item>
                <text:p text:style-name="P13"><text:span text:style-name="T13">Position facts<text:s/></text:span><text:span text:style-name="T14">and<text:s/></text:span></text:p>
              </text:list-item>
              <text:list-item>
                <text:p text:style-name="P13"><text:span text:style-name="T13">Observations</text:span><text:span text:style-name="T14"><text:s/>to<text:s/></text:span></text:p>
              </text:list-item>
              <text:list-item>
                <text:p text:style-name="P13"><text:span text:style-name="T15">let them speak for themselves</text:span><text:span text:style-name="T12"> in the most effective way possible.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66" draw:id="shape-66" draw:layer="" svg:width="489.57000000000pt" svg:height="356.37000000000pt" svg:x="62.22000000000pt" svg:y="374.46000000000pt" presentation:class="notes">
            <draw:text-box>
              <text:p text:style-name="P8"/>
            </draw:text-box>
            <draw:glue-point draw:id="4" svg:x="0.50000000000pt" svg:y="0.50000000000pt" draw:align="center"/>
          </draw:frame>
          <draw:page-thumbnail draw:style-name="gr7" xml:id="shape-67" draw:id="shape-67" draw:layer="" svg:width="396.28000000000pt" svg:height="296.96000000000pt" svg:x="108.00000000000pt" svg:y="60.18000000000pt" presentation:class="page" draw:page-number="9"/>
        </presentation:notes>
      </draw:page>
      <draw:page draw:name="Slide 10" draw:id="page10" xml:id="page10" draw:master-page-name="Default1" draw:style-name="dp2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834.18097268240pt" svg:height="104.37183435560pt" svg:x="59.81112723800pt" svg:y="28.74335688120pt" draw:style-name="gr8" xml:id="shape-68" draw:id="shape-68" draw:name="Title 1" draw:layer="layout" presentation:class="title">
          <draw:text-box>
            <text:list text:style-name="L111" xml:id="list-ddebac6c-f7e7-40fb-bb6b-f18a73622c48">
              <text:list-item>
                <text:p text:style-name="P5"><text:span text:style-name="T16">Expository writing<text:s/>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939.31816269460pt" svg:height="397.44635782180pt" svg:x="11.08348376780pt" svg:y="133.11519123680pt" draw:style-name="gr13" xml:id="shape-69" draw:id="shape-69" draw:name="Content Placeholder 2" draw:layer="layout" presentation:class="outline">
          <draw:text-box>
            <text:list text:style-name="L13" xml:id="list-83b9dd8f-d16c-45d7-a94f-60282c0705fa">
              <text:list-item>
                <text:p text:style-name="P12"><text:span text:style-name="T17">A genre of writing that depicts,<text:s/></text:span><text:span text:style-name="T18">explore or investigate<text:s/></text:span><text:span text:style-name="T17">an idea, or steps in order to inform or illuminate a particular subject for the reader.</text:span></text:p>
              </text:list-item>
              <text:list-item>
                <text:p text:style-name="P13"><text:span text:style-name="T17">It is a form of<text:s/></text:span><text:span text:style-name="T19">non-fictional writing<text:s/></text:span><text:span text:style-name="T17">that is used to expose some concept or idea.</text:span></text:p>
              </text:list-item>
              <text:list-item>
                <text:p text:style-name="P13"><text:span text:style-name="T17">Its primary purpose is to<text:s/></text:span><text:span text:style-name="T20">covey facts, concepts, ideas, or instructions<text:s/></text:span><text:span text:style-name="T17">to the reader, often in a<text:s/></text:span><text:span text:style-name="T21">straightforward and objective fashion</text:span><text:span text:style-name="T17">.<text:s text:c="2"/>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70" draw:id="shape-70" draw:layer="" svg:width="489.57000000000pt" svg:height="356.37000000000pt" svg:x="62.22000000000pt" svg:y="374.46000000000pt" presentation:class="notes">
            <draw:text-box>
              <text:p text:style-name="P8"/>
            </draw:text-box>
            <draw:glue-point draw:id="4" svg:x="0.50000000000pt" svg:y="0.50000000000pt" draw:align="center"/>
          </draw:frame>
          <draw:page-thumbnail draw:style-name="gr7" xml:id="shape-71" draw:id="shape-71" draw:layer="" svg:width="396.28000000000pt" svg:height="296.96000000000pt" svg:x="108.00000000000pt" svg:y="60.18000000000pt" presentation:class="page" draw:page-number="10"/>
        </presentation:notes>
      </draw:page>
      <draw:page draw:name="Slide 11" draw:id="page11" xml:id="page11" draw:master-page-name="Default1" draw:style-name="dp2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828.00143441800pt" svg:height="104.37183435560pt" svg:x="65.99066550240pt" svg:y="0.00000000000pt" draw:style-name="gr8" xml:id="shape-72" draw:id="shape-72" draw:name="Title 1" draw:layer="layout" presentation:class="title">
          <draw:text-box>
            <text:list text:style-name="L111" xml:id="list-adb4d8d6-bf9b-47f7-bdbb-1dfb533c851e">
              <text:list-item>
                <text:p text:style-name="P5"><text:span text:style-name="T7">Expository writing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951.50716018860pt" svg:height="365.64157831420pt" svg:x="0.00000000000pt" svg:y="120.72776820220pt" draw:style-name="gr13" xml:id="shape-73" draw:id="shape-73" draw:name="Content Placeholder 2" draw:layer="layout" presentation:class="outline">
          <draw:text-box>
            <text:list text:style-name="L13" xml:id="list-53717660-ae47-4d7c-823d-629bce3d5e96">
              <text:list-item>
                <text:p text:style-name="P12"><text:span text:style-name="T22">It’s the kind of writing you do when</text:span><text:span text:style-name="T23"><text:s/>you’re<text:s/></text:span></text:p>
              </text:list-item>
              <text:list-item>
                <text:p text:style-name="P13"><text:span text:style-name="T23">Analyzing information you’ve been assigned to study,<text:s/></text:span></text:p>
              </text:list-item>
              <text:list-item>
                <text:p text:style-name="P13"><text:span text:style-name="T23">Thinking critically about concepts covered in class, and<text:s/></text:span></text:p>
              </text:list-item>
              <text:list-item>
                <text:p text:style-name="P13"><text:span text:style-name="T23">Explaining the processes and reasons behind<text:s/></text:span></text:p>
              </text:list-item>
              <text:list-item>
                <text:p text:style-name="P13"><text:span text:style-name="T23">The conclusions you’ve reached.</text:span><text:span text:style-name="T22"> </text:span></text:p>
              </text:list-item>
            </text:list>
            <text:p text:style-name="P14"><text:span text:style-name="T24"/></text:p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74" draw:id="shape-74" draw:layer="" svg:width="489.57000000000pt" svg:height="356.37000000000pt" svg:x="62.22000000000pt" svg:y="374.46000000000pt" presentation:class="notes">
            <draw:text-box>
              <text:p text:style-name="P8"/>
            </draw:text-box>
            <draw:glue-point draw:id="4" svg:x="0.50000000000pt" svg:y="0.50000000000pt" draw:align="center"/>
          </draw:frame>
          <draw:page-thumbnail draw:style-name="gr7" xml:id="shape-75" draw:id="shape-75" draw:layer="" svg:width="396.28000000000pt" svg:height="296.96000000000pt" svg:x="108.00000000000pt" svg:y="60.18000000000pt" presentation:class="page" draw:page-number="11"/>
        </presentation:notes>
      </draw:page>
      <draw:page draw:name="Slide 12" draw:id="page12" xml:id="page12" draw:master-page-name="Default1" draw:style-name="dp2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828.00143441800pt" svg:height="104.37183435560pt" svg:x="65.99066550240pt" svg:y="28.74335688120pt" draw:style-name="gr8" xml:id="shape-76" draw:id="shape-76" draw:name="Title 1" draw:layer="layout" presentation:class="title">
          <draw:text-box>
            <text:list text:style-name="L111" xml:id="list-ddf67a78-2194-4923-94df-3d89bbaf7dad">
              <text:list-item>
                <text:p text:style-name="P5"><text:span text:style-name="T25">The purpose of expository writing</text:span><text:span text:style-name="T26"><text:line-break/></text:span><text:span text:style-name="T6"/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828.00143441800pt" svg:height="342.62421560460pt" svg:x="65.99066550240pt" svg:y="143.74513091180pt" draw:style-name="gr13" xml:id="shape-77" draw:id="shape-77" draw:name="Content Placeholder 2" draw:layer="layout" presentation:class="outline">
          <draw:text-box>
            <text:list text:style-name="L13" xml:id="list-8f43fdc8-47af-47e8-b99a-3fb1c65acec4">
              <text:list-item>
                <text:p text:style-name="P12"><text:span text:style-name="T5">Expository writing has a clear purpose: to educate the reader.<text:s/></text:span></text:p>
              </text:list-item>
              <text:list-item>
                <text:p text:style-name="P13"><text:span text:style-name="T5">While it may also entertain or persuade the reader, these are secondary benefits and not the author’s goal.<text:s/></text:span></text:p>
              </text:list-item>
              <text:list-item>
                <text:p text:style-name="P13"><text:span text:style-name="T5">Well-crafted expository writing demonstrates the author’s expertise on the subject and in many cases demonstrates how they learned about their subject.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78" draw:id="shape-78" draw:layer="" svg:width="489.57000000000pt" svg:height="356.37000000000pt" svg:x="62.22000000000pt" svg:y="374.46000000000pt" presentation:class="notes">
            <draw:text-box>
              <text:p text:style-name="P8"/>
            </draw:text-box>
            <draw:glue-point draw:id="4" svg:x="0.50000000000pt" svg:y="0.50000000000pt" draw:align="center"/>
          </draw:frame>
          <draw:page-thumbnail draw:style-name="gr7" xml:id="shape-79" draw:id="shape-79" draw:layer="" svg:width="396.28000000000pt" svg:height="296.96000000000pt" svg:x="108.00000000000pt" svg:y="60.18000000000pt" presentation:class="page" draw:page-number="12"/>
        </presentation:notes>
      </draw:page>
      <draw:page draw:name="Slide 13" draw:id="page13" xml:id="page13" draw:master-page-name="Default1" draw:style-name="dp2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828.00143441800pt" svg:height="104.37183435560pt" svg:x="65.99066550240pt" svg:y="8.81576330380pt" draw:style-name="gr8" xml:id="shape-80" draw:id="shape-80" draw:name="Title 1" draw:layer="layout" presentation:class="title">
          <draw:text-box>
            <text:list text:style-name="L111" xml:id="list-e1ef25de-e76e-46c4-b2fe-0a6860de4528">
              <text:list-item>
                <text:p text:style-name="P5"><text:span text:style-name="T27">Characteristics of EW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g draw:style-name="gr9" xml:id="shape-81" draw:id="shape-81" draw:name="Content Placeholder 3" svg:y="219.50000000000pt">
          <draw:custom-shape draw:style-name="gr11" xml:id="shape-82" draw:id="shape-82" draw:name="node" draw:layer="layout" svg:x="118.25369244136pt" svg:y="219.16594265856pt" svg:width="141.36016990056pt" svg:height="100.00000000000pt">
            <text:p text:style-name="P8">CLEARITY</text:p>
            <draw:enhanced-geometry svg:viewBox="0 0 1393031 557212" draw:modifiers="" draw:enhanced-path="M0 0 L1.39303e+06 0 1.39303e+06 557212 0 557212 0 0 Z N"/>
            <draw:glue-point draw:id="4" svg:x="0.50000000000pt" svg:y="0.50000000000pt" draw:align="center"/>
            <draw:glue-point draw:id="5" svg:x="0.50000000000pt" svg:y="0.50000000000pt" draw:align="center"/>
          </draw:custom-shape>
          <draw:custom-shape draw:style-name="gr11" xml:id="shape-83" draw:id="shape-83" draw:name="node" draw:layer="layout" svg:x="273.74987933198pt" svg:y="219.16594265856pt" svg:width="141.36016990056pt" svg:height="100.00000000000pt">
            <text:p text:style-name="P8">LOGICAL</text:p>
            <draw:enhanced-geometry svg:viewBox="0 0 1393031 557212" draw:modifiers="" draw:enhanced-path="M0 0 L1.39303e+06 0 1.39303e+06 557212 0 557212 0 0 Z N"/>
            <draw:glue-point draw:id="4" svg:x="0.50000000000pt" svg:y="0.50000000000pt" draw:align="center"/>
            <draw:glue-point draw:id="5" svg:x="0.50000000000pt" svg:y="0.50000000000pt" draw:align="center"/>
          </draw:custom-shape>
          <draw:custom-shape draw:style-name="gr11" xml:id="shape-84" draw:id="shape-84" draw:name="node" draw:layer="layout" svg:x="429.24606622259pt" svg:y="219.16594265856pt" svg:width="141.36016990056pt" svg:height="100.00000000000pt">
            <text:p text:style-name="P8">OBJECTIVE</text:p>
            <draw:enhanced-geometry svg:viewBox="0 0 1393031 557212" draw:modifiers="" draw:enhanced-path="M0 0 L1.39303e+06 0 1.39303e+06 557212 0 557212 0 0 Z N"/>
            <draw:glue-point draw:id="4" svg:x="0.50000000000pt" svg:y="0.50000000000pt" draw:align="center"/>
            <draw:glue-point draw:id="5" svg:x="0.50000000000pt" svg:y="0.50000000000pt" draw:align="center"/>
          </draw:custom-shape>
          <draw:custom-shape draw:style-name="gr11" xml:id="shape-85" draw:id="shape-85" draw:name="node" draw:layer="layout" svg:x="584.74225311320pt" svg:y="219.16594265856pt" svg:width="141.36016990056pt" svg:height="100.00000000000pt">
            <text:p text:style-name="P8">STRUCTURED</text:p>
            <draw:enhanced-geometry svg:viewBox="0 0 1393031 557212" draw:modifiers="" draw:enhanced-path="M0 0 L1.39303e+06 0 1.39303e+06 557212 0 557212 0 0 Z N"/>
            <draw:glue-point draw:id="4" svg:x="0.50000000000pt" svg:y="0.50000000000pt" draw:align="center"/>
            <draw:glue-point draw:id="5" svg:x="0.50000000000pt" svg:y="0.50000000000pt" draw:align="center"/>
          </draw:custom-shape>
          <draw:custom-shape draw:style-name="gr11" xml:id="shape-86" draw:id="shape-86" draw:name="node" draw:layer="layout" svg:x="740.23844000381pt" svg:y="219.16594265856pt" svg:width="141.36016990056pt" svg:height="100.00000000000pt">
            <text:p text:style-name="P8">WIDE RANGE</text:p>
            <draw:enhanced-geometry svg:viewBox="0 0 1393031 557212" draw:modifiers="" draw:enhanced-path="M0 0 L1.39303e+06 0 1.39303e+06 557212 0 557212 0 0 Z N"/>
            <draw:glue-point draw:id="4" svg:x="0.50000000000pt" svg:y="0.50000000000pt" draw:align="center"/>
            <draw:glue-point draw:id="5" svg:x="0.50000000000pt" svg:y="0.50000000000pt" draw:align="center"/>
          </draw:custom-shape>
          <draw:glue-point draw:id="4" svg:x="0.50000000000pt" svg:y="0.50000000000pt" draw:align="center"/>
          <draw:glue-point draw:id="5" svg:x="0.50000000000pt" svg:y="0.50000000000pt" draw:align="center"/>
        </draw:g>
        <presentation:notes>
          <draw:frame presentation:style-name="pr1" xml:id="shape-87" draw:id="shape-87" draw:layer="" svg:width="489.57000000000pt" svg:height="356.37000000000pt" svg:x="62.22000000000pt" svg:y="374.46000000000pt" presentation:class="notes">
            <draw:text-box>
              <text:p text:style-name="P8"/>
            </draw:text-box>
            <draw:glue-point draw:id="4" svg:x="0.50000000000pt" svg:y="0.50000000000pt" draw:align="center"/>
          </draw:frame>
          <draw:page-thumbnail draw:style-name="gr7" xml:id="shape-88" draw:id="shape-88" draw:layer="" svg:width="396.28000000000pt" svg:height="296.96000000000pt" svg:x="108.00000000000pt" svg:y="60.18000000000pt" presentation:class="page" draw:page-number="13"/>
        </presentation:notes>
      </draw:page>
      <draw:page draw:name="Slide 14" draw:id="page14" xml:id="page14" draw:master-page-name="Default1" draw:style-name="dp2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g draw:style-name="gr9" xml:id="shape-89" draw:id="shape-89" draw:name="Content Placeholder 3" svg:y="4.86580000000pt">
          <draw:custom-shape draw:style-name="gr11" xml:id="shape-90" draw:id="shape-90" draw:name="Child1" draw:layer="layout" svg:x="567.91600921964pt" svg:y="67.14405361569pt" svg:width="334.44917995786pt" svg:height="268.94945030175pt">
            <text:list text:style-name="L18" xml:id="list-2c137cec-0a83-4c3b-bcdf-becf70db9c88">
              <text:list-item>
                <text:p text:style-name="P8">Trust</text:p>
              </text:list-item>
            </text:list>
            <text:list text:style-name="L18" xml:id="list-becd34c9-0f50-4ead-8e51-6b9304aea680">
              <text:list-item>
                <text:p text:style-name="P8">Respect</text:p>
              </text:list-item>
            </text:list>
            <text:list text:style-name="L18" xml:id="list-6bfdc577-091c-4498-ac2e-9bfe2e3d8fea">
              <text:list-item>
                <text:p text:style-name="P8">Responsibility</text:p>
              </text:list-item>
            </text:list>
            <text:list text:style-name="L18" xml:id="list-f79539b6-1f32-458f-abe0-1609ec6d0efc">
              <text:list-item>
                <text:p text:style-name="P8">Fairness</text:p>
              </text:list-item>
            </text:list>
            <text:list text:style-name="L18" xml:id="list-77b2419b-384f-4d39-89b6-70dd587b3b7a">
              <text:list-item>
                <text:p text:style-name="P8">Honesty</text:p>
              </text:list-item>
            </text:list>
            <draw:enhanced-geometry svg:viewBox="0 0 1393031 557212" draw:modifiers="" draw:enhanced-path="M0 0 L1.39303e+06 0 1.39303e+06 557212 0 557212 0 0 Z N"/>
            <draw:glue-point draw:id="4" svg:x="0.50000000000pt" svg:y="0.50000000000pt" draw:align="center"/>
            <draw:glue-point draw:id="5" svg:x="0.50000000000pt" svg:y="0.50000000000pt" draw:align="center"/>
          </draw:custom-shape>
          <draw:custom-shape draw:style-name="gr11" xml:id="shape-91" draw:id="shape-91" draw:name="Parent1" draw:layer="layout" svg:x="133.57617824784pt" svg:y="110.09798981743pt" svg:width="310.99286252061pt" svg:height="187.47813468923pt">
            <text:p text:style-name="P8">Academic Integrity</text:p>
            <draw:enhanced-geometry svg:viewBox="0 0 1393031 557212" draw:modifiers="" draw:enhanced-path="M0 0 L1.39303e+06 0 1.39303e+06 557212 0 557212 0 0 Z N"/>
            <draw:glue-point draw:id="4" svg:x="0.50000000000pt" svg:y="0.50000000000pt" draw:align="center"/>
            <draw:glue-point draw:id="5" svg:x="0.50000000000pt" svg:y="0.50000000000pt" draw:align="center"/>
          </draw:custom-shape>
          <draw:glue-point draw:id="4" svg:x="0.50000000000pt" svg:y="0.50000000000pt" draw:align="center"/>
          <draw:glue-point draw:id="5" svg:x="0.50000000000pt" svg:y="0.50000000000pt" draw:align="center"/>
        </draw:g>
        <presentation:notes>
          <draw:frame presentation:style-name="pr1" xml:id="shape-92" draw:id="shape-92" draw:layer="" svg:width="489.57000000000pt" svg:height="356.37000000000pt" svg:x="62.22000000000pt" svg:y="374.46000000000pt" presentation:class="notes">
            <draw:text-box>
              <text:p text:style-name="P8"/>
            </draw:text-box>
            <draw:glue-point draw:id="4" svg:x="0.50000000000pt" svg:y="0.50000000000pt" draw:align="center"/>
          </draw:frame>
          <draw:page-thumbnail draw:style-name="gr7" xml:id="shape-93" draw:id="shape-93" draw:layer="" svg:width="396.28000000000pt" svg:height="296.96000000000pt" svg:x="108.00000000000pt" svg:y="60.18000000000pt" presentation:class="page" draw:page-number="14"/>
        </presentation:notes>
      </draw:page>
      <draw:page draw:name="Slide 15" draw:id="page15" xml:id="page15" draw:master-page-name="Default1" draw:style-name="dp2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828.00143441800pt" svg:height="104.37183435560pt" svg:x="65.99066550240pt" svg:y="28.74335688120pt" draw:style-name="gr8" xml:id="shape-94" draw:id="shape-94" draw:name="Title 1" draw:layer="layout" presentation:class="title">
          <draw:text-box>
            <text:list text:style-name="L111" xml:id="list-aacea77c-b1fb-483d-a0f7-5475d59b6c59">
              <text:list-item>
                <text:p text:style-name="P5"><text:span text:style-name="T27">Characteristics of EW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g draw:style-name="gr9" xml:id="shape-95" draw:id="shape-95" draw:name="Content Placeholder 3" svg:y="6.21429000000pt">
          <draw:custom-shape draw:style-name="gr11" xml:id="shape-96" draw:id="shape-96" draw:name="thickLine" draw:layer="layout" svg:x="2.00000000000pt" svg:y="5.00000000000pt" svg:width="0.00000000000pt" svg:height="0.00000000000pt">
            <text:p text:style-name="P8">CREDIBLE</text:p>
            <draw:enhanced-geometry svg:viewBox="0 0 100 100" draw:modifiers="" draw:enhanced-path=""/>
            <draw:glue-point draw:id="4" svg:x="0.50000000000pt" svg:y="0.50000000000pt" draw:align="center"/>
            <draw:glue-point draw:id="5" svg:x="0.50000000000pt" svg:y="0.50000000000pt" draw:align="center"/>
          </draw:custom-shape>
          <draw:custom-shape draw:style-name="gr11" xml:id="shape-97" draw:id="shape-97" draw:name="tx1" draw:layer="layout" svg:x="2.00000000000pt" svg:y="6.71429000000pt" svg:width="5.00595000000pt" svg:height="0.07208570000pt">
            <text:p text:style-name="P8">CREDIBLE</text:p>
            <draw:enhanced-geometry svg:viewBox="0 0 1393031 557212" draw:modifiers="" draw:enhanced-path="M0 0 L1.39303e+06 0 1.39303e+06 557212 0 557212 0 0 Z N"/>
            <draw:glue-point draw:id="4" svg:x="0.50000000000pt" svg:y="0.50000000000pt" draw:align="center"/>
            <draw:glue-point draw:id="5" svg:x="0.50000000000pt" svg:y="0.50000000000pt" draw:align="center"/>
          </draw:custom-shape>
          <draw:custom-shape draw:style-name="gr11" xml:id="shape-98" draw:id="shape-98" draw:name="thickLine" draw:layer="layout" svg:x="2.00000000000pt" svg:y="8.42857000000pt" svg:width="0.00000000000pt" svg:height="0.00000000000pt">
            <text:p text:style-name="P8">SOURCE</text:p>
            <draw:enhanced-geometry svg:viewBox="0 0 100 100" draw:modifiers="" draw:enhanced-path=""/>
            <draw:glue-point draw:id="4" svg:x="0.50000000000pt" svg:y="0.50000000000pt" draw:align="center"/>
            <draw:glue-point draw:id="5" svg:x="0.50000000000pt" svg:y="0.50000000000pt" draw:align="center"/>
          </draw:custom-shape>
          <draw:custom-shape draw:style-name="gr11" xml:id="shape-99" draw:id="shape-99" draw:name="tx1" draw:layer="layout" svg:x="2.00000000000pt" svg:y="10.14290000000pt" svg:width="5.00595000000pt" svg:height="0.07208570000pt">
            <text:p text:style-name="P8">SOURCE</text:p>
            <draw:enhanced-geometry svg:viewBox="0 0 1393031 557212" draw:modifiers="" draw:enhanced-path="M0 0 L1.39303e+06 0 1.39303e+06 557212 0 557212 0 0 Z N"/>
            <draw:glue-point draw:id="4" svg:x="0.50000000000pt" svg:y="0.50000000000pt" draw:align="center"/>
            <draw:glue-point draw:id="5" svg:x="0.50000000000pt" svg:y="0.50000000000pt" draw:align="center"/>
          </draw:custom-shape>
          <draw:custom-shape draw:style-name="gr11" xml:id="shape-100" draw:id="shape-100" draw:name="thickLine" draw:layer="layout" svg:x="2.00000000000pt" svg:y="11.85710000000pt" svg:width="0.00000000000pt" svg:height="0.00000000000pt">
            <text:p text:style-name="P8">NON-FICTION</text:p>
            <draw:enhanced-geometry svg:viewBox="0 0 100 100" draw:modifiers="" draw:enhanced-path=""/>
            <draw:glue-point draw:id="4" svg:x="0.50000000000pt" svg:y="0.50000000000pt" draw:align="center"/>
            <draw:glue-point draw:id="5" svg:x="0.50000000000pt" svg:y="0.50000000000pt" draw:align="center"/>
          </draw:custom-shape>
          <draw:custom-shape draw:style-name="gr11" xml:id="shape-101" draw:id="shape-101" draw:name="tx1" draw:layer="layout" svg:x="2.00000000000pt" svg:y="13.57140000000pt" svg:width="5.00595000000pt" svg:height="0.07208570000pt">
            <text:p text:style-name="P8">NON-FICTION</text:p>
            <draw:enhanced-geometry svg:viewBox="0 0 1393031 557212" draw:modifiers="" draw:enhanced-path="M0 0 L1.39303e+06 0 1.39303e+06 557212 0 557212 0 0 Z N"/>
            <draw:glue-point draw:id="4" svg:x="0.50000000000pt" svg:y="0.50000000000pt" draw:align="center"/>
            <draw:glue-point draw:id="5" svg:x="0.50000000000pt" svg:y="0.50000000000pt" draw:align="center"/>
          </draw:custom-shape>
          <draw:custom-shape draw:style-name="gr11" xml:id="shape-102" draw:id="shape-102" draw:name="thickLine" draw:layer="layout" svg:x="2.00000000000pt" svg:y="15.28570000000pt" svg:width="0.00000000000pt" svg:height="0.00000000000pt">
            <text:p text:style-name="P8">REFLECT A/A</text:p>
            <draw:enhanced-geometry svg:viewBox="0 0 100 100" draw:modifiers="" draw:enhanced-path=""/>
            <draw:glue-point draw:id="4" svg:x="0.50000000000pt" svg:y="0.50000000000pt" draw:align="center"/>
            <draw:glue-point draw:id="5" svg:x="0.50000000000pt" svg:y="0.50000000000pt" draw:align="center"/>
          </draw:custom-shape>
          <draw:custom-shape draw:style-name="gr11" xml:id="shape-103" draw:id="shape-103" draw:name="tx1" draw:layer="layout" svg:x="2.00000000000pt" svg:y="17.00000000000pt" svg:width="5.00595000000pt" svg:height="0.07208570000pt">
            <text:p text:style-name="P8">REFLECT A/A</text:p>
            <draw:enhanced-geometry svg:viewBox="0 0 1393031 557212" draw:modifiers="" draw:enhanced-path="M0 0 L1.39303e+06 0 1.39303e+06 557212 0 557212 0 0 Z N"/>
            <draw:glue-point draw:id="4" svg:x="0.50000000000pt" svg:y="0.50000000000pt" draw:align="center"/>
            <draw:glue-point draw:id="5" svg:x="0.50000000000pt" svg:y="0.50000000000pt" draw:align="center"/>
          </draw:custom-shape>
          <draw:glue-point draw:id="4" svg:x="0.50000000000pt" svg:y="0.50000000000pt" draw:align="center"/>
          <draw:glue-point draw:id="5" svg:x="0.50000000000pt" svg:y="0.50000000000pt" draw:align="center"/>
        </draw:g>
        <presentation:notes>
          <draw:frame presentation:style-name="pr1" xml:id="shape-104" draw:id="shape-104" draw:layer="" svg:width="489.57000000000pt" svg:height="356.37000000000pt" svg:x="62.22000000000pt" svg:y="374.46000000000pt" presentation:class="notes">
            <draw:text-box>
              <text:p text:style-name="P8"/>
            </draw:text-box>
            <draw:glue-point draw:id="4" svg:x="0.50000000000pt" svg:y="0.50000000000pt" draw:align="center"/>
          </draw:frame>
          <draw:page-thumbnail draw:style-name="gr7" xml:id="shape-105" draw:id="shape-105" draw:layer="" svg:width="396.28000000000pt" svg:height="296.96000000000pt" svg:x="108.00000000000pt" svg:y="60.18000000000pt" presentation:class="page" draw:page-number="15"/>
        </presentation:notes>
      </draw:page>
      <draw:page draw:name="Slide 16" draw:id="page16" xml:id="page16" draw:master-page-name="Default1" draw:style-name="dp2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828.00143441800pt" svg:height="104.37183435560pt" svg:x="65.99066550240pt" svg:y="28.74335688120pt" draw:style-name="gr8" xml:id="shape-106" draw:id="shape-106" draw:name="Title 1" draw:layer="layout" presentation:class="title">
          <draw:text-box>
            <text:list text:style-name="L111" xml:id="list-0b811cb6-22f3-4529-abac-1b6da2984390">
              <text:list-item>
                <text:p text:style-name="P5"><text:span text:style-name="T27">CLEARITY<text:s/>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828.00143441800pt" svg:height="342.62421560460pt" svg:x="65.99066550240pt" svg:y="143.74513091180pt" draw:style-name="gr13" xml:id="shape-107" draw:id="shape-107" draw:name="Content Placeholder 2" draw:layer="layout" presentation:class="outline">
          <draw:text-box>
            <text:list text:style-name="L13" xml:id="list-2a6182ae-1e3a-4875-a529-36e988901d88">
              <text:list-item>
                <text:p text:style-name="P12"><text:span text:style-name="T28">Expository writing prioritizes clarity by<text:s/></text:span></text:p>
              </text:list-item>
              <text:list-item>
                <text:p text:style-name="P13"><text:span text:style-name="T29">using simple and precise language<text:s/></text:span><text:span text:style-name="T28">to ensure</text:span></text:p>
              </text:list-item>
              <text:list-item>
                <text:p text:style-name="P13"><text:span text:style-name="T28">Readers can easily<text:s/></text:span><text:span text:style-name="T30">understand and absorb the information<text:s/></text:span><text:span text:style-name="T28">presented, minimizing<text:s/></text:span><text:span text:style-name="T30">the risk of misinterpretation.<text:s/>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108" draw:id="shape-108" draw:layer="" svg:width="489.57000000000pt" svg:height="356.37000000000pt" svg:x="62.22000000000pt" svg:y="374.46000000000pt" presentation:class="notes">
            <draw:text-box>
              <text:p text:style-name="P8"/>
            </draw:text-box>
            <draw:glue-point draw:id="4" svg:x="0.50000000000pt" svg:y="0.50000000000pt" draw:align="center"/>
          </draw:frame>
          <draw:page-thumbnail draw:style-name="gr7" xml:id="shape-109" draw:id="shape-109" draw:layer="" svg:width="396.28000000000pt" svg:height="296.96000000000pt" svg:x="108.00000000000pt" svg:y="60.18000000000pt" presentation:class="page" draw:page-number="16"/>
        </presentation:notes>
      </draw:page>
      <draw:page draw:name="Slide 17" draw:id="page17" xml:id="page17" draw:master-page-name="Default1" draw:style-name="dp2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828.00143441800pt" svg:height="104.37183435560pt" svg:x="65.99066550240pt" svg:y="28.74335688120pt" draw:style-name="gr8" xml:id="shape-110" draw:id="shape-110" draw:name="Title 1" draw:layer="layout" presentation:class="title">
          <draw:text-box>
            <text:list text:style-name="L111" xml:id="list-72645195-d3b9-4f35-becd-f56b35c091ad">
              <text:list-item>
                <text:p text:style-name="P5"><text:span text:style-name="T31">Logical Sequence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828.00143441800pt" svg:height="342.62421560460pt" svg:x="65.99066550240pt" svg:y="143.74513091180pt" draw:style-name="gr13" xml:id="shape-111" draw:id="shape-111" draw:name="Content Placeholder 2" draw:layer="layout" presentation:class="outline">
          <draw:text-box>
            <text:list text:style-name="L13" xml:id="list-af79936a-575e-4f58-92ef-27e6b2d04181">
              <text:list-item>
                <text:p text:style-name="P12"><text:span text:style-name="T32">It employs a logical sequence of ideas, arranging information in a well-structured manner, typically starting with an<text:s/></text:span></text:p>
              </text:list-item>
              <text:list-item>
                <text:p text:style-name="P13"><text:span text:style-name="T32">introduction to introduce the topic,<text:s/></text:span></text:p>
              </text:list-item>
              <text:list-item>
                <text:p text:style-name="P13"><text:span text:style-name="T32">followed by body paragraphs that present supporting details,</text:span></text:p>
              </text:list-item>
              <text:list-item>
                <text:p text:style-name="P13"><text:span text:style-name="T32"><text:s/>and concluding with a summary or resolution.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112" draw:id="shape-112" draw:layer="" svg:width="489.57000000000pt" svg:height="356.37000000000pt" svg:x="62.22000000000pt" svg:y="374.46000000000pt" presentation:class="notes">
            <draw:text-box>
              <text:p text:style-name="P8"/>
            </draw:text-box>
            <draw:glue-point draw:id="4" svg:x="0.50000000000pt" svg:y="0.50000000000pt" draw:align="center"/>
          </draw:frame>
          <draw:page-thumbnail draw:style-name="gr7" xml:id="shape-113" draw:id="shape-113" draw:layer="" svg:width="396.28000000000pt" svg:height="296.96000000000pt" svg:x="108.00000000000pt" svg:y="60.18000000000pt" presentation:class="page" draw:page-number="17"/>
        </presentation:notes>
      </draw:page>
      <draw:page draw:name="Slide 18" draw:id="page18" xml:id="page18" draw:master-page-name="Default1" draw:style-name="dp2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828.00143441800pt" svg:height="104.37183435560pt" svg:x="65.99066550240pt" svg:y="28.74335688120pt" draw:style-name="gr12" xml:id="shape-114" draw:id="shape-114" draw:name="Title 1" draw:layer="layout" presentation:class="title">
          <draw:text-box>
            <text:list text:style-name="L111" xml:id="list-817e377f-4163-4bee-bb9f-e20a3c5fa3bd">
              <text:list-item>
                <text:p text:style-name="P5"><text:span text:style-name="T33">Objective Tone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828.00143441800pt" svg:height="342.62421560460pt" svg:x="65.99066550240pt" svg:y="143.74513091180pt" draw:style-name="gr13" xml:id="shape-115" draw:id="shape-115" draw:name="Content Placeholder 2" draw:layer="layout" presentation:class="outline">
          <draw:text-box>
            <text:list text:style-name="L13" xml:id="list-61fb1fc3-fe2c-47fe-97d7-60da36a5f1b4">
              <text:list-item>
                <text:p text:style-name="P10"><text:span text:style-name="T32">Maintaining an<text:s/></text:span><text:span text:style-name="T34">objective tone</text:span><text:span text:style-name="T32"><text:s/>in expository writing is essential, as<text:s/></text:span></text:p>
              </text:list-item>
              <text:list-item>
                <text:p text:style-name="P11"><text:span text:style-name="T32">It avoids<text:s/></text:span><text:span text:style-name="T35">personal bias or emotional language</text:span><text:span text:style-name="T32">,</text:span></text:p>
              </text:list-item>
              <text:list-item>
                <text:p text:style-name="P11"><text:span text:style-name="T32">Allowing readers to<text:s/></text:span><text:span text:style-name="T36">trust the information as impartial and based on factual evidence</text:span><text:span text:style-name="T37">.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116" draw:id="shape-116" draw:layer="" svg:width="489.57000000000pt" svg:height="356.37000000000pt" svg:x="62.22000000000pt" svg:y="374.46000000000pt" presentation:class="notes">
            <draw:text-box>
              <text:p text:style-name="P8"/>
            </draw:text-box>
            <draw:glue-point draw:id="4" svg:x="0.50000000000pt" svg:y="0.50000000000pt" draw:align="center"/>
          </draw:frame>
          <draw:page-thumbnail draw:style-name="gr7" xml:id="shape-117" draw:id="shape-117" draw:layer="" svg:width="396.28000000000pt" svg:height="296.96000000000pt" svg:x="108.00000000000pt" svg:y="60.18000000000pt" presentation:class="page" draw:page-number="18"/>
        </presentation:notes>
      </draw:page>
      <draw:page draw:name="Slide 19" draw:id="page19" xml:id="page19" draw:master-page-name="Default1" draw:style-name="dp2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828.00143441800pt" svg:height="104.37183435560pt" svg:x="65.99066550240pt" svg:y="28.74335688120pt" draw:style-name="gr14" xml:id="shape-118" draw:id="shape-118" draw:name="Title 1" draw:layer="layout" presentation:class="title">
          <draw:text-box>
            <text:list text:style-name="L111" xml:id="list-8cfd9db5-d6f1-4bbd-b573-6c61c32dee67">
              <text:list-item>
                <text:p text:style-name="P5"><text:span text:style-name="T33">Structured Writing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828.00143441800pt" svg:height="342.62421560460pt" svg:x="65.99066550240pt" svg:y="143.74513091180pt" draw:style-name="gr13" xml:id="shape-119" draw:id="shape-119" draw:name="Content Placeholder 2" draw:layer="layout" presentation:class="outline">
          <draw:text-box>
            <text:list text:style-name="L13" xml:id="list-d02581f3-46d1-4ccf-b758-971f790262e0">
              <text:list-item>
                <text:p text:style-name="P10"><text:span text:style-name="T32">Expository writing adheres to<text:s/></text:span><text:span text:style-name="T38">a structured format<text:s/></text:span><text:span text:style-name="T32">with a<text:s/></text:span><text:span text:style-name="T39">proper introduction, supporting details in the form of examples and a conclusion</text:span><text:span text:style-name="T32">.<text:s/></text:span></text:p>
              </text:list-item>
              <text:list-item>
                <text:p text:style-name="P11"><text:span text:style-name="T32">It enables readers to navigate<text:s/></text:span><text:span text:style-name="T40">the text efficiently and locate specific information with ease</text:span><text:span text:style-name="T32">, contributing to a coherent and organized presentation.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120" draw:id="shape-120" draw:layer="" svg:width="489.57000000000pt" svg:height="356.37000000000pt" svg:x="62.22000000000pt" svg:y="374.46000000000pt" presentation:class="notes">
            <draw:text-box>
              <text:p text:style-name="P8"/>
            </draw:text-box>
            <draw:glue-point draw:id="4" svg:x="0.50000000000pt" svg:y="0.50000000000pt" draw:align="center"/>
          </draw:frame>
          <draw:page-thumbnail draw:style-name="gr7" xml:id="shape-121" draw:id="shape-121" draw:layer="" svg:width="396.28000000000pt" svg:height="296.96000000000pt" svg:x="108.00000000000pt" svg:y="60.18000000000pt" presentation:class="page" draw:page-number="19"/>
        </presentation:notes>
      </draw:page>
      <draw:page draw:name="Slide 20" draw:id="page20" xml:id="page20" draw:master-page-name="Default1" draw:style-name="dp2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828.00143441800pt" svg:height="104.37183435560pt" svg:x="65.99066550240pt" svg:y="28.74335688120pt" draw:style-name="gr15" xml:id="shape-122" draw:id="shape-122" draw:name="Title 1" draw:layer="layout" presentation:class="title">
          <draw:text-box>
            <text:list text:style-name="L111" xml:id="list-a149d3bd-3920-4281-973f-8bd50dcc4fb5">
              <text:list-item>
                <text:p text:style-name="P5"><text:span text:style-name="T33">Wide Range of Topics<text:s/>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828.00143441800pt" svg:height="342.62421560460pt" svg:x="55.99066550240pt" svg:y="143.74513091180pt" draw:style-name="gr13" xml:id="shape-123" draw:id="shape-123" draw:name="Content Placeholder 2" draw:layer="layout" presentation:class="outline">
          <draw:text-box>
            <text:list text:style-name="L13" xml:id="list-bc917b99-9096-4b61-b3ce-9a3eaa179c82">
              <text:list-item>
                <text:p text:style-name="P10"><text:span text:style-name="T32">Expository writing can address an extensive array of subjects, from</text:span></text:p>
              </text:list-item>
              <text:list-item>
                <text:p text:style-name="P11"><text:span text:style-name="T32">scientific concepts and<text:s/></text:span></text:p>
              </text:list-item>
              <text:list-item>
                <text:p text:style-name="P11"><text:span text:style-name="T32">historical events to practical instructions,<text:s/></text:span></text:p>
              </text:list-item>
              <text:list-item>
                <text:p text:style-name="P11"><text:span text:style-name="T32">making it a versatile style of writing used in various fields and disciplines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124" draw:id="shape-124" draw:layer="" svg:width="489.57000000000pt" svg:height="356.37000000000pt" svg:x="62.22000000000pt" svg:y="374.46000000000pt" presentation:class="notes">
            <draw:text-box>
              <text:p text:style-name="P8"/>
            </draw:text-box>
            <draw:glue-point draw:id="4" svg:x="0.50000000000pt" svg:y="0.50000000000pt" draw:align="center"/>
          </draw:frame>
          <draw:page-thumbnail draw:style-name="gr7" xml:id="shape-125" draw:id="shape-125" draw:layer="" svg:width="396.28000000000pt" svg:height="296.96000000000pt" svg:x="108.00000000000pt" svg:y="60.18000000000pt" presentation:class="page" draw:page-number="20"/>
        </presentation:notes>
      </draw:page>
      <draw:page draw:name="Slide 21" draw:id="page21" xml:id="page21" draw:master-page-name="Default1" draw:style-name="dp2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879.59207497400pt" svg:height="104.37183435560pt" svg:x="65.99066550240pt" svg:y="16.55435938720pt" draw:style-name="gr8" xml:id="shape-126" draw:id="shape-126" draw:name="Title 1" draw:layer="layout" presentation:class="title">
          <draw:text-box>
            <text:list text:style-name="L111" xml:id="list-d07f88b5-1b4a-4e01-8bab-a8d338b2fa66">
              <text:list-item>
                <text:p text:style-name="P9"><text:span text:style-name="T33">Convincing and Credible Writing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828.00143441800pt" svg:height="342.62421560460pt" svg:x="65.99066550240pt" svg:y="143.74513091180pt" draw:style-name="gr13" xml:id="shape-127" draw:id="shape-127" draw:name="Content Placeholder 2" draw:layer="layout" presentation:class="outline">
          <draw:text-box>
            <text:list text:style-name="L13" xml:id="list-8c8aed34-9833-44a1-ac36-830e2341634d">
              <text:list-item>
                <text:p text:style-name="P12"><text:span text:style-name="T32">By presenting information in<text:s/></text:span><text:span text:style-name="T41">a factual and evidence-based manner, expository writing aims<text:s/></text:span><text:span text:style-name="T32">to<text:s/></text:span></text:p>
              </text:list-item>
              <text:list-item>
                <text:p text:style-name="P13"><text:span text:style-name="T32">persuade and convince readers of<text:s/></text:span><text:span text:style-name="T42">the validity and credibility<text:s/></text:span><text:span text:style-name="T32">of the presented information, making it a persuasive tool for conveying knowledge.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128" draw:id="shape-128" draw:layer="" svg:width="489.57000000000pt" svg:height="356.37000000000pt" svg:x="62.22000000000pt" svg:y="374.46000000000pt" presentation:class="notes">
            <draw:text-box>
              <text:p text:style-name="P8"/>
            </draw:text-box>
            <draw:glue-point draw:id="4" svg:x="0.50000000000pt" svg:y="0.50000000000pt" draw:align="center"/>
          </draw:frame>
          <draw:page-thumbnail draw:style-name="gr7" xml:id="shape-129" draw:id="shape-129" draw:layer="" svg:width="396.28000000000pt" svg:height="296.96000000000pt" svg:x="108.00000000000pt" svg:y="60.18000000000pt" presentation:class="page" draw:page-number="21"/>
        </presentation:notes>
      </draw:page>
      <draw:page draw:name="Slide 22" draw:id="page22" xml:id="page22" draw:master-page-name="Default1" draw:style-name="dp2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828.00143441800pt" svg:height="104.37183435560pt" svg:x="65.99066550240pt" svg:y="28.74335688120pt" draw:style-name="gr8" xml:id="shape-130" draw:id="shape-130" draw:name="Title 1" draw:layer="layout" presentation:class="title">
          <draw:text-box>
            <text:list text:style-name="L111" xml:id="list-bb940bb3-2f25-4453-b99a-a3da4d2df22a">
              <text:list-item>
                <text:p text:style-name="P5"><text:span text:style-name="T33">Source of Information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828.00143441800pt" svg:height="342.62421560460pt" svg:x="65.99066550240pt" svg:y="143.74513091180pt" draw:style-name="gr13" xml:id="shape-131" draw:id="shape-131" draw:name="Content Placeholder 2" draw:layer="layout" presentation:class="outline">
          <draw:text-box>
            <text:list text:style-name="L13" xml:id="list-ab421ae8-c9cb-491e-acf7-e7a6b2d9a506">
              <text:list-item>
                <text:p text:style-name="P12"><text:span text:style-name="T32">It draws on<text:s/></text:span><text:span text:style-name="T43">credible sources, such as academic research, expert opinions, statistics, and verifiable data</text:span><text:span text:style-name="T32">, ensuring that the content is<text:s/></text:span><text:span text:style-name="T44">trustworthy and based on reliable information</text:span><text:span text:style-name="T32">.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132" draw:id="shape-132" draw:layer="" svg:width="489.57000000000pt" svg:height="356.37000000000pt" svg:x="62.22000000000pt" svg:y="374.46000000000pt" presentation:class="notes">
            <draw:text-box>
              <text:p text:style-name="P8"/>
            </draw:text-box>
            <draw:glue-point draw:id="4" svg:x="0.50000000000pt" svg:y="0.50000000000pt" draw:align="center"/>
          </draw:frame>
          <draw:page-thumbnail draw:style-name="gr7" xml:id="shape-133" draw:id="shape-133" draw:layer="" svg:width="396.28000000000pt" svg:height="296.96000000000pt" svg:x="108.00000000000pt" svg:y="60.18000000000pt" presentation:class="page" draw:page-number="22"/>
        </presentation:notes>
      </draw:page>
      <draw:page draw:name="Slide 23" draw:id="page23" xml:id="page23" draw:master-page-name="Default1" draw:style-name="dp2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828.00143441800pt" svg:height="104.37183435560pt" svg:x="65.99066550240pt" svg:y="28.74335688120pt" draw:style-name="gr8" xml:id="shape-134" draw:id="shape-134" draw:name="Title 1" draw:layer="layout" presentation:class="title">
          <draw:text-box>
            <text:list text:style-name="L111" xml:id="list-c68712bf-e5d2-4b33-922e-453240e9b318">
              <text:list-item>
                <text:p text:style-name="P5"><text:span text:style-name="T33">Non-Fictional Writing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828.00143441800pt" svg:height="342.62421560460pt" svg:x="65.99066550240pt" svg:y="143.74513091180pt" draw:style-name="gr13" xml:id="shape-135" draw:id="shape-135" draw:name="Content Placeholder 2" draw:layer="layout" presentation:class="outline">
          <draw:text-box>
            <text:list text:style-name="L13" xml:id="list-be76b90f-f21e-48ff-bd87-5b10e6d6a38e">
              <text:list-item>
                <text:p text:style-name="P12"><text:span text:style-name="T17">Expository writing is a form of non-fictional writing,<text:s/></text:span></text:p>
              </text:list-item>
              <text:list-item>
                <text:p text:style-name="P13"><text:span text:style-name="T17">focusing on conveying factual information and educating readers, rather than creating fictional narratives or storytelling.<text:s/>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136" draw:id="shape-136" draw:layer="" svg:width="489.57000000000pt" svg:height="356.37000000000pt" svg:x="62.22000000000pt" svg:y="374.46000000000pt" presentation:class="notes">
            <draw:text-box>
              <text:p text:style-name="P8"/>
            </draw:text-box>
            <draw:glue-point draw:id="4" svg:x="0.50000000000pt" svg:y="0.50000000000pt" draw:align="center"/>
          </draw:frame>
          <draw:page-thumbnail draw:style-name="gr7" xml:id="shape-137" draw:id="shape-137" draw:layer="" svg:width="396.28000000000pt" svg:height="296.96000000000pt" svg:x="108.00000000000pt" svg:y="60.18000000000pt" presentation:class="page" draw:page-number="23"/>
        </presentation:notes>
      </draw:page>
      <draw:page draw:name="Slide 24" draw:id="page24" xml:id="page24" draw:master-page-name="Default1" draw:style-name="dp2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828.00143441800pt" svg:height="104.37183435560pt" svg:x="65.99066550240pt" svg:y="28.74335688120pt" draw:style-name="gr8" xml:id="shape-138" draw:id="shape-138" draw:name="Title 1" draw:layer="layout" presentation:class="title">
          <draw:text-box>
            <text:list text:style-name="L111" xml:id="list-586c3be7-5c78-47ed-843f-996f31b9dbb3">
              <text:list-item>
                <text:p text:style-name="P9"><text:span text:style-name="T33">Reflect Audience Awareness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828.00143441800pt" svg:height="342.62421560460pt" svg:x="65.99066550240pt" svg:y="143.74513091180pt" draw:style-name="gr13" xml:id="shape-139" draw:id="shape-139" draw:name="Content Placeholder 2" draw:layer="layout" presentation:class="outline">
          <draw:text-box>
            <text:list text:style-name="L13" xml:id="list-2ba0474f-9c01-435d-9d8e-9e2ee07b4567">
              <text:list-item>
                <text:p text:style-name="P10"><text:span text:style-name="T32">Writers tailor their expository<text:s/></text:span><text:span text:style-name="T45">content to the level of their target audience keeping<text:s/></text:span><text:span text:style-name="T32">in view their</text:span><text:span text:style-name="T46"><text:s/></text:span></text:p>
              </text:list-item>
              <text:list-item>
                <text:p text:style-name="P11"><text:span text:style-name="T46">background knowledge and comprehension, ensuring that the information is both informative and easily accessible to the intended readers.</text:span></text:p>
              </text:list-item>
            </text:list>
            <text:p text:style-name="P14"><text:span text:style-name="T24"/></text:p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draw:style-name="gr9" xml:id="shape-140" draw:id="shape-140" draw:name="Diagram 3" draw:layer="layout" svg:width="918.71025297800pt" svg:height="513.61033859020pt" svg:x="24.97327160980pt" svg:y="16.32758734080pt"/>
        <draw:frame draw:style-name="gr9" xml:id="shape-141" draw:id="shape-141" draw:name="Diagram 4" draw:layer="layout" svg:width="918.71025297800pt" svg:height="513.61033859020pt" svg:x="36.96384356320pt" svg:y="28.31815929420pt"/>
        <presentation:notes>
          <draw:frame presentation:style-name="pr1" xml:id="shape-142" draw:id="shape-142" draw:layer="" svg:width="489.57000000000pt" svg:height="356.37000000000pt" svg:x="62.22000000000pt" svg:y="374.46000000000pt" presentation:class="notes">
            <draw:text-box>
              <text:p text:style-name="P8"/>
            </draw:text-box>
            <draw:glue-point draw:id="4" svg:x="0.50000000000pt" svg:y="0.50000000000pt" draw:align="center"/>
          </draw:frame>
          <draw:page-thumbnail draw:style-name="gr7" xml:id="shape-143" draw:id="shape-143" draw:layer="" svg:width="396.28000000000pt" svg:height="296.96000000000pt" svg:x="108.00000000000pt" svg:y="60.18000000000pt" presentation:class="page" draw:page-number="24"/>
        </presentation:notes>
      </draw:page>
      <draw:page draw:name="Slide 25" draw:id="page25" xml:id="page25" draw:master-page-name="Default1" draw:style-name="dp2" presentation:presentation-page-layout-name="pl1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828.00143441800pt" svg:height="104.37183435560pt" svg:x="65.99066550240pt" svg:y="28.74335688120pt" draw:style-name="gr8" xml:id="shape-144" draw:id="shape-144" draw:name="Title 1" draw:layer="layout" presentation:class="title">
          <draw:text-box>
            <text:list text:style-name="L111" xml:id="list-9ff3d8a2-55f6-4617-ba32-931371a7a091">
              <text:list-item>
                <text:p text:style-name="P5"><text:span text:style-name="T33">AUDIENCE</text:span><text:span text:style-name="T6"><text:s/>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custom-shape draw:style-name="gr16" xml:id="shape-145" draw:id="shape-145" draw:name="Oval 3" draw:layer="layout" svg:x="381.11877048100pt" svg:y="147.99710678180pt" presentation:class="text" svg:width="197.77385977323pt" svg:height="155.69668398898pt">
          <text:list text:style-name="L111" xml:id="list-f911ea93-6974-44bf-8825-e76121b01a31">
            <text:list-item>
              <text:p text:style-name="P15"><text:span text:style-name="T24">Technical Reader</text:span></text:p>
            </text:list-item>
          </text:list>
          <draw:enhanced-geometry svg:viewBox="0 0 2511552 1975104" draw:modifiers="" draw:text-areas="?il ?it ?ir ?ib" draw:enhanced-path="M0 ?vc W?ooxmlArc1 ?ooxmlArc2 ?ooxmlArc3 ?ooxmlArc4 0 ?vc ?ooxmlArc5 ?ooxmlArc6 W?ooxmlArc8 ?ooxmlArc9 ?ooxmlArc10 ?ooxmlArc11 ?ooxmlArc5 ?ooxmlArc6 ?ooxmlArc12 ?ooxmlArc13 W?ooxmlArc15 ?ooxmlArc16 ?ooxmlArc17 ?ooxmlArc18 ?ooxmlArc12 ?ooxmlArc13 ?ooxmlArc19 ?ooxmlArc20 W?ooxmlArc22 ?ooxmlArc23 ?ooxmlArc24 ?ooxmlArc25 ?ooxmlArc19 ?ooxmlArc20 ?ooxmlArc26 ?ooxmlArc27 Z">
            <draw:equation draw:name="hc" draw:formula="width/2"/>
            <draw:equation draw:name="hd2" draw:formula="height/2"/>
            <draw:equation draw:name="hd3" draw:formula="height/3"/>
            <draw:equation draw:name="hd4" draw:formula="height/4"/>
            <draw:equation draw:name="hd5" draw:formula="height/5"/>
            <draw:equation draw:name="hd6" draw:formula="height/6"/>
            <draw:equation draw:name="hd8" draw:formula="height/8"/>
            <draw:equation draw:name="height" draw:formula="height"/>
            <draw:equation draw:name="ib" draw:formula="(?vc+?idy)-0"/>
            <draw:equation draw:name="idx" draw:formula="?wd2*cos(2700000*0.000000291)"/>
            <draw:equation draw:name="idy" draw:formula="?hd2*sin(2700000*0.000000291)"/>
            <draw:equation draw:name="il" draw:formula="(?hc+0)-?idx"/>
            <draw:equation draw:name="ir" draw:formula="(?hc+?idx)-0"/>
            <draw:equation draw:name="it" draw:formula="(?vc+0)-?idy"/>
            <draw:equation draw:name="ls" draw:formula="max(width,height)"/>
            <draw:equation draw:name="ooxmlArc0" draw:formula="10800000+5400000"/>
            <draw:equation draw:name="ooxmlArc1" draw:formula="0-?wd2*cos(10800000*0.000000291)-?wd2"/>
            <draw:equation draw:name="ooxmlArc10" draw:formula="?ooxmlArc8+?wd2*2"/>
            <draw:equation draw:name="ooxmlArc11" draw:formula="?ooxmlArc9+?hd2*2"/>
            <draw:equation draw:name="ooxmlArc12" draw:formula="?ooxmlArc8+?wd2+?wd2*cos(?ooxmlArc7*0.000000291)"/>
            <draw:equation draw:name="ooxmlArc13" draw:formula="?ooxmlArc9+?hd2+?hd2*sin(?ooxmlArc7*0.000000291)"/>
            <draw:equation draw:name="ooxmlArc14" draw:formula="0+5400000"/>
            <draw:equation draw:name="ooxmlArc15" draw:formula="?ooxmlArc12-?wd2*cos(0*0.000000291)-?wd2"/>
            <draw:equation draw:name="ooxmlArc16" draw:formula="?ooxmlArc13-?hd2*sin(0*0.000000291)-?hd2"/>
            <draw:equation draw:name="ooxmlArc17" draw:formula="?ooxmlArc15+?wd2*2"/>
            <draw:equation draw:name="ooxmlArc18" draw:formula="?ooxmlArc16+?hd2*2"/>
            <draw:equation draw:name="ooxmlArc19" draw:formula="?ooxmlArc15+?wd2+?wd2*cos(?ooxmlArc14*0.000000291)"/>
            <draw:equation draw:name="ooxmlArc2" draw:formula="?vc-?hd2*sin(10800000*0.000000291)-?hd2"/>
            <draw:equation draw:name="ooxmlArc20" draw:formula="?ooxmlArc16+?hd2+?hd2*sin(?ooxmlArc14*0.000000291)"/>
            <draw:equation draw:name="ooxmlArc21" draw:formula="5400000+5400000"/>
            <draw:equation draw:name="ooxmlArc22" draw:formula="?ooxmlArc19-?wd2*cos(5400000*0.000000291)-?wd2"/>
            <draw:equation draw:name="ooxmlArc23" draw:formula="?ooxmlArc20-?hd2*sin(5400000*0.000000291)-?hd2"/>
            <draw:equation draw:name="ooxmlArc24" draw:formula="?ooxmlArc22+?wd2*2"/>
            <draw:equation draw:name="ooxmlArc25" draw:formula="?ooxmlArc23+?hd2*2"/>
            <draw:equation draw:name="ooxmlArc26" draw:formula="?ooxmlArc22+?wd2+?wd2*cos(?ooxmlArc21*0.000000291)"/>
            <draw:equation draw:name="ooxmlArc27" draw:formula="?ooxmlArc23+?hd2+?hd2*sin(?ooxmlArc21*0.000000291)"/>
            <draw:equation draw:name="ooxmlArc3" draw:formula="?ooxmlArc1+?wd2*2"/>
            <draw:equation draw:name="ooxmlArc4" draw:formula="?ooxmlArc2+?hd2*2"/>
            <draw:equation draw:name="ooxmlArc5" draw:formula="?ooxmlArc1+?wd2+?wd2*cos(?ooxmlArc0*0.000000291)"/>
            <draw:equation draw:name="ooxmlArc6" draw:formula="?ooxmlArc2+?hd2+?hd2*sin(?ooxmlArc0*0.000000291)"/>
            <draw:equation draw:name="ooxmlArc7" draw:formula="16200000+5400000"/>
            <draw:equation draw:name="ooxmlArc8" draw:formula="?ooxmlArc5-?wd2*cos(16200000*0.000000291)-?wd2"/>
            <draw:equation draw:name="ooxmlArc9" draw:formula="?ooxmlArc6-?hd2*sin(16200000*0.000000291)-?hd2"/>
            <draw:equation draw:name="ss" draw:formula="min(width,height)"/>
            <draw:equation draw:name="ssd2" draw:formula="?ss/2"/>
            <draw:equation draw:name="ssd4" draw:formula="?ss/4"/>
            <draw:equation draw:name="ssd6" draw:formula="?ss/6"/>
            <draw:equation draw:name="ssd8" draw:formula="?ss/8"/>
            <draw:equation draw:name="vc" draw:formula="height/2"/>
            <draw:equation draw:name="wd10" draw:formula="width/10"/>
            <draw:equation draw:name="wd2" draw:formula="width/2"/>
            <draw:equation draw:name="wd3" draw:formula="width/3"/>
            <draw:equation draw:name="wd4" draw:formula="width/4"/>
            <draw:equation draw:name="wd5" draw:formula="width/5"/>
            <draw:equation draw:name="wd6" draw:formula="width/6"/>
            <draw:equation draw:name="wd8" draw:formula="width/8"/>
            <draw:equation draw:name="width" draw:formula="width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17" xml:id="shape-146" draw:id="shape-146" draw:name="Oval 4" draw:layer="layout" svg:x="282.24615825060pt" svg:y="252.48232716060pt" presentation:class="text" svg:width="197.77385977323pt" svg:height="155.69668398898pt">
          <text:list text:style-name="L111" xml:id="list-81b3ef16-7a35-42ce-9bc0-dd8dd2897cbd">
            <text:list-item>
              <text:p text:style-name="P15"><text:span text:style-name="T3">Managerial Reader<text:s/></text:span></text:p>
            </text:list-item>
          </text:list>
          <draw:enhanced-geometry svg:viewBox="0 0 2511552 1975104" draw:modifiers="" draw:text-areas="?il ?it ?ir ?ib" draw:enhanced-path="M0 ?vc W?ooxmlArc1 ?ooxmlArc2 ?ooxmlArc3 ?ooxmlArc4 0 ?vc ?ooxmlArc5 ?ooxmlArc6 W?ooxmlArc8 ?ooxmlArc9 ?ooxmlArc10 ?ooxmlArc11 ?ooxmlArc5 ?ooxmlArc6 ?ooxmlArc12 ?ooxmlArc13 W?ooxmlArc15 ?ooxmlArc16 ?ooxmlArc17 ?ooxmlArc18 ?ooxmlArc12 ?ooxmlArc13 ?ooxmlArc19 ?ooxmlArc20 W?ooxmlArc22 ?ooxmlArc23 ?ooxmlArc24 ?ooxmlArc25 ?ooxmlArc19 ?ooxmlArc20 ?ooxmlArc26 ?ooxmlArc27 Z">
            <draw:equation draw:name="hc" draw:formula="width/2"/>
            <draw:equation draw:name="hd2" draw:formula="height/2"/>
            <draw:equation draw:name="hd3" draw:formula="height/3"/>
            <draw:equation draw:name="hd4" draw:formula="height/4"/>
            <draw:equation draw:name="hd5" draw:formula="height/5"/>
            <draw:equation draw:name="hd6" draw:formula="height/6"/>
            <draw:equation draw:name="hd8" draw:formula="height/8"/>
            <draw:equation draw:name="height" draw:formula="height"/>
            <draw:equation draw:name="ib" draw:formula="(?vc+?idy)-0"/>
            <draw:equation draw:name="idx" draw:formula="?wd2*cos(2700000*0.000000291)"/>
            <draw:equation draw:name="idy" draw:formula="?hd2*sin(2700000*0.000000291)"/>
            <draw:equation draw:name="il" draw:formula="(?hc+0)-?idx"/>
            <draw:equation draw:name="ir" draw:formula="(?hc+?idx)-0"/>
            <draw:equation draw:name="it" draw:formula="(?vc+0)-?idy"/>
            <draw:equation draw:name="ls" draw:formula="max(width,height)"/>
            <draw:equation draw:name="ooxmlArc0" draw:formula="10800000+5400000"/>
            <draw:equation draw:name="ooxmlArc1" draw:formula="0-?wd2*cos(10800000*0.000000291)-?wd2"/>
            <draw:equation draw:name="ooxmlArc10" draw:formula="?ooxmlArc8+?wd2*2"/>
            <draw:equation draw:name="ooxmlArc11" draw:formula="?ooxmlArc9+?hd2*2"/>
            <draw:equation draw:name="ooxmlArc12" draw:formula="?ooxmlArc8+?wd2+?wd2*cos(?ooxmlArc7*0.000000291)"/>
            <draw:equation draw:name="ooxmlArc13" draw:formula="?ooxmlArc9+?hd2+?hd2*sin(?ooxmlArc7*0.000000291)"/>
            <draw:equation draw:name="ooxmlArc14" draw:formula="0+5400000"/>
            <draw:equation draw:name="ooxmlArc15" draw:formula="?ooxmlArc12-?wd2*cos(0*0.000000291)-?wd2"/>
            <draw:equation draw:name="ooxmlArc16" draw:formula="?ooxmlArc13-?hd2*sin(0*0.000000291)-?hd2"/>
            <draw:equation draw:name="ooxmlArc17" draw:formula="?ooxmlArc15+?wd2*2"/>
            <draw:equation draw:name="ooxmlArc18" draw:formula="?ooxmlArc16+?hd2*2"/>
            <draw:equation draw:name="ooxmlArc19" draw:formula="?ooxmlArc15+?wd2+?wd2*cos(?ooxmlArc14*0.000000291)"/>
            <draw:equation draw:name="ooxmlArc2" draw:formula="?vc-?hd2*sin(10800000*0.000000291)-?hd2"/>
            <draw:equation draw:name="ooxmlArc20" draw:formula="?ooxmlArc16+?hd2+?hd2*sin(?ooxmlArc14*0.000000291)"/>
            <draw:equation draw:name="ooxmlArc21" draw:formula="5400000+5400000"/>
            <draw:equation draw:name="ooxmlArc22" draw:formula="?ooxmlArc19-?wd2*cos(5400000*0.000000291)-?wd2"/>
            <draw:equation draw:name="ooxmlArc23" draw:formula="?ooxmlArc20-?hd2*sin(5400000*0.000000291)-?hd2"/>
            <draw:equation draw:name="ooxmlArc24" draw:formula="?ooxmlArc22+?wd2*2"/>
            <draw:equation draw:name="ooxmlArc25" draw:formula="?ooxmlArc23+?hd2*2"/>
            <draw:equation draw:name="ooxmlArc26" draw:formula="?ooxmlArc22+?wd2+?wd2*cos(?ooxmlArc21*0.000000291)"/>
            <draw:equation draw:name="ooxmlArc27" draw:formula="?ooxmlArc23+?hd2+?hd2*sin(?ooxmlArc21*0.000000291)"/>
            <draw:equation draw:name="ooxmlArc3" draw:formula="?ooxmlArc1+?wd2*2"/>
            <draw:equation draw:name="ooxmlArc4" draw:formula="?ooxmlArc2+?hd2*2"/>
            <draw:equation draw:name="ooxmlArc5" draw:formula="?ooxmlArc1+?wd2+?wd2*cos(?ooxmlArc0*0.000000291)"/>
            <draw:equation draw:name="ooxmlArc6" draw:formula="?ooxmlArc2+?hd2+?hd2*sin(?ooxmlArc0*0.000000291)"/>
            <draw:equation draw:name="ooxmlArc7" draw:formula="16200000+5400000"/>
            <draw:equation draw:name="ooxmlArc8" draw:formula="?ooxmlArc5-?wd2*cos(16200000*0.000000291)-?wd2"/>
            <draw:equation draw:name="ooxmlArc9" draw:formula="?ooxmlArc6-?hd2*sin(16200000*0.000000291)-?hd2"/>
            <draw:equation draw:name="ss" draw:formula="min(width,height)"/>
            <draw:equation draw:name="ssd2" draw:formula="?ss/2"/>
            <draw:equation draw:name="ssd4" draw:formula="?ss/4"/>
            <draw:equation draw:name="ssd6" draw:formula="?ss/6"/>
            <draw:equation draw:name="ssd8" draw:formula="?ss/8"/>
            <draw:equation draw:name="vc" draw:formula="height/2"/>
            <draw:equation draw:name="wd10" draw:formula="width/10"/>
            <draw:equation draw:name="wd2" draw:formula="width/2"/>
            <draw:equation draw:name="wd3" draw:formula="width/3"/>
            <draw:equation draw:name="wd4" draw:formula="width/4"/>
            <draw:equation draw:name="wd5" draw:formula="width/5"/>
            <draw:equation draw:name="wd6" draw:formula="width/6"/>
            <draw:equation draw:name="wd8" draw:formula="width/8"/>
            <draw:equation draw:name="width" draw:formula="width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18" xml:id="shape-147" draw:id="shape-147" draw:name="Oval 5" draw:layer="layout" svg:x="437.75508906940pt" svg:y="267.36424270560pt" presentation:class="text" svg:width="197.77385977323pt" svg:height="155.69668398898pt">
          <text:list text:style-name="L111" xml:id="list-53956043-ba33-409f-8cf0-38f174ff5ec8">
            <text:list-item>
              <text:p text:style-name="P15"><text:span text:style-name="T5">General Reader<text:s/></text:span></text:p>
            </text:list-item>
          </text:list>
          <draw:enhanced-geometry svg:viewBox="0 0 2511552 1975104" draw:modifiers="" draw:text-areas="?il ?it ?ir ?ib" draw:enhanced-path="M0 ?vc W?ooxmlArc1 ?ooxmlArc2 ?ooxmlArc3 ?ooxmlArc4 0 ?vc ?ooxmlArc5 ?ooxmlArc6 W?ooxmlArc8 ?ooxmlArc9 ?ooxmlArc10 ?ooxmlArc11 ?ooxmlArc5 ?ooxmlArc6 ?ooxmlArc12 ?ooxmlArc13 W?ooxmlArc15 ?ooxmlArc16 ?ooxmlArc17 ?ooxmlArc18 ?ooxmlArc12 ?ooxmlArc13 ?ooxmlArc19 ?ooxmlArc20 W?ooxmlArc22 ?ooxmlArc23 ?ooxmlArc24 ?ooxmlArc25 ?ooxmlArc19 ?ooxmlArc20 ?ooxmlArc26 ?ooxmlArc27 Z">
            <draw:equation draw:name="hc" draw:formula="width/2"/>
            <draw:equation draw:name="hd2" draw:formula="height/2"/>
            <draw:equation draw:name="hd3" draw:formula="height/3"/>
            <draw:equation draw:name="hd4" draw:formula="height/4"/>
            <draw:equation draw:name="hd5" draw:formula="height/5"/>
            <draw:equation draw:name="hd6" draw:formula="height/6"/>
            <draw:equation draw:name="hd8" draw:formula="height/8"/>
            <draw:equation draw:name="height" draw:formula="height"/>
            <draw:equation draw:name="ib" draw:formula="(?vc+?idy)-0"/>
            <draw:equation draw:name="idx" draw:formula="?wd2*cos(2700000*0.000000291)"/>
            <draw:equation draw:name="idy" draw:formula="?hd2*sin(2700000*0.000000291)"/>
            <draw:equation draw:name="il" draw:formula="(?hc+0)-?idx"/>
            <draw:equation draw:name="ir" draw:formula="(?hc+?idx)-0"/>
            <draw:equation draw:name="it" draw:formula="(?vc+0)-?idy"/>
            <draw:equation draw:name="ls" draw:formula="max(width,height)"/>
            <draw:equation draw:name="ooxmlArc0" draw:formula="10800000+5400000"/>
            <draw:equation draw:name="ooxmlArc1" draw:formula="0-?wd2*cos(10800000*0.000000291)-?wd2"/>
            <draw:equation draw:name="ooxmlArc10" draw:formula="?ooxmlArc8+?wd2*2"/>
            <draw:equation draw:name="ooxmlArc11" draw:formula="?ooxmlArc9+?hd2*2"/>
            <draw:equation draw:name="ooxmlArc12" draw:formula="?ooxmlArc8+?wd2+?wd2*cos(?ooxmlArc7*0.000000291)"/>
            <draw:equation draw:name="ooxmlArc13" draw:formula="?ooxmlArc9+?hd2+?hd2*sin(?ooxmlArc7*0.000000291)"/>
            <draw:equation draw:name="ooxmlArc14" draw:formula="0+5400000"/>
            <draw:equation draw:name="ooxmlArc15" draw:formula="?ooxmlArc12-?wd2*cos(0*0.000000291)-?wd2"/>
            <draw:equation draw:name="ooxmlArc16" draw:formula="?ooxmlArc13-?hd2*sin(0*0.000000291)-?hd2"/>
            <draw:equation draw:name="ooxmlArc17" draw:formula="?ooxmlArc15+?wd2*2"/>
            <draw:equation draw:name="ooxmlArc18" draw:formula="?ooxmlArc16+?hd2*2"/>
            <draw:equation draw:name="ooxmlArc19" draw:formula="?ooxmlArc15+?wd2+?wd2*cos(?ooxmlArc14*0.000000291)"/>
            <draw:equation draw:name="ooxmlArc2" draw:formula="?vc-?hd2*sin(10800000*0.000000291)-?hd2"/>
            <draw:equation draw:name="ooxmlArc20" draw:formula="?ooxmlArc16+?hd2+?hd2*sin(?ooxmlArc14*0.000000291)"/>
            <draw:equation draw:name="ooxmlArc21" draw:formula="5400000+5400000"/>
            <draw:equation draw:name="ooxmlArc22" draw:formula="?ooxmlArc19-?wd2*cos(5400000*0.000000291)-?wd2"/>
            <draw:equation draw:name="ooxmlArc23" draw:formula="?ooxmlArc20-?hd2*sin(5400000*0.000000291)-?hd2"/>
            <draw:equation draw:name="ooxmlArc24" draw:formula="?ooxmlArc22+?wd2*2"/>
            <draw:equation draw:name="ooxmlArc25" draw:formula="?ooxmlArc23+?hd2*2"/>
            <draw:equation draw:name="ooxmlArc26" draw:formula="?ooxmlArc22+?wd2+?wd2*cos(?ooxmlArc21*0.000000291)"/>
            <draw:equation draw:name="ooxmlArc27" draw:formula="?ooxmlArc23+?hd2+?hd2*sin(?ooxmlArc21*0.000000291)"/>
            <draw:equation draw:name="ooxmlArc3" draw:formula="?ooxmlArc1+?wd2*2"/>
            <draw:equation draw:name="ooxmlArc4" draw:formula="?ooxmlArc2+?hd2*2"/>
            <draw:equation draw:name="ooxmlArc5" draw:formula="?ooxmlArc1+?wd2+?wd2*cos(?ooxmlArc0*0.000000291)"/>
            <draw:equation draw:name="ooxmlArc6" draw:formula="?ooxmlArc2+?hd2+?hd2*sin(?ooxmlArc0*0.000000291)"/>
            <draw:equation draw:name="ooxmlArc7" draw:formula="16200000+5400000"/>
            <draw:equation draw:name="ooxmlArc8" draw:formula="?ooxmlArc5-?wd2*cos(16200000*0.000000291)-?wd2"/>
            <draw:equation draw:name="ooxmlArc9" draw:formula="?ooxmlArc6-?hd2*sin(16200000*0.000000291)-?hd2"/>
            <draw:equation draw:name="ss" draw:formula="min(width,height)"/>
            <draw:equation draw:name="ssd2" draw:formula="?ss/2"/>
            <draw:equation draw:name="ssd4" draw:formula="?ss/4"/>
            <draw:equation draw:name="ssd6" draw:formula="?ss/6"/>
            <draw:equation draw:name="ssd8" draw:formula="?ss/8"/>
            <draw:equation draw:name="vc" draw:formula="height/2"/>
            <draw:equation draw:name="wd10" draw:formula="width/10"/>
            <draw:equation draw:name="wd2" draw:formula="width/2"/>
            <draw:equation draw:name="wd3" draw:formula="width/3"/>
            <draw:equation draw:name="wd4" draw:formula="width/4"/>
            <draw:equation draw:name="wd5" draw:formula="width/5"/>
            <draw:equation draw:name="wd6" draw:formula="width/6"/>
            <draw:equation draw:name="wd8" draw:formula="width/8"/>
            <draw:equation draw:name="width" draw:formula="width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frame draw:style-name="gr9" xml:id="shape-148" draw:id="shape-148" draw:name="Diagram 6" draw:layer="layout" svg:width="918.71025297800pt" svg:height="513.61033859020pt" svg:x="24.97327160980pt" svg:y="16.32758734080pt"/>
        <draw:frame draw:style-name="gr19" xml:id="shape-149" draw:id="shape-149" draw:name="Curved Down Arrow 7" draw:layer="layout" svg:width="70.07256233760pt" svg:height="43.51188640300pt" svg:x="388.80067355280pt" svg:y="104.48522037880pt" presentation:class="text">
          <draw:text-box>
            <text:p text:style-name="P16"><text:span text:style-name="T47"/></text:p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draw:style-name="gr20" xml:id="shape-150" draw:id="shape-150" draw:name="Curved Down Arrow 8" draw:layer="layout" svg:width="70.07256233760pt" svg:height="43.51188640300pt" draw:transform="matrix(0.99620154022 -0.08707750153 0.08707750153 0.99620154022 216.64038160395pt 370.81580775040pt)" presentation:class="text">
          <draw:text-box>
            <text:p text:style-name="P16"><text:span text:style-name="T47"/></text:p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draw:style-name="gr21" xml:id="shape-151" draw:id="shape-151" draw:name="Curved Down Arrow 9" draw:layer="layout" svg:width="70.07256233760pt" svg:height="43.51188640300pt" draw:transform="matrix(0.99924772389 -0.03878126216 0.03878126216 0.99924772389 694.95413306259pt 370.18416256166pt)" presentation:class="text">
          <draw:text-box>
            <text:p text:style-name="P16"><text:span text:style-name="T47"/></text:p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152" draw:id="shape-152" draw:layer="" svg:width="489.57000000000pt" svg:height="356.37000000000pt" svg:x="62.22000000000pt" svg:y="374.46000000000pt" presentation:class="notes">
            <draw:text-box>
              <text:p text:style-name="P8"/>
            </draw:text-box>
            <draw:glue-point draw:id="4" svg:x="0.50000000000pt" svg:y="0.50000000000pt" draw:align="center"/>
          </draw:frame>
          <draw:page-thumbnail draw:style-name="gr7" xml:id="shape-153" draw:id="shape-153" draw:layer="" svg:width="396.28000000000pt" svg:height="296.96000000000pt" svg:x="108.00000000000pt" svg:y="60.18000000000pt" presentation:class="page" draw:page-number="25"/>
        </presentation:notes>
      </draw:page>
      <draw:page draw:name="Slide 26" draw:id="page26" xml:id="page26" draw:master-page-name="Default1" draw:style-name="dp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draw:style-name="gr22" xml:id="shape-154" draw:id="shape-154" draw:name="Table 6" draw:layer="layout" svg:width="928.23467892680pt" svg:height="392.11721473140pt" svg:x="11.08348376780pt" svg:y="137.36716710680pt">
          <draw:text-box>
            <table:table table:style-name="Table1">
              <table:table-column table:style-name="Table1.A"/>
              <table:table-column table:style-name="Table1.B"/>
              <table:table-column table:style-name="Table1.C"/>
              <table:table-row table:style-name="Table1.1">
                <table:table-cell table:style-name="Table1.A1">
                  <text:p text:style-name="P17"><text:span text:style-name="T48"/></text:p>
                  <text:list text:style-name="L111" xml:id="list-e1051659-3c2d-4b93-8376-058a4f6e84be">
                    <text:list-item>
                      <text:p text:style-name="P15"><text:span text:style-name="T49">Expert<text:s/></text:span></text:p>
                    </text:list-item>
                  </text:list>
                </table:table-cell>
                <table:table-cell table:style-name="Table1.B1">
                  <text:p text:style-name="P18"/>
                </table:table-cell>
                <table:table-cell table:style-name="Table1.C1">
                  <text:list text:style-name="L111" xml:id="list-42c6279f-9e3e-4032-ac5c-d4635fac6ae7">
                    <text:list-item>
                      <text:p text:style-name="P19"><text:span text:style-name="T50">Just the Facts &amp; Figures</text:span></text:p>
                    </text:list-item>
                  </text:list>
                </table:table-cell>
              </table:table-row>
              <table:table-row table:style-name="Table1.1">
                <table:table-cell table:style-name="Table1.A1">
                  <text:list text:style-name="L111" xml:id="list-99c2a076-1706-4649-8d6a-0be1237dfde2">
                    <text:list-item>
                      <text:p text:style-name="P20"><text:span text:style-name="T51">Informal person<text:s/></text:span></text:p>
                    </text:list-item>
                  </text:list>
                </table:table-cell>
                <table:table-cell table:style-name="Table1.B1">
                  <text:p text:style-name="P21"/>
                </table:table-cell>
                <table:table-cell table:style-name="Table1.C1">
                  <text:list text:style-name="L111" xml:id="list-fcb52948-3b82-4c82-96e6-0445d094a833">
                    <text:list-item>
                      <text:p text:style-name="P20"><text:span text:style-name="T52">Facts &amp; Figures Explained</text:span></text:p>
                    </text:list-item>
                  </text:list>
                </table:table-cell>
              </table:table-row>
              <table:table-row table:style-name="Table1.1">
                <table:table-cell table:style-name="Table1.A1">
                  <text:p text:style-name="P22"><text:span text:style-name="T51"/></text:p>
                  <text:list text:style-name="L111" xml:id="list-03006abf-17cd-4d77-9cb4-8319ddcf0313">
                    <text:list-item>
                      <text:p text:style-name="P15"><text:span text:style-name="T51">Layperson</text:span><text:s/></text:p>
                    </text:list-item>
                  </text:list>
                </table:table-cell>
                <table:table-cell table:style-name="Table1.B1">
                  <text:p text:style-name="P21"/>
                </table:table-cell>
                <table:table-cell table:style-name="Table1.C1">
                  <text:list text:style-name="L111" xml:id="list-0dbbf93f-a46e-41db-816a-bbbe6bafb0cb">
                    <text:list-item>
                      <text:p text:style-name="P20"><text:span text:style-name="T52">Facts &amp; Figures Explained in Simplest Terms</text:span></text:p>
                    </text:list-item>
                  </text:list>
                </table:table-cell>
              </table:table-row>
            </table:table>
            <text:p text:style-name="P23"/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167.27273072580pt" svg:height="109.04900781260pt" svg:x="23.49925330820pt" svg:y="26.07878533600pt" draw:style-name="gr13" xml:id="shape-155" draw:id="shape-155" draw:name="TextBox 7" draw:layer="layout" presentation:class="text">
          <draw:text-box>
            <text:list text:style-name="L111" xml:id="list-7fe45fac-3a35-43dd-a9db-38b1293adf76">
              <text:list-item>
                <text:p text:style-name="P7"><text:span text:style-name="T53">Who will use the document<text:s/>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384.97389526980pt" svg:height="46.03472541920pt" svg:x="260.67446733680pt" svg:y="44.70243964660pt" draw:style-name="gr13" xml:id="shape-156" draw:id="shape-156" draw:name="TextBox 8" draw:layer="layout" presentation:class="text">
          <draw:text-box>
            <text:list text:style-name="L111" xml:id="list-5855078d-2ad3-4feb-affb-9706193cab7f">
              <text:list-item>
                <text:p text:style-name="P7"><text:span text:style-name="T8">At what level technicality<text:s/>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223.76731678520pt" svg:height="123.59076528800pt" svg:x="715.57919241520pt" svg:y="21.03310730360pt" draw:style-name="gr13" xml:id="shape-157" draw:id="shape-157" draw:name="TextBox 9" draw:layer="layout" presentation:class="text">
          <draw:text-box>
            <text:list text:style-name="L111" xml:id="list-ac701401-b69c-45dd-b54d-638fddad0580">
              <text:list-item>
                <text:p text:style-name="P7"><text:span text:style-name="T8">How much do <text:s/>these readers need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custom-shape draw:style-name="gr23" xml:id="shape-158" draw:id="shape-158" draw:name="Oval 10" draw:layer="layout" svg:x="475.20082323120pt" svg:y="144.62387259160pt" presentation:class="text" svg:width="207.12822034729pt" svg:height="111.39436468406pt">
          <text:list text:style-name="L111" xml:id="list-98b636da-6135-4c1a-9d20-8174bf6ba6c5">
            <text:list-item>
              <text:p text:style-name="P15"><text:span text:style-name="T53">Highly Technical<text:s/></text:span></text:p>
            </text:list-item>
          </text:list>
          <draw:enhanced-geometry svg:viewBox="0 0 2630657 1412909" draw:modifiers="" draw:text-areas="?il ?it ?ir ?ib" draw:enhanced-path="M0 ?vc W?ooxmlArc1 ?ooxmlArc2 ?ooxmlArc3 ?ooxmlArc4 0 ?vc ?ooxmlArc5 ?ooxmlArc6 W?ooxmlArc8 ?ooxmlArc9 ?ooxmlArc10 ?ooxmlArc11 ?ooxmlArc5 ?ooxmlArc6 ?ooxmlArc12 ?ooxmlArc13 W?ooxmlArc15 ?ooxmlArc16 ?ooxmlArc17 ?ooxmlArc18 ?ooxmlArc12 ?ooxmlArc13 ?ooxmlArc19 ?ooxmlArc20 W?ooxmlArc22 ?ooxmlArc23 ?ooxmlArc24 ?ooxmlArc25 ?ooxmlArc19 ?ooxmlArc20 ?ooxmlArc26 ?ooxmlArc27 Z">
            <draw:equation draw:name="hc" draw:formula="width/2"/>
            <draw:equation draw:name="hd2" draw:formula="height/2"/>
            <draw:equation draw:name="hd3" draw:formula="height/3"/>
            <draw:equation draw:name="hd4" draw:formula="height/4"/>
            <draw:equation draw:name="hd5" draw:formula="height/5"/>
            <draw:equation draw:name="hd6" draw:formula="height/6"/>
            <draw:equation draw:name="hd8" draw:formula="height/8"/>
            <draw:equation draw:name="height" draw:formula="height"/>
            <draw:equation draw:name="ib" draw:formula="(?vc+?idy)-0"/>
            <draw:equation draw:name="idx" draw:formula="?wd2*cos(2700000*0.000000291)"/>
            <draw:equation draw:name="idy" draw:formula="?hd2*sin(2700000*0.000000291)"/>
            <draw:equation draw:name="il" draw:formula="(?hc+0)-?idx"/>
            <draw:equation draw:name="ir" draw:formula="(?hc+?idx)-0"/>
            <draw:equation draw:name="it" draw:formula="(?vc+0)-?idy"/>
            <draw:equation draw:name="ls" draw:formula="max(width,height)"/>
            <draw:equation draw:name="ooxmlArc0" draw:formula="10800000+5400000"/>
            <draw:equation draw:name="ooxmlArc1" draw:formula="0-?wd2*cos(10800000*0.000000291)-?wd2"/>
            <draw:equation draw:name="ooxmlArc10" draw:formula="?ooxmlArc8+?wd2*2"/>
            <draw:equation draw:name="ooxmlArc11" draw:formula="?ooxmlArc9+?hd2*2"/>
            <draw:equation draw:name="ooxmlArc12" draw:formula="?ooxmlArc8+?wd2+?wd2*cos(?ooxmlArc7*0.000000291)"/>
            <draw:equation draw:name="ooxmlArc13" draw:formula="?ooxmlArc9+?hd2+?hd2*sin(?ooxmlArc7*0.000000291)"/>
            <draw:equation draw:name="ooxmlArc14" draw:formula="0+5400000"/>
            <draw:equation draw:name="ooxmlArc15" draw:formula="?ooxmlArc12-?wd2*cos(0*0.000000291)-?wd2"/>
            <draw:equation draw:name="ooxmlArc16" draw:formula="?ooxmlArc13-?hd2*sin(0*0.000000291)-?hd2"/>
            <draw:equation draw:name="ooxmlArc17" draw:formula="?ooxmlArc15+?wd2*2"/>
            <draw:equation draw:name="ooxmlArc18" draw:formula="?ooxmlArc16+?hd2*2"/>
            <draw:equation draw:name="ooxmlArc19" draw:formula="?ooxmlArc15+?wd2+?wd2*cos(?ooxmlArc14*0.000000291)"/>
            <draw:equation draw:name="ooxmlArc2" draw:formula="?vc-?hd2*sin(10800000*0.000000291)-?hd2"/>
            <draw:equation draw:name="ooxmlArc20" draw:formula="?ooxmlArc16+?hd2+?hd2*sin(?ooxmlArc14*0.000000291)"/>
            <draw:equation draw:name="ooxmlArc21" draw:formula="5400000+5400000"/>
            <draw:equation draw:name="ooxmlArc22" draw:formula="?ooxmlArc19-?wd2*cos(5400000*0.000000291)-?wd2"/>
            <draw:equation draw:name="ooxmlArc23" draw:formula="?ooxmlArc20-?hd2*sin(5400000*0.000000291)-?hd2"/>
            <draw:equation draw:name="ooxmlArc24" draw:formula="?ooxmlArc22+?wd2*2"/>
            <draw:equation draw:name="ooxmlArc25" draw:formula="?ooxmlArc23+?hd2*2"/>
            <draw:equation draw:name="ooxmlArc26" draw:formula="?ooxmlArc22+?wd2+?wd2*cos(?ooxmlArc21*0.000000291)"/>
            <draw:equation draw:name="ooxmlArc27" draw:formula="?ooxmlArc23+?hd2+?hd2*sin(?ooxmlArc21*0.000000291)"/>
            <draw:equation draw:name="ooxmlArc3" draw:formula="?ooxmlArc1+?wd2*2"/>
            <draw:equation draw:name="ooxmlArc4" draw:formula="?ooxmlArc2+?hd2*2"/>
            <draw:equation draw:name="ooxmlArc5" draw:formula="?ooxmlArc1+?wd2+?wd2*cos(?ooxmlArc0*0.000000291)"/>
            <draw:equation draw:name="ooxmlArc6" draw:formula="?ooxmlArc2+?hd2+?hd2*sin(?ooxmlArc0*0.000000291)"/>
            <draw:equation draw:name="ooxmlArc7" draw:formula="16200000+5400000"/>
            <draw:equation draw:name="ooxmlArc8" draw:formula="?ooxmlArc5-?wd2*cos(16200000*0.000000291)-?wd2"/>
            <draw:equation draw:name="ooxmlArc9" draw:formula="?ooxmlArc6-?hd2*sin(16200000*0.000000291)-?hd2"/>
            <draw:equation draw:name="ss" draw:formula="min(width,height)"/>
            <draw:equation draw:name="ssd2" draw:formula="?ss/2"/>
            <draw:equation draw:name="ssd4" draw:formula="?ss/4"/>
            <draw:equation draw:name="ssd6" draw:formula="?ss/6"/>
            <draw:equation draw:name="ssd8" draw:formula="?ss/8"/>
            <draw:equation draw:name="vc" draw:formula="height/2"/>
            <draw:equation draw:name="wd10" draw:formula="width/10"/>
            <draw:equation draw:name="wd2" draw:formula="width/2"/>
            <draw:equation draw:name="wd3" draw:formula="width/3"/>
            <draw:equation draw:name="wd4" draw:formula="width/4"/>
            <draw:equation draw:name="wd5" draw:formula="width/5"/>
            <draw:equation draw:name="wd6" draw:formula="width/6"/>
            <draw:equation draw:name="wd8" draw:formula="width/8"/>
            <draw:equation draw:name="width" draw:formula="width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3" xml:id="shape-159" draw:id="shape-159" draw:name="Oval 11" draw:layer="layout" svg:x="337.83365612440pt" svg:y="278.02252888640pt" presentation:class="text" svg:width="213.78965893790pt" svg:height="110.91189227651pt">
          <text:list text:style-name="L111" xml:id="list-b2b4fe11-460a-46b3-bb27-dca691f49a68">
            <text:list-item>
              <text:p text:style-name="P15"><text:span text:style-name="T54">Semi technical<text:s/></text:span></text:p>
            </text:list-item>
          </text:list>
          <draw:enhanced-geometry svg:viewBox="0 0 2715065 1406769" draw:modifiers="" draw:text-areas="?il ?it ?ir ?ib" draw:enhanced-path="M0 ?vc W?ooxmlArc1 ?ooxmlArc2 ?ooxmlArc3 ?ooxmlArc4 0 ?vc ?ooxmlArc5 ?ooxmlArc6 W?ooxmlArc8 ?ooxmlArc9 ?ooxmlArc10 ?ooxmlArc11 ?ooxmlArc5 ?ooxmlArc6 ?ooxmlArc12 ?ooxmlArc13 W?ooxmlArc15 ?ooxmlArc16 ?ooxmlArc17 ?ooxmlArc18 ?ooxmlArc12 ?ooxmlArc13 ?ooxmlArc19 ?ooxmlArc20 W?ooxmlArc22 ?ooxmlArc23 ?ooxmlArc24 ?ooxmlArc25 ?ooxmlArc19 ?ooxmlArc20 ?ooxmlArc26 ?ooxmlArc27 Z">
            <draw:equation draw:name="hc" draw:formula="width/2"/>
            <draw:equation draw:name="hd2" draw:formula="height/2"/>
            <draw:equation draw:name="hd3" draw:formula="height/3"/>
            <draw:equation draw:name="hd4" draw:formula="height/4"/>
            <draw:equation draw:name="hd5" draw:formula="height/5"/>
            <draw:equation draw:name="hd6" draw:formula="height/6"/>
            <draw:equation draw:name="hd8" draw:formula="height/8"/>
            <draw:equation draw:name="height" draw:formula="height"/>
            <draw:equation draw:name="ib" draw:formula="(?vc+?idy)-0"/>
            <draw:equation draw:name="idx" draw:formula="?wd2*cos(2700000*0.000000291)"/>
            <draw:equation draw:name="idy" draw:formula="?hd2*sin(2700000*0.000000291)"/>
            <draw:equation draw:name="il" draw:formula="(?hc+0)-?idx"/>
            <draw:equation draw:name="ir" draw:formula="(?hc+?idx)-0"/>
            <draw:equation draw:name="it" draw:formula="(?vc+0)-?idy"/>
            <draw:equation draw:name="ls" draw:formula="max(width,height)"/>
            <draw:equation draw:name="ooxmlArc0" draw:formula="10800000+5400000"/>
            <draw:equation draw:name="ooxmlArc1" draw:formula="0-?wd2*cos(10800000*0.000000291)-?wd2"/>
            <draw:equation draw:name="ooxmlArc10" draw:formula="?ooxmlArc8+?wd2*2"/>
            <draw:equation draw:name="ooxmlArc11" draw:formula="?ooxmlArc9+?hd2*2"/>
            <draw:equation draw:name="ooxmlArc12" draw:formula="?ooxmlArc8+?wd2+?wd2*cos(?ooxmlArc7*0.000000291)"/>
            <draw:equation draw:name="ooxmlArc13" draw:formula="?ooxmlArc9+?hd2+?hd2*sin(?ooxmlArc7*0.000000291)"/>
            <draw:equation draw:name="ooxmlArc14" draw:formula="0+5400000"/>
            <draw:equation draw:name="ooxmlArc15" draw:formula="?ooxmlArc12-?wd2*cos(0*0.000000291)-?wd2"/>
            <draw:equation draw:name="ooxmlArc16" draw:formula="?ooxmlArc13-?hd2*sin(0*0.000000291)-?hd2"/>
            <draw:equation draw:name="ooxmlArc17" draw:formula="?ooxmlArc15+?wd2*2"/>
            <draw:equation draw:name="ooxmlArc18" draw:formula="?ooxmlArc16+?hd2*2"/>
            <draw:equation draw:name="ooxmlArc19" draw:formula="?ooxmlArc15+?wd2+?wd2*cos(?ooxmlArc14*0.000000291)"/>
            <draw:equation draw:name="ooxmlArc2" draw:formula="?vc-?hd2*sin(10800000*0.000000291)-?hd2"/>
            <draw:equation draw:name="ooxmlArc20" draw:formula="?ooxmlArc16+?hd2+?hd2*sin(?ooxmlArc14*0.000000291)"/>
            <draw:equation draw:name="ooxmlArc21" draw:formula="5400000+5400000"/>
            <draw:equation draw:name="ooxmlArc22" draw:formula="?ooxmlArc19-?wd2*cos(5400000*0.000000291)-?wd2"/>
            <draw:equation draw:name="ooxmlArc23" draw:formula="?ooxmlArc20-?hd2*sin(5400000*0.000000291)-?hd2"/>
            <draw:equation draw:name="ooxmlArc24" draw:formula="?ooxmlArc22+?wd2*2"/>
            <draw:equation draw:name="ooxmlArc25" draw:formula="?ooxmlArc23+?hd2*2"/>
            <draw:equation draw:name="ooxmlArc26" draw:formula="?ooxmlArc22+?wd2+?wd2*cos(?ooxmlArc21*0.000000291)"/>
            <draw:equation draw:name="ooxmlArc27" draw:formula="?ooxmlArc23+?hd2+?hd2*sin(?ooxmlArc21*0.000000291)"/>
            <draw:equation draw:name="ooxmlArc3" draw:formula="?ooxmlArc1+?wd2*2"/>
            <draw:equation draw:name="ooxmlArc4" draw:formula="?ooxmlArc2+?hd2*2"/>
            <draw:equation draw:name="ooxmlArc5" draw:formula="?ooxmlArc1+?wd2+?wd2*cos(?ooxmlArc0*0.000000291)"/>
            <draw:equation draw:name="ooxmlArc6" draw:formula="?ooxmlArc2+?hd2+?hd2*sin(?ooxmlArc0*0.000000291)"/>
            <draw:equation draw:name="ooxmlArc7" draw:formula="16200000+5400000"/>
            <draw:equation draw:name="ooxmlArc8" draw:formula="?ooxmlArc5-?wd2*cos(16200000*0.000000291)-?wd2"/>
            <draw:equation draw:name="ooxmlArc9" draw:formula="?ooxmlArc6-?hd2*sin(16200000*0.000000291)-?hd2"/>
            <draw:equation draw:name="ss" draw:formula="min(width,height)"/>
            <draw:equation draw:name="ssd2" draw:formula="?ss/2"/>
            <draw:equation draw:name="ssd4" draw:formula="?ss/4"/>
            <draw:equation draw:name="ssd6" draw:formula="?ss/6"/>
            <draw:equation draw:name="ssd8" draw:formula="?ss/8"/>
            <draw:equation draw:name="vc" draw:formula="height/2"/>
            <draw:equation draw:name="wd10" draw:formula="width/10"/>
            <draw:equation draw:name="wd2" draw:formula="width/2"/>
            <draw:equation draw:name="wd3" draw:formula="width/3"/>
            <draw:equation draw:name="wd4" draw:formula="width/4"/>
            <draw:equation draw:name="wd5" draw:formula="width/5"/>
            <draw:equation draw:name="wd6" draw:formula="width/6"/>
            <draw:equation draw:name="wd8" draw:formula="width/8"/>
            <draw:equation draw:name="width" draw:formula="width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3" xml:id="shape-160" draw:id="shape-160" draw:name="Oval 12" draw:layer="layout" svg:x="220.98935921680pt" svg:y="401.52825465700pt" presentation:class="text" svg:width="213.78965893790pt" svg:height="108.69819534776pt">
          <text:list text:style-name="L111" xml:id="list-de53d02d-8cea-4976-af97-920a35449f00">
            <text:list-item>
              <text:p text:style-name="P15"><text:span text:style-name="T54">Nontechnical</text:span><text:span text:style-name="T47"><text:s/></text:span></text:p>
            </text:list-item>
          </text:list>
          <draw:enhanced-geometry svg:viewBox="0 0 2715066 1378633" draw:modifiers="" draw:text-areas="?il ?it ?ir ?ib" draw:enhanced-path="M0 ?vc W?ooxmlArc1 ?ooxmlArc2 ?ooxmlArc3 ?ooxmlArc4 0 ?vc ?ooxmlArc5 ?ooxmlArc6 W?ooxmlArc8 ?ooxmlArc9 ?ooxmlArc10 ?ooxmlArc11 ?ooxmlArc5 ?ooxmlArc6 ?ooxmlArc12 ?ooxmlArc13 W?ooxmlArc15 ?ooxmlArc16 ?ooxmlArc17 ?ooxmlArc18 ?ooxmlArc12 ?ooxmlArc13 ?ooxmlArc19 ?ooxmlArc20 W?ooxmlArc22 ?ooxmlArc23 ?ooxmlArc24 ?ooxmlArc25 ?ooxmlArc19 ?ooxmlArc20 ?ooxmlArc26 ?ooxmlArc27 Z">
            <draw:equation draw:name="hc" draw:formula="width/2"/>
            <draw:equation draw:name="hd2" draw:formula="height/2"/>
            <draw:equation draw:name="hd3" draw:formula="height/3"/>
            <draw:equation draw:name="hd4" draw:formula="height/4"/>
            <draw:equation draw:name="hd5" draw:formula="height/5"/>
            <draw:equation draw:name="hd6" draw:formula="height/6"/>
            <draw:equation draw:name="hd8" draw:formula="height/8"/>
            <draw:equation draw:name="height" draw:formula="height"/>
            <draw:equation draw:name="ib" draw:formula="(?vc+?idy)-0"/>
            <draw:equation draw:name="idx" draw:formula="?wd2*cos(2700000*0.000000291)"/>
            <draw:equation draw:name="idy" draw:formula="?hd2*sin(2700000*0.000000291)"/>
            <draw:equation draw:name="il" draw:formula="(?hc+0)-?idx"/>
            <draw:equation draw:name="ir" draw:formula="(?hc+?idx)-0"/>
            <draw:equation draw:name="it" draw:formula="(?vc+0)-?idy"/>
            <draw:equation draw:name="ls" draw:formula="max(width,height)"/>
            <draw:equation draw:name="ooxmlArc0" draw:formula="10800000+5400000"/>
            <draw:equation draw:name="ooxmlArc1" draw:formula="0-?wd2*cos(10800000*0.000000291)-?wd2"/>
            <draw:equation draw:name="ooxmlArc10" draw:formula="?ooxmlArc8+?wd2*2"/>
            <draw:equation draw:name="ooxmlArc11" draw:formula="?ooxmlArc9+?hd2*2"/>
            <draw:equation draw:name="ooxmlArc12" draw:formula="?ooxmlArc8+?wd2+?wd2*cos(?ooxmlArc7*0.000000291)"/>
            <draw:equation draw:name="ooxmlArc13" draw:formula="?ooxmlArc9+?hd2+?hd2*sin(?ooxmlArc7*0.000000291)"/>
            <draw:equation draw:name="ooxmlArc14" draw:formula="0+5400000"/>
            <draw:equation draw:name="ooxmlArc15" draw:formula="?ooxmlArc12-?wd2*cos(0*0.000000291)-?wd2"/>
            <draw:equation draw:name="ooxmlArc16" draw:formula="?ooxmlArc13-?hd2*sin(0*0.000000291)-?hd2"/>
            <draw:equation draw:name="ooxmlArc17" draw:formula="?ooxmlArc15+?wd2*2"/>
            <draw:equation draw:name="ooxmlArc18" draw:formula="?ooxmlArc16+?hd2*2"/>
            <draw:equation draw:name="ooxmlArc19" draw:formula="?ooxmlArc15+?wd2+?wd2*cos(?ooxmlArc14*0.000000291)"/>
            <draw:equation draw:name="ooxmlArc2" draw:formula="?vc-?hd2*sin(10800000*0.000000291)-?hd2"/>
            <draw:equation draw:name="ooxmlArc20" draw:formula="?ooxmlArc16+?hd2+?hd2*sin(?ooxmlArc14*0.000000291)"/>
            <draw:equation draw:name="ooxmlArc21" draw:formula="5400000+5400000"/>
            <draw:equation draw:name="ooxmlArc22" draw:formula="?ooxmlArc19-?wd2*cos(5400000*0.000000291)-?wd2"/>
            <draw:equation draw:name="ooxmlArc23" draw:formula="?ooxmlArc20-?hd2*sin(5400000*0.000000291)-?hd2"/>
            <draw:equation draw:name="ooxmlArc24" draw:formula="?ooxmlArc22+?wd2*2"/>
            <draw:equation draw:name="ooxmlArc25" draw:formula="?ooxmlArc23+?hd2*2"/>
            <draw:equation draw:name="ooxmlArc26" draw:formula="?ooxmlArc22+?wd2+?wd2*cos(?ooxmlArc21*0.000000291)"/>
            <draw:equation draw:name="ooxmlArc27" draw:formula="?ooxmlArc23+?hd2+?hd2*sin(?ooxmlArc21*0.000000291)"/>
            <draw:equation draw:name="ooxmlArc3" draw:formula="?ooxmlArc1+?wd2*2"/>
            <draw:equation draw:name="ooxmlArc4" draw:formula="?ooxmlArc2+?hd2*2"/>
            <draw:equation draw:name="ooxmlArc5" draw:formula="?ooxmlArc1+?wd2+?wd2*cos(?ooxmlArc0*0.000000291)"/>
            <draw:equation draw:name="ooxmlArc6" draw:formula="?ooxmlArc2+?hd2+?hd2*sin(?ooxmlArc0*0.000000291)"/>
            <draw:equation draw:name="ooxmlArc7" draw:formula="16200000+5400000"/>
            <draw:equation draw:name="ooxmlArc8" draw:formula="?ooxmlArc5-?wd2*cos(16200000*0.000000291)-?wd2"/>
            <draw:equation draw:name="ooxmlArc9" draw:formula="?ooxmlArc6-?hd2*sin(16200000*0.000000291)-?hd2"/>
            <draw:equation draw:name="ss" draw:formula="min(width,height)"/>
            <draw:equation draw:name="ssd2" draw:formula="?ss/2"/>
            <draw:equation draw:name="ssd4" draw:formula="?ss/4"/>
            <draw:equation draw:name="ssd6" draw:formula="?ss/6"/>
            <draw:equation draw:name="ssd8" draw:formula="?ss/8"/>
            <draw:equation draw:name="vc" draw:formula="height/2"/>
            <draw:equation draw:name="wd10" draw:formula="width/10"/>
            <draw:equation draw:name="wd2" draw:formula="width/2"/>
            <draw:equation draw:name="wd3" draw:formula="width/3"/>
            <draw:equation draw:name="wd4" draw:formula="width/4"/>
            <draw:equation draw:name="wd5" draw:formula="width/5"/>
            <draw:equation draw:name="wd6" draw:formula="width/6"/>
            <draw:equation draw:name="wd8" draw:formula="width/8"/>
            <draw:equation draw:name="width" draw:formula="width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path draw:style-name="gr24" xml:id="shape-161" draw:id="shape-161" draw:layer="layout" svg:width="318.75645772100pt" svg:height="332.30608749340pt" svg:x="190.77198403400pt" svg:y="137.36716710680pt" svg:viewBox="0 0 319 332" presentation:class="text" svg:d="M318.756 0L0 332.306" calligra:nodeTypes="cc">
          <draw:glue-point draw:id="4" svg:x="0.50000000000pt" svg:y="0.50000000000pt" draw:align="center"/>
          <draw:glue-point draw:id="5" svg:x="0.50000000000pt" svg:y="0.50000000000pt" draw:align="center"/>
        </draw:path>
        <draw:path draw:style-name="gr24" xml:id="shape-162" draw:id="shape-162" draw:layer="layout" svg:width="334.82892650960pt" svg:height="350.92974180400pt" svg:x="384.60539069440pt" svg:y="178.32786798780pt" svg:viewBox="0 0 335 351" presentation:class="text" svg:d="M334.829 0L0 350.93" calligra:nodeTypes="cc">
          <draw:glue-point draw:id="4" svg:x="0.50000000000pt" svg:y="0.50000000000pt" draw:align="center"/>
          <draw:glue-point draw:id="5" svg:x="0.50000000000pt" svg:y="0.50000000000pt" draw:align="center"/>
        </draw:path>
        <draw:custom-shape draw:style-name="gr25" xml:id="shape-163" draw:id="shape-163" draw:name="Right Arrow 19" draw:layer="layout" svg:x="182.77826939840pt" svg:y="68.82531608240pt" presentation:class="text" svg:width="53.17804488080pt" svg:height="23.01736270960pt">
          <draw:enhanced-geometry svg:viewBox="0 0 675249 292388" draw:modifiers="" draw:text-areas="0 ?y1 ?x2 ?y2" draw:enhanced-path="M0 ?y1 L?x1 ?y1 L?x1 0 L?width ?vc L?x1 ?height L?x1 ?y2 L0 ?y2 Z">
            <draw:equation draw:name="a1" draw:formula="if(max(0-?adj1,0),0,if(max(?adj1-100000,0),100000,?adj1))"/>
            <draw:equation draw:name="a2" draw:formula="if(max(0-?adj2,0),0,if(max(?adj2-?maxAdj2,0),?maxAdj2,?adj2))"/>
            <draw:equation draw:name="adj1" draw:formula="50000"/>
            <draw:equation draw:name="adj2" draw:formula="50000"/>
            <draw:equation draw:name="dx1" draw:formula="(?ss*?a2)/100000"/>
            <draw:equation draw:name="dx2" draw:formula="(?y1*?dx1)/?hd2"/>
            <draw:equation draw:name="dy1" draw:formula="(height*?a1)/200000"/>
            <draw:equation draw:name="hc" draw:formula="width/2"/>
            <draw:equation draw:name="hd2" draw:formula="height/2"/>
            <draw:equation draw:name="hd3" draw:formula="height/3"/>
            <draw:equation draw:name="hd4" draw:formula="height/4"/>
            <draw:equation draw:name="hd5" draw:formula="height/5"/>
            <draw:equation draw:name="hd6" draw:formula="height/6"/>
            <draw:equation draw:name="hd8" draw:formula="height/8"/>
            <draw:equation draw:name="height" draw:formula="height"/>
            <draw:equation draw:name="ls" draw:formula="max(width,height)"/>
            <draw:equation draw:name="maxAdj2" draw:formula="(100000*width)/?ss"/>
            <draw:equation draw:name="ss" draw:formula="min(width,height)"/>
            <draw:equation draw:name="ssd2" draw:formula="?ss/2"/>
            <draw:equation draw:name="ssd4" draw:formula="?ss/4"/>
            <draw:equation draw:name="ssd6" draw:formula="?ss/6"/>
            <draw:equation draw:name="ssd8" draw:formula="?ss/8"/>
            <draw:equation draw:name="vc" draw:formula="height/2"/>
            <draw:equation draw:name="wd10" draw:formula="width/10"/>
            <draw:equation draw:name="wd2" draw:formula="width/2"/>
            <draw:equation draw:name="wd3" draw:formula="width/3"/>
            <draw:equation draw:name="wd4" draw:formula="width/4"/>
            <draw:equation draw:name="wd5" draw:formula="width/5"/>
            <draw:equation draw:name="wd6" draw:formula="width/6"/>
            <draw:equation draw:name="wd8" draw:formula="width/8"/>
            <draw:equation draw:name="width" draw:formula="width"/>
            <draw:equation draw:name="x1" draw:formula="(width+0)-?dx1"/>
            <draw:equation draw:name="x2" draw:formula="(?x1+?dx2)-0"/>
            <draw:equation draw:name="y1" draw:formula="(?vc+0)-?dy1"/>
            <draw:equation draw:name="y2" draw:formula="(?vc+?dy1)-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5" xml:id="shape-164" draw:id="shape-164" draw:name="Right Arrow 20" draw:layer="layout" svg:x="178.58298654000pt" svg:y="185.15937588560pt" presentation:class="text" svg:width="57.34498123340pt" svg:height="23.01736270960pt">
          <draw:enhanced-geometry svg:viewBox="0 0 728395 292388" draw:modifiers="" draw:text-areas="0 ?y1 ?x2 ?y2" draw:enhanced-path="M0 ?y1 L?x1 ?y1 L?x1 0 L?width ?vc L?x1 ?height L?x1 ?y2 L0 ?y2 Z">
            <draw:equation draw:name="a1" draw:formula="if(max(0-?adj1,0),0,if(max(?adj1-100000,0),100000,?adj1))"/>
            <draw:equation draw:name="a2" draw:formula="if(max(0-?adj2,0),0,if(max(?adj2-?maxAdj2,0),?maxAdj2,?adj2))"/>
            <draw:equation draw:name="adj1" draw:formula="50000"/>
            <draw:equation draw:name="adj2" draw:formula="50000"/>
            <draw:equation draw:name="dx1" draw:formula="(?ss*?a2)/100000"/>
            <draw:equation draw:name="dx2" draw:formula="(?y1*?dx1)/?hd2"/>
            <draw:equation draw:name="dy1" draw:formula="(height*?a1)/200000"/>
            <draw:equation draw:name="hc" draw:formula="width/2"/>
            <draw:equation draw:name="hd2" draw:formula="height/2"/>
            <draw:equation draw:name="hd3" draw:formula="height/3"/>
            <draw:equation draw:name="hd4" draw:formula="height/4"/>
            <draw:equation draw:name="hd5" draw:formula="height/5"/>
            <draw:equation draw:name="hd6" draw:formula="height/6"/>
            <draw:equation draw:name="hd8" draw:formula="height/8"/>
            <draw:equation draw:name="height" draw:formula="height"/>
            <draw:equation draw:name="ls" draw:formula="max(width,height)"/>
            <draw:equation draw:name="maxAdj2" draw:formula="(100000*width)/?ss"/>
            <draw:equation draw:name="ss" draw:formula="min(width,height)"/>
            <draw:equation draw:name="ssd2" draw:formula="?ss/2"/>
            <draw:equation draw:name="ssd4" draw:formula="?ss/4"/>
            <draw:equation draw:name="ssd6" draw:formula="?ss/6"/>
            <draw:equation draw:name="ssd8" draw:formula="?ss/8"/>
            <draw:equation draw:name="vc" draw:formula="height/2"/>
            <draw:equation draw:name="wd10" draw:formula="width/10"/>
            <draw:equation draw:name="wd2" draw:formula="width/2"/>
            <draw:equation draw:name="wd3" draw:formula="width/3"/>
            <draw:equation draw:name="wd4" draw:formula="width/4"/>
            <draw:equation draw:name="wd5" draw:formula="width/5"/>
            <draw:equation draw:name="wd6" draw:formula="width/6"/>
            <draw:equation draw:name="wd8" draw:formula="width/8"/>
            <draw:equation draw:name="width" draw:formula="width"/>
            <draw:equation draw:name="x1" draw:formula="(width+0)-?dx1"/>
            <draw:equation draw:name="x2" draw:formula="(?x1+?dx2)-0"/>
            <draw:equation draw:name="y1" draw:formula="(?vc+0)-?dy1"/>
            <draw:equation draw:name="y2" draw:formula="(?vc+?dy1)-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5" xml:id="shape-165" draw:id="shape-165" draw:name="Right Arrow 21" draw:layer="layout" svg:x="662.08933597060pt" svg:y="56.18277449560pt" presentation:class="text" svg:width="57.34498123340pt" svg:height="23.01736270960pt">
          <draw:enhanced-geometry svg:viewBox="0 0 728395 292388" draw:modifiers="" draw:text-areas="0 ?y1 ?x2 ?y2" draw:enhanced-path="M0 ?y1 L?x1 ?y1 L?x1 0 L?width ?vc L?x1 ?height L?x1 ?y2 L0 ?y2 Z">
            <draw:equation draw:name="a1" draw:formula="if(max(0-?adj1,0),0,if(max(?adj1-100000,0),100000,?adj1))"/>
            <draw:equation draw:name="a2" draw:formula="if(max(0-?adj2,0),0,if(max(?adj2-?maxAdj2,0),?maxAdj2,?adj2))"/>
            <draw:equation draw:name="adj1" draw:formula="50000"/>
            <draw:equation draw:name="adj2" draw:formula="50000"/>
            <draw:equation draw:name="dx1" draw:formula="(?ss*?a2)/100000"/>
            <draw:equation draw:name="dx2" draw:formula="(?y1*?dx1)/?hd2"/>
            <draw:equation draw:name="dy1" draw:formula="(height*?a1)/200000"/>
            <draw:equation draw:name="hc" draw:formula="width/2"/>
            <draw:equation draw:name="hd2" draw:formula="height/2"/>
            <draw:equation draw:name="hd3" draw:formula="height/3"/>
            <draw:equation draw:name="hd4" draw:formula="height/4"/>
            <draw:equation draw:name="hd5" draw:formula="height/5"/>
            <draw:equation draw:name="hd6" draw:formula="height/6"/>
            <draw:equation draw:name="hd8" draw:formula="height/8"/>
            <draw:equation draw:name="height" draw:formula="height"/>
            <draw:equation draw:name="ls" draw:formula="max(width,height)"/>
            <draw:equation draw:name="maxAdj2" draw:formula="(100000*width)/?ss"/>
            <draw:equation draw:name="ss" draw:formula="min(width,height)"/>
            <draw:equation draw:name="ssd2" draw:formula="?ss/2"/>
            <draw:equation draw:name="ssd4" draw:formula="?ss/4"/>
            <draw:equation draw:name="ssd6" draw:formula="?ss/6"/>
            <draw:equation draw:name="ssd8" draw:formula="?ss/8"/>
            <draw:equation draw:name="vc" draw:formula="height/2"/>
            <draw:equation draw:name="wd10" draw:formula="width/10"/>
            <draw:equation draw:name="wd2" draw:formula="width/2"/>
            <draw:equation draw:name="wd3" draw:formula="width/3"/>
            <draw:equation draw:name="wd4" draw:formula="width/4"/>
            <draw:equation draw:name="wd5" draw:formula="width/5"/>
            <draw:equation draw:name="wd6" draw:formula="width/6"/>
            <draw:equation draw:name="wd8" draw:formula="width/8"/>
            <draw:equation draw:name="width" draw:formula="width"/>
            <draw:equation draw:name="x1" draw:formula="(width+0)-?dx1"/>
            <draw:equation draw:name="x2" draw:formula="(?x1+?dx2)-0"/>
            <draw:equation draw:name="y1" draw:formula="(?vc+0)-?dy1"/>
            <draw:equation draw:name="y2" draw:formula="(?vc+?dy1)-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5" xml:id="shape-166" draw:id="shape-166" draw:name="Right Arrow 22" draw:layer="layout" svg:x="170.27746034060pt" svg:y="447.50628706460pt" presentation:class="text" svg:width="57.34498123340pt" svg:height="23.01736270960pt">
          <draw:enhanced-geometry svg:viewBox="0 0 728395 292388" draw:modifiers="" draw:text-areas="0 ?y1 ?x2 ?y2" draw:enhanced-path="M0 ?y1 L?x1 ?y1 L?x1 0 L?width ?vc L?x1 ?height L?x1 ?y2 L0 ?y2 Z">
            <draw:equation draw:name="a1" draw:formula="if(max(0-?adj1,0),0,if(max(?adj1-100000,0),100000,?adj1))"/>
            <draw:equation draw:name="a2" draw:formula="if(max(0-?adj2,0),0,if(max(?adj2-?maxAdj2,0),?maxAdj2,?adj2))"/>
            <draw:equation draw:name="adj1" draw:formula="50000"/>
            <draw:equation draw:name="adj2" draw:formula="50000"/>
            <draw:equation draw:name="dx1" draw:formula="(?ss*?a2)/100000"/>
            <draw:equation draw:name="dx2" draw:formula="(?y1*?dx1)/?hd2"/>
            <draw:equation draw:name="dy1" draw:formula="(height*?a1)/200000"/>
            <draw:equation draw:name="hc" draw:formula="width/2"/>
            <draw:equation draw:name="hd2" draw:formula="height/2"/>
            <draw:equation draw:name="hd3" draw:formula="height/3"/>
            <draw:equation draw:name="hd4" draw:formula="height/4"/>
            <draw:equation draw:name="hd5" draw:formula="height/5"/>
            <draw:equation draw:name="hd6" draw:formula="height/6"/>
            <draw:equation draw:name="hd8" draw:formula="height/8"/>
            <draw:equation draw:name="height" draw:formula="height"/>
            <draw:equation draw:name="ls" draw:formula="max(width,height)"/>
            <draw:equation draw:name="maxAdj2" draw:formula="(100000*width)/?ss"/>
            <draw:equation draw:name="ss" draw:formula="min(width,height)"/>
            <draw:equation draw:name="ssd2" draw:formula="?ss/2"/>
            <draw:equation draw:name="ssd4" draw:formula="?ss/4"/>
            <draw:equation draw:name="ssd6" draw:formula="?ss/6"/>
            <draw:equation draw:name="ssd8" draw:formula="?ss/8"/>
            <draw:equation draw:name="vc" draw:formula="height/2"/>
            <draw:equation draw:name="wd10" draw:formula="width/10"/>
            <draw:equation draw:name="wd2" draw:formula="width/2"/>
            <draw:equation draw:name="wd3" draw:formula="width/3"/>
            <draw:equation draw:name="wd4" draw:formula="width/4"/>
            <draw:equation draw:name="wd5" draw:formula="width/5"/>
            <draw:equation draw:name="wd6" draw:formula="width/6"/>
            <draw:equation draw:name="wd8" draw:formula="width/8"/>
            <draw:equation draw:name="width" draw:formula="width"/>
            <draw:equation draw:name="x1" draw:formula="(width+0)-?dx1"/>
            <draw:equation draw:name="x2" draw:formula="(?x1+?dx2)-0"/>
            <draw:equation draw:name="y1" draw:formula="(?vc+0)-?dy1"/>
            <draw:equation draw:name="y2" draw:formula="(?vc+?dy1)-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5" xml:id="shape-167" draw:id="shape-167" draw:name="Right Arrow 23" draw:layer="layout" svg:x="169.17194661440pt" svg:y="316.97062785560pt" presentation:class="text" svg:width="57.34498123340pt" svg:height="23.01736270960pt">
          <draw:enhanced-geometry svg:viewBox="0 0 728395 292388" draw:modifiers="" draw:text-areas="0 ?y1 ?x2 ?y2" draw:enhanced-path="M0 ?y1 L?x1 ?y1 L?x1 0 L?width ?vc L?x1 ?height L?x1 ?y2 L0 ?y2 Z">
            <draw:equation draw:name="a1" draw:formula="if(max(0-?adj1,0),0,if(max(?adj1-100000,0),100000,?adj1))"/>
            <draw:equation draw:name="a2" draw:formula="if(max(0-?adj2,0),0,if(max(?adj2-?maxAdj2,0),?maxAdj2,?adj2))"/>
            <draw:equation draw:name="adj1" draw:formula="50000"/>
            <draw:equation draw:name="adj2" draw:formula="50000"/>
            <draw:equation draw:name="dx1" draw:formula="(?ss*?a2)/100000"/>
            <draw:equation draw:name="dx2" draw:formula="(?y1*?dx1)/?hd2"/>
            <draw:equation draw:name="dy1" draw:formula="(height*?a1)/200000"/>
            <draw:equation draw:name="hc" draw:formula="width/2"/>
            <draw:equation draw:name="hd2" draw:formula="height/2"/>
            <draw:equation draw:name="hd3" draw:formula="height/3"/>
            <draw:equation draw:name="hd4" draw:formula="height/4"/>
            <draw:equation draw:name="hd5" draw:formula="height/5"/>
            <draw:equation draw:name="hd6" draw:formula="height/6"/>
            <draw:equation draw:name="hd8" draw:formula="height/8"/>
            <draw:equation draw:name="height" draw:formula="height"/>
            <draw:equation draw:name="ls" draw:formula="max(width,height)"/>
            <draw:equation draw:name="maxAdj2" draw:formula="(100000*width)/?ss"/>
            <draw:equation draw:name="ss" draw:formula="min(width,height)"/>
            <draw:equation draw:name="ssd2" draw:formula="?ss/2"/>
            <draw:equation draw:name="ssd4" draw:formula="?ss/4"/>
            <draw:equation draw:name="ssd6" draw:formula="?ss/6"/>
            <draw:equation draw:name="ssd8" draw:formula="?ss/8"/>
            <draw:equation draw:name="vc" draw:formula="height/2"/>
            <draw:equation draw:name="wd10" draw:formula="width/10"/>
            <draw:equation draw:name="wd2" draw:formula="width/2"/>
            <draw:equation draw:name="wd3" draw:formula="width/3"/>
            <draw:equation draw:name="wd4" draw:formula="width/4"/>
            <draw:equation draw:name="wd5" draw:formula="width/5"/>
            <draw:equation draw:name="wd6" draw:formula="width/6"/>
            <draw:equation draw:name="wd8" draw:formula="width/8"/>
            <draw:equation draw:name="width" draw:formula="width"/>
            <draw:equation draw:name="x1" draw:formula="(width+0)-?dx1"/>
            <draw:equation draw:name="x2" draw:formula="(?x1+?dx2)-0"/>
            <draw:equation draw:name="y1" draw:formula="(?vc+0)-?dy1"/>
            <draw:equation draw:name="y2" draw:formula="(?vc+?dy1)-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5" xml:id="shape-168" draw:id="shape-168" draw:name="Right Arrow 24" draw:layer="layout" svg:x="674.70353105160pt" svg:y="188.73103561640pt" presentation:class="text" svg:width="57.34498123340pt" svg:height="23.01736270960pt">
          <draw:enhanced-geometry svg:viewBox="0 0 728395 292388" draw:modifiers="" draw:text-areas="0 ?y1 ?x2 ?y2" draw:enhanced-path="M0 ?y1 L?x1 ?y1 L?x1 0 L?width ?vc L?x1 ?height L?x1 ?y2 L0 ?y2 Z">
            <draw:equation draw:name="a1" draw:formula="if(max(0-?adj1,0),0,if(max(?adj1-100000,0),100000,?adj1))"/>
            <draw:equation draw:name="a2" draw:formula="if(max(0-?adj2,0),0,if(max(?adj2-?maxAdj2,0),?maxAdj2,?adj2))"/>
            <draw:equation draw:name="adj1" draw:formula="50000"/>
            <draw:equation draw:name="adj2" draw:formula="50000"/>
            <draw:equation draw:name="dx1" draw:formula="(?ss*?a2)/100000"/>
            <draw:equation draw:name="dx2" draw:formula="(?y1*?dx1)/?hd2"/>
            <draw:equation draw:name="dy1" draw:formula="(height*?a1)/200000"/>
            <draw:equation draw:name="hc" draw:formula="width/2"/>
            <draw:equation draw:name="hd2" draw:formula="height/2"/>
            <draw:equation draw:name="hd3" draw:formula="height/3"/>
            <draw:equation draw:name="hd4" draw:formula="height/4"/>
            <draw:equation draw:name="hd5" draw:formula="height/5"/>
            <draw:equation draw:name="hd6" draw:formula="height/6"/>
            <draw:equation draw:name="hd8" draw:formula="height/8"/>
            <draw:equation draw:name="height" draw:formula="height"/>
            <draw:equation draw:name="ls" draw:formula="max(width,height)"/>
            <draw:equation draw:name="maxAdj2" draw:formula="(100000*width)/?ss"/>
            <draw:equation draw:name="ss" draw:formula="min(width,height)"/>
            <draw:equation draw:name="ssd2" draw:formula="?ss/2"/>
            <draw:equation draw:name="ssd4" draw:formula="?ss/4"/>
            <draw:equation draw:name="ssd6" draw:formula="?ss/6"/>
            <draw:equation draw:name="ssd8" draw:formula="?ss/8"/>
            <draw:equation draw:name="vc" draw:formula="height/2"/>
            <draw:equation draw:name="wd10" draw:formula="width/10"/>
            <draw:equation draw:name="wd2" draw:formula="width/2"/>
            <draw:equation draw:name="wd3" draw:formula="width/3"/>
            <draw:equation draw:name="wd4" draw:formula="width/4"/>
            <draw:equation draw:name="wd5" draw:formula="width/5"/>
            <draw:equation draw:name="wd6" draw:formula="width/6"/>
            <draw:equation draw:name="wd8" draw:formula="width/8"/>
            <draw:equation draw:name="width" draw:formula="width"/>
            <draw:equation draw:name="x1" draw:formula="(width+0)-?dx1"/>
            <draw:equation draw:name="x2" draw:formula="(?x1+?dx2)-0"/>
            <draw:equation draw:name="y1" draw:formula="(?vc+0)-?dy1"/>
            <draw:equation draw:name="y2" draw:formula="(?vc+?dy1)-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5" xml:id="shape-169" draw:id="shape-169" draw:name="Right Arrow 25" draw:layer="layout" svg:x="675.80904477780pt" svg:y="310.39423851000pt" presentation:class="text" svg:width="57.34498123340pt" svg:height="23.01736270960pt">
          <draw:enhanced-geometry svg:viewBox="0 0 728395 292388" draw:modifiers="" draw:text-areas="0 ?y1 ?x2 ?y2" draw:enhanced-path="M0 ?y1 L?x1 ?y1 L?x1 0 L?width ?vc L?x1 ?height L?x1 ?y2 L0 ?y2 Z">
            <draw:equation draw:name="a1" draw:formula="if(max(0-?adj1,0),0,if(max(?adj1-100000,0),100000,?adj1))"/>
            <draw:equation draw:name="a2" draw:formula="if(max(0-?adj2,0),0,if(max(?adj2-?maxAdj2,0),?maxAdj2,?adj2))"/>
            <draw:equation draw:name="adj1" draw:formula="50000"/>
            <draw:equation draw:name="adj2" draw:formula="50000"/>
            <draw:equation draw:name="dx1" draw:formula="(?ss*?a2)/100000"/>
            <draw:equation draw:name="dx2" draw:formula="(?y1*?dx1)/?hd2"/>
            <draw:equation draw:name="dy1" draw:formula="(height*?a1)/200000"/>
            <draw:equation draw:name="hc" draw:formula="width/2"/>
            <draw:equation draw:name="hd2" draw:formula="height/2"/>
            <draw:equation draw:name="hd3" draw:formula="height/3"/>
            <draw:equation draw:name="hd4" draw:formula="height/4"/>
            <draw:equation draw:name="hd5" draw:formula="height/5"/>
            <draw:equation draw:name="hd6" draw:formula="height/6"/>
            <draw:equation draw:name="hd8" draw:formula="height/8"/>
            <draw:equation draw:name="height" draw:formula="height"/>
            <draw:equation draw:name="ls" draw:formula="max(width,height)"/>
            <draw:equation draw:name="maxAdj2" draw:formula="(100000*width)/?ss"/>
            <draw:equation draw:name="ss" draw:formula="min(width,height)"/>
            <draw:equation draw:name="ssd2" draw:formula="?ss/2"/>
            <draw:equation draw:name="ssd4" draw:formula="?ss/4"/>
            <draw:equation draw:name="ssd6" draw:formula="?ss/6"/>
            <draw:equation draw:name="ssd8" draw:formula="?ss/8"/>
            <draw:equation draw:name="vc" draw:formula="height/2"/>
            <draw:equation draw:name="wd10" draw:formula="width/10"/>
            <draw:equation draw:name="wd2" draw:formula="width/2"/>
            <draw:equation draw:name="wd3" draw:formula="width/3"/>
            <draw:equation draw:name="wd4" draw:formula="width/4"/>
            <draw:equation draw:name="wd5" draw:formula="width/5"/>
            <draw:equation draw:name="wd6" draw:formula="width/6"/>
            <draw:equation draw:name="wd8" draw:formula="width/8"/>
            <draw:equation draw:name="width" draw:formula="width"/>
            <draw:equation draw:name="x1" draw:formula="(width+0)-?dx1"/>
            <draw:equation draw:name="x2" draw:formula="(?x1+?dx2)-0"/>
            <draw:equation draw:name="y1" draw:formula="(?vc+0)-?dy1"/>
            <draw:equation draw:name="y2" draw:formula="(?vc+?dy1)-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custom-shape draw:style-name="gr25" xml:id="shape-170" draw:id="shape-170" draw:name="Right Arrow 26" draw:layer="layout" svg:x="674.70353105160pt" svg:y="438.23697966800pt" presentation:class="text" svg:width="57.34498123340pt" svg:height="23.01736270960pt">
          <draw:enhanced-geometry svg:viewBox="0 0 728395 292388" draw:modifiers="" draw:text-areas="0 ?y1 ?x2 ?y2" draw:enhanced-path="M0 ?y1 L?x1 ?y1 L?x1 0 L?width ?vc L?x1 ?height L?x1 ?y2 L0 ?y2 Z">
            <draw:equation draw:name="a1" draw:formula="if(max(0-?adj1,0),0,if(max(?adj1-100000,0),100000,?adj1))"/>
            <draw:equation draw:name="a2" draw:formula="if(max(0-?adj2,0),0,if(max(?adj2-?maxAdj2,0),?maxAdj2,?adj2))"/>
            <draw:equation draw:name="adj1" draw:formula="50000"/>
            <draw:equation draw:name="adj2" draw:formula="50000"/>
            <draw:equation draw:name="dx1" draw:formula="(?ss*?a2)/100000"/>
            <draw:equation draw:name="dx2" draw:formula="(?y1*?dx1)/?hd2"/>
            <draw:equation draw:name="dy1" draw:formula="(height*?a1)/200000"/>
            <draw:equation draw:name="hc" draw:formula="width/2"/>
            <draw:equation draw:name="hd2" draw:formula="height/2"/>
            <draw:equation draw:name="hd3" draw:formula="height/3"/>
            <draw:equation draw:name="hd4" draw:formula="height/4"/>
            <draw:equation draw:name="hd5" draw:formula="height/5"/>
            <draw:equation draw:name="hd6" draw:formula="height/6"/>
            <draw:equation draw:name="hd8" draw:formula="height/8"/>
            <draw:equation draw:name="height" draw:formula="height"/>
            <draw:equation draw:name="ls" draw:formula="max(width,height)"/>
            <draw:equation draw:name="maxAdj2" draw:formula="(100000*width)/?ss"/>
            <draw:equation draw:name="ss" draw:formula="min(width,height)"/>
            <draw:equation draw:name="ssd2" draw:formula="?ss/2"/>
            <draw:equation draw:name="ssd4" draw:formula="?ss/4"/>
            <draw:equation draw:name="ssd6" draw:formula="?ss/6"/>
            <draw:equation draw:name="ssd8" draw:formula="?ss/8"/>
            <draw:equation draw:name="vc" draw:formula="height/2"/>
            <draw:equation draw:name="wd10" draw:formula="width/10"/>
            <draw:equation draw:name="wd2" draw:formula="width/2"/>
            <draw:equation draw:name="wd3" draw:formula="width/3"/>
            <draw:equation draw:name="wd4" draw:formula="width/4"/>
            <draw:equation draw:name="wd5" draw:formula="width/5"/>
            <draw:equation draw:name="wd6" draw:formula="width/6"/>
            <draw:equation draw:name="wd8" draw:formula="width/8"/>
            <draw:equation draw:name="width" draw:formula="width"/>
            <draw:equation draw:name="x1" draw:formula="(width+0)-?dx1"/>
            <draw:equation draw:name="x2" draw:formula="(?x1+?dx2)-0"/>
            <draw:equation draw:name="y1" draw:formula="(?vc+0)-?dy1"/>
            <draw:equation draw:name="y2" draw:formula="(?vc+?dy1)-0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presentation:notes>
          <draw:frame presentation:style-name="pr2" xml:id="shape-171" draw:id="shape-171" draw:name="Slide Number Placeholder 3" draw:layer="" svg:width="234.00040537900pt" svg:height="36.11344838920pt" svg:x="305.88714408780pt" svg:y="683.88779893080pt" presentation:class="notes" presentation:placeholder="true">
            <draw:text-box>
              <text:list text:style-name="L111" xml:id="list-5722e6ea-1a67-4e8c-bef5-20aa16707911">
                <text:list-item>
                  <text:p text:style-name="P24"><text:span text:style-name="T55"><text:page-number text:select-page="current"/></text:span></text:p>
                </text:list-item>
              </text:list>
            </draw:text-box>
            <draw:glue-point draw:id="4" svg:x="0.50000000000pt" svg:y="0.50000000000pt" draw:align="center"/>
            <draw:glue-point draw:id="5" svg:x="0.50000000000pt" svg:y="0.50000000000pt" draw:align="center"/>
          </draw:frame>
          <draw:page-thumbnail draw:style-name="gr7" xml:id="shape-172" draw:id="shape-172" draw:layer="" svg:width="432.00074839200pt" svg:height="242.98624771760pt" svg:x="54.00009354900pt" svg:y="90.00015591500pt" presentation:class="page" draw:page-number="26"/>
          <draw:frame draw:style-name="gr9" xml:id="shape-173" draw:id="shape-173" draw:name="Notes Placeholder 2" draw:layer="" svg:width="432.00074839200pt" svg:height="283.49340450580pt" svg:x="54.00009354900pt" svg:y="346.50768689920pt" presentation:class="outline" presentation:placeholder="true" draw:text-style-name="P25">
            <draw:text-box/>
            <draw:glue-point draw:id="4" svg:x="0.50000000000pt" svg:y="0.50000000000pt" draw:align="center"/>
            <draw:glue-point draw:id="5" svg:x="0.50000000000pt" svg:y="0.50000000000pt" draw:align="center"/>
          </draw:frame>
        </presentation:notes>
      </draw:page>
      <draw:page draw:name="Slide 27" draw:id="page27" xml:id="page27" draw:master-page-name="Default1" draw:style-name="dp2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828.00143441800pt" svg:height="104.37183435560pt" svg:x="42.74653074640pt" svg:y="0.00000000000pt" draw:style-name="gr8" xml:id="shape-174" draw:id="shape-174" draw:name="Title 1" draw:layer="layout" presentation:class="title">
          <draw:text-box>
            <text:list text:style-name="L111" xml:id="list-b251ff6c-f57e-4b48-bb48-a432a881d7d4">
              <text:list-item>
                <text:p text:style-name="P5"><text:span text:style-name="T7">Purpose of Expository Writing<text:s/>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g draw:style-name="gr9" xml:id="shape-175" draw:id="shape-175" draw:name="Content Placeholder 3" svg:y="-0.50000000000pt">
          <draw:custom-shape draw:style-name="gr11" xml:id="shape-176" draw:id="shape-176" draw:name="ellipse1" draw:layer="layout" svg:x="30.02711455218pt" svg:y="108.41725932816pt" svg:width="209.04149937477pt" svg:height="214.76349880949pt">
            <text:p text:style-name="P8">Inform</text:p>
            <draw:enhanced-geometry svg:viewBox="0 0 21600 21600" draw:modifiers="" draw:enhanced-path="U10800 10800 10800 10800 0 360 Z N"/>
            <draw:glue-point draw:id="4" svg:x="0.50000000000pt" svg:y="0.50000000000pt" draw:align="center"/>
            <draw:glue-point draw:id="5" svg:x="0.50000000000pt" svg:y="0.50000000000pt" draw:align="center"/>
          </draw:custom-shape>
          <draw:custom-shape draw:style-name="gr11" xml:id="shape-177" draw:id="shape-177" draw:name="ellipse2" draw:layer="layout" svg:x="137.05985017884pt" svg:y="266.44233682401pt" svg:width="209.04149937477pt" svg:height="214.76349880949pt">
            <text:p text:style-name="P8">Analyze</text:p>
            <draw:enhanced-geometry svg:viewBox="0 0 21600 21600" draw:modifiers="" draw:enhanced-path="U10800 10800 10800 10800 0 360 Z N"/>
            <draw:glue-point draw:id="4" svg:x="0.50000000000pt" svg:y="0.50000000000pt" draw:align="center"/>
            <draw:glue-point draw:id="5" svg:x="0.50000000000pt" svg:y="0.50000000000pt" draw:align="center"/>
          </draw:custom-shape>
          <draw:custom-shape draw:style-name="gr11" xml:id="shape-178" draw:id="shape-178" draw:name="ellipse3" draw:layer="layout" svg:x="244.17771894750pt" svg:y="108.41725932816pt" svg:width="209.04149937477pt" svg:height="214.76349880949pt">
            <text:p text:style-name="P8">Explain</text:p>
            <draw:enhanced-geometry svg:viewBox="0 0 21600 21600" draw:modifiers="" draw:enhanced-path="U10800 10800 10800 10800 0 360 Z N"/>
            <draw:glue-point draw:id="4" svg:x="0.50000000000pt" svg:y="0.50000000000pt" draw:align="center"/>
            <draw:glue-point draw:id="5" svg:x="0.50000000000pt" svg:y="0.50000000000pt" draw:align="center"/>
          </draw:custom-shape>
          <draw:custom-shape draw:style-name="gr11" xml:id="shape-179" draw:id="shape-179" draw:name="ellipse3" draw:layer="layout" svg:x="244.17771894750pt" svg:y="108.41725932816pt" svg:width="209.04149937477pt" svg:height="214.76349880949pt">
            <text:p text:style-name="P8">Explain</text:p>
            <draw:enhanced-geometry svg:viewBox="0 0 21600 21600" draw:modifiers="" draw:enhanced-path="U10800 10800 10800 10800 0 360 Z N"/>
            <draw:glue-point draw:id="4" svg:x="0.50000000000pt" svg:y="0.50000000000pt" draw:align="center"/>
            <draw:glue-point draw:id="5" svg:x="0.50000000000pt" svg:y="0.50000000000pt" draw:align="center"/>
          </draw:custom-shape>
          <draw:custom-shape draw:style-name="gr11" xml:id="shape-180" draw:id="shape-180" draw:name="ellipse4" draw:layer="layout" svg:x="351.21073369924pt" svg:y="266.44233682401pt" svg:width="209.04149937477pt" svg:height="214.76349880949pt">
            <text:p text:style-name="P8">Communicate</text:p>
            <draw:enhanced-geometry svg:viewBox="0 0 21600 21600" draw:modifiers="" draw:enhanced-path="U10800 10800 10800 10800 0 360 Z N"/>
            <draw:glue-point draw:id="4" svg:x="0.50000000000pt" svg:y="0.50000000000pt" draw:align="center"/>
            <draw:glue-point draw:id="5" svg:x="0.50000000000pt" svg:y="0.50000000000pt" draw:align="center"/>
          </draw:custom-shape>
          <draw:custom-shape draw:style-name="gr11" xml:id="shape-181" draw:id="shape-181" draw:name="ellipse5" draw:layer="layout" svg:x="458.32776509274pt" svg:y="108.41725932816pt" svg:width="209.04149937477pt" svg:height="214.76349880949pt">
            <text:p text:style-name="P8">Describe</text:p>
            <draw:enhanced-geometry svg:viewBox="0 0 21600 21600" draw:modifiers="" draw:enhanced-path="U10800 10800 10800 10800 0 360 Z N"/>
            <draw:glue-point draw:id="4" svg:x="0.50000000000pt" svg:y="0.50000000000pt" draw:align="center"/>
            <draw:glue-point draw:id="5" svg:x="0.50000000000pt" svg:y="0.50000000000pt" draw:align="center"/>
          </draw:custom-shape>
          <draw:custom-shape draw:style-name="gr11" xml:id="shape-182" draw:id="shape-182" draw:name="ellipse6" draw:layer="layout" svg:x="565.36105896952pt" svg:y="266.44233682401pt" svg:width="209.04149937477pt" svg:height="214.76349880949pt">
            <text:p text:style-name="P8">FAQs</text:p>
            <draw:enhanced-geometry svg:viewBox="0 0 21600 21600" draw:modifiers="" draw:enhanced-path="U10800 10800 10800 10800 0 360 Z N"/>
            <draw:glue-point draw:id="4" svg:x="0.50000000000pt" svg:y="0.50000000000pt" draw:align="center"/>
            <draw:glue-point draw:id="5" svg:x="0.50000000000pt" svg:y="0.50000000000pt" draw:align="center"/>
          </draw:custom-shape>
          <draw:custom-shape draw:style-name="gr11" xml:id="shape-183" draw:id="shape-183" draw:name="ellipse7" draw:layer="layout" svg:x="672.47809036301pt" svg:y="108.41725932816pt" svg:width="209.04149937477pt" svg:height="214.76349880949pt">
            <text:p text:style-name="P8">Guide</text:p>
            <draw:enhanced-geometry svg:viewBox="0 0 21600 21600" draw:modifiers="" draw:enhanced-path="U10800 10800 10800 10800 0 360 Z N"/>
            <draw:glue-point draw:id="4" svg:x="0.50000000000pt" svg:y="0.50000000000pt" draw:align="center"/>
            <draw:glue-point draw:id="5" svg:x="0.50000000000pt" svg:y="0.50000000000pt" draw:align="center"/>
          </draw:custom-shape>
          <draw:glue-point draw:id="4" svg:x="0.50000000000pt" svg:y="0.50000000000pt" draw:align="center"/>
          <draw:glue-point draw:id="5" svg:x="0.50000000000pt" svg:y="0.50000000000pt" draw:align="center"/>
        </draw:g>
        <presentation:notes>
          <draw:frame presentation:style-name="pr1" xml:id="shape-184" draw:id="shape-184" draw:layer="" svg:width="489.57000000000pt" svg:height="356.37000000000pt" svg:x="62.22000000000pt" svg:y="374.46000000000pt" presentation:class="notes">
            <draw:text-box>
              <text:p text:style-name="P8"/>
            </draw:text-box>
            <draw:glue-point draw:id="4" svg:x="0.50000000000pt" svg:y="0.50000000000pt" draw:align="center"/>
          </draw:frame>
          <draw:page-thumbnail draw:style-name="gr7" xml:id="shape-185" draw:id="shape-185" draw:layer="" svg:width="396.28000000000pt" svg:height="296.96000000000pt" svg:x="108.00000000000pt" svg:y="60.18000000000pt" presentation:class="page" draw:page-number="27"/>
        </presentation:notes>
      </draw:page>
      <draw:page draw:name="Slide 28" draw:id="page28" xml:id="page28" draw:master-page-name="Default1" draw:style-name="dp2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828.00143441800pt" svg:height="104.37183435560pt" svg:x="65.99066550240pt" svg:y="28.74335688120pt" draw:style-name="gr12" xml:id="shape-186" draw:id="shape-186" draw:name="Title 1" draw:layer="layout" presentation:class="title">
          <draw:text-box>
            <text:list text:style-name="L111" xml:id="list-c5639f5b-0576-4ca5-a792-a5e52ac448dd">
              <text:list-item>
                <text:p text:style-name="P5"><text:span text:style-name="T56">Inform the Reader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828.00143441800pt" svg:height="342.62421560460pt" svg:x="65.99066550240pt" svg:y="143.74513091180pt" draw:style-name="gr13" xml:id="shape-187" draw:id="shape-187" draw:name="Content Placeholder 2" draw:layer="layout" presentation:class="outline">
          <draw:text-box>
            <text:list text:style-name="L13" xml:id="list-32a72c05-4d77-482e-b5e1-2b1ca8223f23">
              <text:list-item>
                <text:p text:style-name="P10"><text:span text:style-name="T24">The purpose of expository writing is to inform the reader about a particular topic or subject by providing factual information.<text:s/></text:span></text:p>
              </text:list-item>
              <text:list-item>
                <text:p text:style-name="P11"><text:span text:style-name="T24">It serves as a means to convey knowledge and raise awareness about a subject, ensuring that readers gain a better understanding of the topic.<text:s/></text:span></text:p>
              </text:list-item>
              <text:list-item>
                <text:p text:style-name="P11"><text:span text:style-name="T24">For instance a news article sharing the results of a general election is an example of this purpose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188" draw:id="shape-188" draw:layer="" svg:width="489.57000000000pt" svg:height="356.37000000000pt" svg:x="62.22000000000pt" svg:y="374.46000000000pt" presentation:class="notes">
            <draw:text-box>
              <text:p text:style-name="P8"/>
            </draw:text-box>
            <draw:glue-point draw:id="4" svg:x="0.50000000000pt" svg:y="0.50000000000pt" draw:align="center"/>
          </draw:frame>
          <draw:page-thumbnail draw:style-name="gr7" xml:id="shape-189" draw:id="shape-189" draw:layer="" svg:width="396.28000000000pt" svg:height="296.96000000000pt" svg:x="108.00000000000pt" svg:y="60.18000000000pt" presentation:class="page" draw:page-number="28"/>
        </presentation:notes>
      </draw:page>
      <draw:page draw:name="Slide 29" draw:id="page29" xml:id="page29" draw:master-page-name="Default1" draw:style-name="dp2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828.00143441800pt" svg:height="104.37183435560pt" svg:x="65.99066550240pt" svg:y="28.74335688120pt" draw:style-name="gr26" xml:id="shape-190" draw:id="shape-190" draw:name="Title 1" draw:layer="layout" presentation:class="title">
          <draw:text-box>
            <text:list text:style-name="L111" xml:id="list-589aa8c0-63b5-41c0-ac2c-1081229bb424">
              <text:list-item>
                <text:p text:style-name="P5"><text:span text:style-name="T33">Explain Complex Concepts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828.00143441800pt" svg:height="375.76128088480pt" svg:x="65.99066550240pt" svg:y="143.74513091180pt" draw:style-name="gr13" xml:id="shape-191" draw:id="shape-191" draw:name="Content Placeholder 2" draw:layer="layout" presentation:class="outline">
          <draw:text-box>
            <text:list text:style-name="L13" xml:id="list-a01fac0e-ab7b-444b-b05c-ada36e76f48b">
              <text:list-item>
                <text:p text:style-name="P10"><text:span text:style-name="T32">Expository writing aims to explain complex concepts, processes, or ideas in a straightforward and<text:s/></text:span><text:span text:style-name="T38">comprehensible manner</text:span><text:span text:style-name="T32">.<text:s/></text:span></text:p>
              </text:list-item>
              <text:list-item>
                <text:p text:style-name="P11"><text:span text:style-name="T32">It breaks down intricate subjects into simpler components, making it<text:s/></text:span><text:span text:style-name="T38">accessible</text:span><text:span text:style-name="T32"><text:s/>and digestible for the audience.<text:s/></text:span></text:p>
              </text:list-item>
              <text:list-item>
                <text:p text:style-name="P11"><text:span text:style-name="T32">The process of SDLC (Software Development life cycle) <text:s/>is explained using the format of expository writing.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192" draw:id="shape-192" draw:layer="" svg:width="489.57000000000pt" svg:height="356.37000000000pt" svg:x="62.22000000000pt" svg:y="374.46000000000pt" presentation:class="notes">
            <draw:text-box>
              <text:p text:style-name="P8"/>
            </draw:text-box>
            <draw:glue-point draw:id="4" svg:x="0.50000000000pt" svg:y="0.50000000000pt" draw:align="center"/>
          </draw:frame>
          <draw:page-thumbnail draw:style-name="gr7" xml:id="shape-193" draw:id="shape-193" draw:layer="" svg:width="396.28000000000pt" svg:height="296.96000000000pt" svg:x="108.00000000000pt" svg:y="60.18000000000pt" presentation:class="page" draw:page-number="29"/>
        </presentation:notes>
      </draw:page>
      <draw:page draw:name="Slide 30" draw:id="page30" xml:id="page30" draw:master-page-name="Default1" draw:style-name="dp2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828.00143441800pt" svg:height="104.37183435560pt" svg:x="65.99066550240pt" svg:y="28.74335688120pt" draw:style-name="gr27" xml:id="shape-194" draw:id="shape-194" draw:name="Title 1" draw:layer="layout" presentation:class="title">
          <draw:text-box>
            <text:list text:style-name="L111" xml:id="list-015133eb-643d-45af-b464-1e69bff7076f">
              <text:list-item>
                <text:p text:style-name="P5"><text:span text:style-name="T33">To Describe<text:s/>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828.00143441800pt" svg:height="342.62421560460pt" svg:x="65.99066550240pt" svg:y="143.74513091180pt" draw:style-name="gr13" xml:id="shape-195" draw:id="shape-195" draw:name="Content Placeholder 2" draw:layer="layout" presentation:class="outline">
          <draw:text-box>
            <text:list text:style-name="L13" xml:id="list-d92096bc-70c7-42e1-9050-5ede25b3d034">
              <text:list-item>
                <text:p text:style-name="P10"><text:span text:style-name="T17">Expository writing describes specific subjects, objects, places, or events in detail, offering a<text:s/></text:span><text:span text:style-name="T18">clear and vivid portrayal<text:s/></text:span><text:span text:style-name="T17">that enables readers to visualize and comprehend the subject being discussed.<text:s/></text:span></text:p>
              </text:list-item>
              <text:list-item>
                <text:p text:style-name="P11"><text:span text:style-name="T17">Brochure of a housing society exemplifies the descriptive attribute of expository writing.<text:s/>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196" draw:id="shape-196" draw:layer="" svg:width="489.57000000000pt" svg:height="356.37000000000pt" svg:x="62.22000000000pt" svg:y="374.46000000000pt" presentation:class="notes">
            <draw:text-box>
              <text:p text:style-name="P8"/>
            </draw:text-box>
            <draw:glue-point draw:id="4" svg:x="0.50000000000pt" svg:y="0.50000000000pt" draw:align="center"/>
          </draw:frame>
          <draw:page-thumbnail draw:style-name="gr7" xml:id="shape-197" draw:id="shape-197" draw:layer="" svg:width="396.28000000000pt" svg:height="296.96000000000pt" svg:x="108.00000000000pt" svg:y="60.18000000000pt" presentation:class="page" draw:page-number="30"/>
        </presentation:notes>
      </draw:page>
      <draw:page draw:name="Slide 31" draw:id="page31" xml:id="page31" draw:master-page-name="Default1" draw:style-name="dp2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828.00143441800pt" svg:height="104.37183435560pt" svg:x="65.99066550240pt" svg:y="28.74335688120pt" draw:style-name="gr28" xml:id="shape-198" draw:id="shape-198" draw:name="Title 1" draw:layer="layout" presentation:class="title">
          <draw:text-box>
            <text:list text:style-name="L111" xml:id="list-b6f3337f-b36f-4bad-b759-07caed2ef236">
              <text:list-item>
                <text:p text:style-name="P5"><text:span text:style-name="T33">Provide clear Guidance<text:s/>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828.00143441800pt" svg:height="342.62421560460pt" svg:x="65.99066550240pt" svg:y="143.74513091180pt" draw:style-name="gr13" xml:id="shape-199" draw:id="shape-199" draw:name="Content Placeholder 2" draw:layer="layout" presentation:class="outline">
          <draw:text-box>
            <text:list text:style-name="L13" xml:id="list-0b2802b3-83bc-4099-9a7f-03f246a72686">
              <text:list-item>
                <text:p text:style-name="P10"><text:span text:style-name="T32">It provides clear instructions and guidance, often in the form of<text:s/></text:span><text:span text:style-name="T57">step-by-step processes<text:s/></text:span><text:span text:style-name="T32">or procedures, to help readers understand how to perform a particular task or achieve a specific goal.<text:s/></text:span></text:p>
              </text:list-item>
              <text:list-item>
                <text:p text:style-name="P11"><text:span text:style-name="T32">Instruction manuals, how-to-guides and recipe books are the pertinent examples of this purpose.<text:s/>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200" draw:id="shape-200" draw:layer="" svg:width="489.57000000000pt" svg:height="356.37000000000pt" svg:x="62.22000000000pt" svg:y="374.46000000000pt" presentation:class="notes">
            <draw:text-box>
              <text:p text:style-name="P8"/>
            </draw:text-box>
            <draw:glue-point draw:id="4" svg:x="0.50000000000pt" svg:y="0.50000000000pt" draw:align="center"/>
          </draw:frame>
          <draw:page-thumbnail draw:style-name="gr7" xml:id="shape-201" draw:id="shape-201" draw:layer="" svg:width="396.28000000000pt" svg:height="296.96000000000pt" svg:x="108.00000000000pt" svg:y="60.18000000000pt" presentation:class="page" draw:page-number="31"/>
        </presentation:notes>
      </draw:page>
      <draw:page draw:name="Slide 32" draw:id="page32" xml:id="page32" draw:master-page-name="Default1" draw:style-name="dp2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828.00143441800pt" svg:height="104.37183435560pt" svg:x="65.99066550240pt" svg:y="28.74335688120pt" draw:style-name="gr29" xml:id="shape-202" draw:id="shape-202" draw:name="Title 1" draw:layer="layout" presentation:class="title">
          <draw:text-box>
            <text:list text:style-name="L111" xml:id="list-d588d418-e2d2-4174-898e-8b61358d97b8">
              <text:list-item>
                <text:p text:style-name="P5"><text:span text:style-name="T7">Analyze and Interpret Data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828.00143441800pt" svg:height="369.09985202180pt" svg:x="65.99066550240pt" svg:y="143.74513091180pt" draw:style-name="gr13" xml:id="shape-203" draw:id="shape-203" draw:name="Content Placeholder 2" draw:layer="layout" presentation:class="outline">
          <draw:text-box>
            <text:list text:style-name="L13" xml:id="list-5e678489-e634-4ef9-8adc-2e5e00e1c84c">
              <text:list-item>
                <text:p text:style-name="P10"><text:span text:style-name="T17">Expository writing is<text:s/></text:span><text:span text:style-name="T58">employed to analyze and interpret data</text:span><text:span text:style-name="T17">, statistics, or information, allowing readers to gain insights, draw conclusions,<text:s/></text:span><text:span text:style-name="T59">and make informed decisions based on the presented<text:s/></text:span><text:span text:style-name="T17">analysis.<text:s/></text:span></text:p>
              </text:list-item>
              <text:list-item>
                <text:p text:style-name="P11"><text:span text:style-name="T17">Writing which involves analysis of graphs for<text:s/></text:span><text:span text:style-name="T23">the prediction of weather patterns<text:s/></text:span><text:span text:style-name="T17">is an example of this purpose.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204" draw:id="shape-204" draw:layer="" svg:width="489.57000000000pt" svg:height="356.37000000000pt" svg:x="62.22000000000pt" svg:y="374.46000000000pt" presentation:class="notes">
            <draw:text-box>
              <text:p text:style-name="P8"/>
            </draw:text-box>
            <draw:glue-point draw:id="4" svg:x="0.50000000000pt" svg:y="0.50000000000pt" draw:align="center"/>
          </draw:frame>
          <draw:page-thumbnail draw:style-name="gr7" xml:id="shape-205" draw:id="shape-205" draw:layer="" svg:width="396.28000000000pt" svg:height="296.96000000000pt" svg:x="108.00000000000pt" svg:y="60.18000000000pt" presentation:class="page" draw:page-number="32"/>
        </presentation:notes>
      </draw:page>
      <draw:page draw:name="Slide 33" draw:id="page33" xml:id="page33" draw:master-page-name="Default1" draw:style-name="dp2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828.00143441800pt" svg:height="104.37183435560pt" svg:x="63.97806359060pt" svg:y="11.93387894180pt" draw:style-name="gr30" xml:id="shape-206" draw:id="shape-206" draw:name="Title 1" draw:layer="layout" presentation:class="title">
          <draw:text-box>
            <text:list text:style-name="L111" xml:id="list-6b7da18b-43fd-4bf3-abc8-dc01bc34e130">
              <text:list-item>
                <text:p text:style-name="P5"><text:span text:style-name="T33">To Persuade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920.49608284340pt" svg:height="370.06363321900pt" svg:x="17.71656612500pt" svg:y="116.30571329740pt" draw:style-name="gr13" xml:id="shape-207" draw:id="shape-207" draw:name="Content Placeholder 2" draw:layer="layout" presentation:class="outline">
          <draw:text-box>
            <text:list text:style-name="L13" xml:id="list-bbc45c1d-4b37-44a6-9291-a264e86bdbf4">
              <text:list-item>
                <text:p text:style-name="P10"><text:span text:style-name="T32">While primarily focused on factual information, expository writing can also aim to persuade or convince the reader by presenting a compelling<text:s/></text:span><text:span text:style-name="T41">argument supported by evidence</text:span><text:span text:style-name="T32">, aiming to<text:s/></text:span></text:p>
              </text:list-item>
              <text:list-item>
                <text:p text:style-name="P11"><text:span text:style-name="T32">influence the<text:s/></text:span><text:span text:style-name="T41">reader's perspective or behavior</text:span><text:span text:style-name="T32">.<text:s/></text:span></text:p>
              </text:list-item>
              <text:list-item>
                <text:p text:style-name="P11"><text:span text:style-name="T32">For instance, an article written on the benefits of regular exercise and walk can be used to convince readers to revise their daily routine and include exercise within their schedule.<text:s/>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208" draw:id="shape-208" draw:layer="" svg:width="489.57000000000pt" svg:height="356.37000000000pt" svg:x="62.22000000000pt" svg:y="374.46000000000pt" presentation:class="notes">
            <draw:text-box>
              <text:p text:style-name="P8"/>
            </draw:text-box>
            <draw:glue-point draw:id="4" svg:x="0.50000000000pt" svg:y="0.50000000000pt" draw:align="center"/>
          </draw:frame>
          <draw:page-thumbnail draw:style-name="gr7" xml:id="shape-209" draw:id="shape-209" draw:layer="" svg:width="396.28000000000pt" svg:height="296.96000000000pt" svg:x="108.00000000000pt" svg:y="60.18000000000pt" presentation:class="page" draw:page-number="33"/>
        </presentation:notes>
      </draw:page>
      <draw:page draw:name="Slide 34" draw:id="page34" xml:id="page34" draw:master-page-name="Default1" draw:style-name="dp2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828.00143441800pt" svg:height="104.37183435560pt" svg:x="57.14655569280pt" svg:y="8.81576330380pt" draw:style-name="gr31" xml:id="shape-210" draw:id="shape-210" draw:name="Title 1" draw:layer="layout" presentation:class="title">
          <draw:text-box>
            <text:list text:style-name="L111" xml:id="list-d6bbf270-0bb5-4703-b392-219c559abd10">
              <text:list-item>
                <text:p text:style-name="P5"><text:span text:style-name="T33">To Educate<text:s/>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938.21264896840pt" svg:height="342.62421560460pt" svg:x="13.29451122020pt" svg:y="143.74513091180pt" draw:style-name="gr13" xml:id="shape-211" draw:id="shape-211" draw:name="Content Placeholder 2" draw:layer="layout" presentation:class="outline">
          <draw:text-box>
            <text:list text:style-name="L13" xml:id="list-5e28729d-06de-42fd-b4a5-a560911cd406">
              <text:list-item>
                <text:p text:style-name="P10"><text:span text:style-name="T24">Expository writing plays a vital role in education, as it serves as a primary method for delivering knowledge in academic settings, teaching students about various subjects and concepts.<text:s/></text:span></text:p>
              </text:list-item>
              <text:list-item>
                <text:p text:style-name="P11"><text:span text:style-name="T24">It is also used to develop critical thinking among young learners.<text:s/></text:span></text:p>
              </text:list-item>
              <text:list-item>
                <text:p text:style-name="P11"><text:span text:style-name="T24">A book of history is one such example of expository style of writing used for educating the target audience.<text:s/>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212" draw:id="shape-212" draw:layer="" svg:width="489.57000000000pt" svg:height="356.37000000000pt" svg:x="62.22000000000pt" svg:y="374.46000000000pt" presentation:class="notes">
            <draw:text-box>
              <text:p text:style-name="P8"/>
            </draw:text-box>
            <draw:glue-point draw:id="4" svg:x="0.50000000000pt" svg:y="0.50000000000pt" draw:align="center"/>
          </draw:frame>
          <draw:page-thumbnail draw:style-name="gr7" xml:id="shape-213" draw:id="shape-213" draw:layer="" svg:width="396.28000000000pt" svg:height="296.96000000000pt" svg:x="108.00000000000pt" svg:y="60.18000000000pt" presentation:class="page" draw:page-number="34"/>
        </presentation:notes>
      </draw:page>
      <draw:page draw:name="Slide 35" draw:id="page35" xml:id="page35" draw:master-page-name="Default1" draw:style-name="dp2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828.00143441800pt" svg:height="104.37183435560pt" svg:x="65.99066550240pt" svg:y="28.74335688120pt" draw:style-name="gr8" xml:id="shape-214" draw:id="shape-214" draw:name="Title 1" draw:layer="layout" presentation:class="title">
          <draw:text-box>
            <text:list text:style-name="L111" xml:id="list-8fda119f-81ab-4581-9a31-218ac2edf46f">
              <text:list-item>
                <text:p text:style-name="P5"><text:span text:style-name="T33">Ensure clarity<text:s/>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882.93696265840pt" svg:height="400.98967104680pt" svg:x="11.08348376780pt" svg:y="120.72776820220pt" draw:style-name="gr13" xml:id="shape-215" draw:id="shape-215" draw:name="Content Placeholder 2" draw:layer="layout" presentation:class="outline">
          <draw:text-box>
            <text:list text:style-name="L13" xml:id="list-1780da80-4e1f-42be-9124-1a2f72307513">
              <text:list-item>
                <text:p text:style-name="P12"><text:span text:style-name="T32">The primary purpose of expository writing is to<text:s/></text:span></text:p>
              </text:list-item>
              <text:list-item>
                <text:p text:style-name="P13"><text:span text:style-name="T32">ensure clear and<text:s/></text:span><text:span text:style-name="T38">effective communication of information</text:span><text:span text:style-name="T32">,<text:s/></text:span></text:p>
              </text:list-item>
              <text:list-item>
                <text:p text:style-name="P13"><text:span text:style-name="T32">reducing<text:s/></text:span><text:span text:style-name="T38">ambiguity and misunderstanding<text:s/></text:span><text:span text:style-name="T32">to convey ideas or facts accurately.<text:s/>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216" draw:id="shape-216" draw:layer="" svg:width="489.57000000000pt" svg:height="356.37000000000pt" svg:x="62.22000000000pt" svg:y="374.46000000000pt" presentation:class="notes">
            <draw:text-box>
              <text:p text:style-name="P8"/>
            </draw:text-box>
            <draw:glue-point draw:id="4" svg:x="0.50000000000pt" svg:y="0.50000000000pt" draw:align="center"/>
          </draw:frame>
          <draw:page-thumbnail draw:style-name="gr7" xml:id="shape-217" draw:id="shape-217" draw:layer="" svg:width="396.28000000000pt" svg:height="296.96000000000pt" svg:x="108.00000000000pt" svg:y="60.18000000000pt" presentation:class="page" draw:page-number="35"/>
        </presentation:notes>
      </draw:page>
      <draw:page draw:name="Slide 36" draw:id="page36" xml:id="page36" draw:master-page-name="Default1" draw:style-name="dp2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828.00143441800pt" svg:height="104.37183435560pt" svg:x="65.99066550240pt" svg:y="28.74335688120pt" draw:style-name="gr32" xml:id="shape-218" draw:id="shape-218" draw:name="Title 1" draw:layer="layout" presentation:class="title">
          <draw:text-box>
            <text:list text:style-name="L111" xml:id="list-4a71f90f-2270-4786-9255-ac114d2b1813">
              <text:list-item>
                <text:p text:style-name="P5"><text:span text:style-name="T60">FAQs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828.00143441800pt" svg:height="342.62421560460pt" svg:x="65.99066550240pt" svg:y="143.74513091180pt" draw:style-name="gr13" xml:id="shape-219" draw:id="shape-219" draw:name="Content Placeholder 2" draw:layer="layout" presentation:class="outline">
          <draw:text-box>
            <text:list text:style-name="L13" xml:id="list-0e74d7e2-4b9f-4db1-a50e-12d3e351ab35">
              <text:list-item>
                <text:p text:style-name="P10"><text:span text:style-name="T32">Expository writing often addresses specific questions or concerns by<text:s/></text:span><text:span text:style-name="T61">providing well-researched and informative responses</text:span><text:span text:style-name="T32">, serving as a valuable resource for readers seeking answers or solutions.</text:span></text:p>
              </text:list-item>
              <text:list-item>
                <text:p text:style-name="P11"><text:span text:style-name="T32">Frequently Asked Questions abbreviated as FAQs are an example of this purpose.<text:s/>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220" draw:id="shape-220" draw:layer="" svg:width="489.57000000000pt" svg:height="356.37000000000pt" svg:x="62.22000000000pt" svg:y="374.46000000000pt" presentation:class="notes">
            <draw:text-box>
              <text:p text:style-name="P8"/>
            </draw:text-box>
            <draw:glue-point draw:id="4" svg:x="0.50000000000pt" svg:y="0.50000000000pt" draw:align="center"/>
          </draw:frame>
          <draw:page-thumbnail draw:style-name="gr7" xml:id="shape-221" draw:id="shape-221" draw:layer="" svg:width="396.28000000000pt" svg:height="296.96000000000pt" svg:x="108.00000000000pt" svg:y="60.18000000000pt" presentation:class="page" draw:page-number="36"/>
        </presentation:notes>
      </draw:page>
      <draw:page draw:name="Slide 37" draw:id="page37" xml:id="page37" draw:master-page-name="Default1" draw:style-name="dp2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828.00143441800pt" svg:height="104.37183435560pt" svg:x="65.99066550240pt" svg:y="28.74335688120pt" draw:style-name="gr31" xml:id="shape-222" draw:id="shape-222" draw:name="Title 1" draw:layer="layout" presentation:class="title">
          <draw:text-box>
            <text:list text:style-name="L111" xml:id="list-1ae343fe-66c1-4cf3-98ca-21a454604b90">
              <text:list-item>
                <text:p text:style-name="P5"><text:span text:style-name="T33">To keep Record<text:s/>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904.99054417080pt" svg:height="387.95027837880pt" svg:x="35.98904738680pt" svg:y="143.74513091180pt" draw:style-name="gr13" xml:id="shape-223" draw:id="shape-223" draw:name="Content Placeholder 2" draw:layer="layout" presentation:class="outline">
          <draw:text-box>
            <text:list text:style-name="L13" xml:id="list-5eca0e8a-814e-4ec8-8383-f7239cb87212">
              <text:list-item>
                <text:p text:style-name="P10"><text:span text:style-name="T32">Expository writing is used to<text:s/></text:span><text:span text:style-name="T41">record and document factual information, historical events, research findings, or any data<text:s/></text:span><text:span text:style-name="T32">that needs to be preserved for reference or future use.<text:s/></text:span></text:p>
              </text:list-item>
              <text:list-item>
                <text:p text:style-name="P11"><text:span text:style-name="T32">It serves as a reliable means of maintaining a record of important information or events.<text:s/></text:span></text:p>
              </text:list-item>
              <text:list-item>
                <text:p text:style-name="P11"><text:span text:style-name="T41">Research papers<text:s/></text:span><text:span text:style-name="T32">are an example to achieve this purpose of expository writing.<text:s/>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224" draw:id="shape-224" draw:layer="" svg:width="489.57000000000pt" svg:height="356.37000000000pt" svg:x="62.22000000000pt" svg:y="374.46000000000pt" presentation:class="notes">
            <draw:text-box>
              <text:p text:style-name="P8"/>
            </draw:text-box>
            <draw:glue-point draw:id="4" svg:x="0.50000000000pt" svg:y="0.50000000000pt" draw:align="center"/>
          </draw:frame>
          <draw:page-thumbnail draw:style-name="gr7" xml:id="shape-225" draw:id="shape-225" draw:layer="" svg:width="396.28000000000pt" svg:height="296.96000000000pt" svg:x="108.00000000000pt" svg:y="60.18000000000pt" presentation:class="page" draw:page-number="37"/>
        </presentation:notes>
      </draw:page>
      <presentation:settings/>
    </office:presentation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text">
      <style:text-properties fo:font-size="18.000000000000000pt"/>
    </style:default-style>
    <style:default-style style:family="paragraph">
      <style:paragraph-properties fo:margin-bottom="0.000000000000000pt" fo:margin-left="27.375039370078738pt" fo:margin-right="0.000000000000000pt" fo:margin-top="0.000000000000000pt" fo:text-indent="-27.000000000000000pt"/>
      <style:text-properties fo:font-size="18.000000000000000pt"/>
    </style:default-style>
    <style:style style:name="Bibliography_20custom4" style:display-name="Bibliography custom4" style:family="paragraph"/>
    <style:style style:name="Bibliography_20manual" style:display-name="Bibliography manual" style:family="paragraph"/>
    <style:style style:name="Contents_2010" style:display-name="Contents 10" style:family="paragraph">
      <style:paragraph-properties fo:margin-left="72.000000000000000pt"/>
    </style:style>
    <style:style style:name="Bibliography_20misc" style:display-name="Bibliography misc" style:family="paragraph"/>
    <style:style style:name="Contents_207" style:display-name="Contents 7" style:family="paragraph">
      <style:paragraph-properties fo:margin-left="48.000000000000000pt"/>
    </style:style>
    <style:style style:name="Endnote" style:display-name="Endnote" style:family="paragraph" style:next-style-name=""/>
    <style:style style:name="Contents_202" style:display-name="Contents 2" style:family="paragraph">
      <style:paragraph-properties fo:margin-left="8.000000000000000pt"/>
    </style:style>
    <style:style style:name="Bibliography_20email" style:display-name="Bibliography email" style:family="paragraph"/>
    <style:style style:name="Bibliography_20www" style:display-name="Bibliography www" style:family="paragraph"/>
    <style:style style:name="Bibliography_20conference" style:display-name="Bibliography conference" style:family="paragraph"/>
    <style:style style:name="Bibliography_20article" style:display-name="Bibliography article" style:family="paragraph"/>
    <style:style style:name="Bibliography_20incollection" style:display-name="Bibliography incollection" style:family="paragraph"/>
    <style:style style:name="Contents_201" style:display-name="Contents 1" style:family="paragraph">
      <style:paragraph-properties fo:margin-left="0.000000000000000pt"/>
    </style:style>
    <style:style style:name="Bibliography_20phdthesis" style:display-name="Bibliography phdthesis" style:family="paragraph"/>
    <style:style style:name="Bibliography_20custom2" style:display-name="Bibliography custom2" style:family="paragraph"/>
    <style:style style:name="Bibliography_20custom3" style:display-name="Bibliography custom3" style:family="paragraph"/>
    <style:style style:name="Footnote" style:display-name="Footnote" style:family="paragraph" style:next-style-name=""/>
    <style:style style:name="Bibliography_20mastersthesis" style:display-name="Bibliography mastersthesis" style:family="paragraph"/>
    <style:style style:name="Contents_208" style:display-name="Contents 8" style:family="paragraph">
      <style:paragraph-properties fo:margin-left="56.000000000000000pt"/>
    </style:style>
    <style:style style:name="Bibliography_20journal" style:display-name="Bibliography journal" style:family="paragraph"/>
    <style:style style:name="Bibliography_20unpublished" style:display-name="Bibliography unpublished" style:family="paragraph"/>
    <style:style style:name="Bibliography_20booklet" style:display-name="Bibliography booklet" style:family="paragraph"/>
    <style:style style:name="Bibliography_20inbook" style:display-name="Bibliography inbook" style:family="paragraph"/>
    <style:style style:name="Contents_209" style:display-name="Contents 9" style:family="paragraph">
      <style:paragraph-properties fo:margin-left="64.000000000000000pt"/>
    </style:style>
    <style:style style:name="Bibliography_20proceedings" style:display-name="Bibliography proceedings" style:family="paragraph"/>
    <style:style style:name="Bibliography_20techreport" style:display-name="Bibliography techreport" style:family="paragraph"/>
    <style:style style:name="Bibliography_20inproceedings" style:display-name="Bibliography inproceedings" style:family="paragraph"/>
    <style:style style:name="Contents_206" style:display-name="Contents 6" style:family="paragraph">
      <style:paragraph-properties fo:margin-left="40.000000000000000pt"/>
    </style:style>
    <style:style style:name="Contents_203" style:display-name="Contents 3" style:family="paragraph">
      <style:paragraph-properties fo:margin-left="16.000000000000000pt"/>
    </style:style>
    <style:style style:name="Bibliography_20custom1" style:display-name="Bibliography custom1" style:family="paragraph"/>
    <style:style style:name="Contents_204" style:display-name="Contents 4" style:family="paragraph">
      <style:paragraph-properties fo:margin-left="24.000000000000000pt"/>
    </style:style>
    <style:style style:name="Bibliography_20book" style:display-name="Bibliography book" style:family="paragraph"/>
    <style:style style:name="Bibliography_20custom5" style:display-name="Bibliography custom5" style:family="paragraph"/>
    <style:style style:name="Contents_205" style:display-name="Contents 5" style:family="paragraph">
      <style:paragraph-properties fo:margin-left="32.000000000000000pt"/>
    </style:style>
    <style:style style:name="Endnote_20Symbol" style:display-name="Endnote Symbol" style:family="text"/>
    <style:style style:name="Endnote_20anchor" style:display-name="Endnote anchor" style:family="text">
      <style:text-properties style:text-position="super"/>
    </style:style>
    <style:style style:name="Footnote_20Symbol" style:display-name="Footnote Symbol" style:family="text"/>
    <style:style style:name="Footnote_20anchor" style:display-name="Footnote anchor" style:family="text">
      <style:text-properties style:text-position="super"/>
    </style:style>
    <text:list-style style:name="L11" style:display-name="L1">
      <text:list-level-style-bullet text:bullet-char="​" text:level="1">
        <style:list-level-properties text:list-level-position-and-space-mode="label-alignment" fo:text-align="start">
          <style:list-level-label-alignment text:label-followed-by="nothing" fo:text-indent="0.00000000000pt" fo:margin-left="0.00000000000pt"/>
        </style:list-level-properties>
        <style:text-properties fo:font-style="normal" fo:font-weight="normal" style:text-underline-style="none" style:text-underline-type="none"/>
      </text:list-level-style-bullet>
    </text:list-style>
    <text:list-style style:name="L112" style:display-name="L11">
      <text:list-level-style-bullet text:bullet-char="​" text:level="1">
        <style:list-level-properties text:list-level-position-and-space-mode="label-alignment" fo:text-align="start">
          <style:list-level-label-alignment text:label-followed-by="nothing" fo:text-indent="0.00000000000pt" fo:margin-left="0.00000000000pt"/>
        </style:list-level-properties>
        <style:text-properties fo:font-style="normal" fo:font-weight="normal" style:text-underline-style="none" style:text-underline-type="none"/>
      </text:list-level-style-bullet>
    </text:list-style>
    <text:list-style style:name="L121" style:display-name="L12">
      <text:list-level-style-bullet text:bullet-char="​" text:level="1">
        <style:list-level-properties text:list-level-position-and-space-mode="label-alignment" fo:text-align="start">
          <style:list-level-label-alignment text:label-followed-by="nothing" fo:text-indent="0.00000000000pt" fo:margin-left="0.00000000000pt"/>
        </style:list-level-properties>
        <style:text-properties fo:font-family="Arial" fo:font-style="normal" fo:font-weight="normal" style:text-underline-style="none" style:text-underline-type="none"/>
      </text:list-level-style-bullet>
    </text:list-style>
    <text:list-style style:name="L131" style:display-name="L13">
      <text:list-level-style-bullet text:bullet-char="•" text:level="1">
        <style:list-level-properties text:list-level-position-and-space-mode="label-alignment" fo:text-align="start">
          <style:list-level-label-alignment text:label-followed-by="listtab" text:list-tab-stop-position="18.00000000000pt" fo:text-indent="-18.00000000000pt" fo:margin-left="18.00000000000pt"/>
        </style:list-level-properties>
        <style:text-properties fo:font-family="Arial" fo:font-style="normal" fo:font-weight="normal" style:text-underline-style="none" style:text-underline-type="none"/>
      </text:list-level-style-bullet>
    </text:list-style>
    <style:presentation-page-layout style:name="pl1" style:display-name="A3">
      <presentation:placeholder presentation:object="title" svg:x="6.87403%" svg:y="5.32284%" svg:width="86.2501%" svg:height="19.3281%"/>
    </style:presentation-page-layout>
    <style:presentation-page-layout style:name="pl2" style:display-name="A2">
      <presentation:placeholder presentation:object="title" svg:x="6.87403%" svg:y="5.32284%" svg:width="86.2501%" svg:height="19.3281%"/>
      <presentation:placeholder presentation:object="outline" svg:x="6.87403%" svg:y="26.6195%" svg:width="86.2501%" svg:height="63.4489%"/>
    </style:presentation-page-layout>
    <style:presentation-page-layout style:name="pl3" style:display-name="A1">
      <presentation:placeholder presentation:object="title" svg:x="12.499%" svg:y="16.3675%" svg:width="75.0001%" svg:height="34.8137%"/>
      <presentation:placeholder presentation:object="outline" svg:x="12.499%" svg:y="52.525%" svg:width="75.0001%" svg:height="24.1418%"/>
    </style:presentation-page-layout>
    <style:presentation-page-layout style:name="pl4" style:display-name="AL1T0">
      <presentation:placeholder presentation:object="title" svg:x="5%" svg:y="4%" svg:width="90%" svg:height="16%"/>
      <presentation:placeholder presentation:object="subtitle" svg:x="5%" svg:y="23%" svg:width="90%" svg:height="64%"/>
    </style:presentation-page-layout>
    <style:presentation-page-layout style:name="pl5" style:display-name="AL7T7">
      <presentation:placeholder presentation:object="title" svg:x="5%" svg:y="4%" svg:width="90%" svg:height="16%"/>
      <presentation:placeholder presentation:object="chart" svg:x="5%" svg:y="23%" svg:width="44%" svg:height="64%"/>
      <presentation:placeholder presentation:object="outline" svg:x="51%" svg:y="23%" svg:width="44%" svg:height="64%"/>
    </style:presentation-page-layout>
    <style:presentation-page-layout style:name="pl6" style:display-name="AL8T4">
      <presentation:placeholder presentation:object="title" svg:x="5%" svg:y="4%" svg:width="90%" svg:height="16%"/>
      <presentation:placeholder presentation:object="outline" svg:x="5%" svg:y="23%" svg:width="44%" svg:height="64%"/>
      <presentation:placeholder presentation:object="chart" svg:x="51%" svg:y="23%" svg:width="44%" svg:height="64%"/>
    </style:presentation-page-layout>
    <style:presentation-page-layout style:name="pl7" style:display-name="AL5T9">
      <presentation:placeholder presentation:object="title" svg:x="5%" svg:y="4%" svg:width="90%" svg:height="16%"/>
      <presentation:placeholder presentation:object="graphic" svg:x="5%" svg:y="23%" svg:width="44%" svg:height="64%"/>
      <presentation:placeholder presentation:object="outline" svg:x="51%" svg:y="23%" svg:width="44%" svg:height="64%"/>
    </style:presentation-page-layout>
    <style:presentation-page-layout style:name="pl8" style:display-name="AL6T6">
      <presentation:placeholder presentation:object="title" svg:x="5%" svg:y="4%" svg:width="90%" svg:height="16%"/>
      <presentation:placeholder presentation:object="outline" svg:x="5%" svg:y="23%" svg:width="44%" svg:height="64%"/>
      <presentation:placeholder presentation:object="graphic" svg:x="51%" svg:y="23%" svg:width="44%" svg:height="64%"/>
    </style:presentation-page-layout>
    <style:presentation-page-layout style:name="pl9" style:display-name="AL3T3">
      <presentation:placeholder presentation:object="title" svg:x="5%" svg:y="4%" svg:width="90%" svg:height="16%"/>
      <presentation:placeholder presentation:object="outline" svg:x="5%" svg:y="23%" svg:width="44%" svg:height="64%"/>
      <presentation:placeholder presentation:object="outline" svg:x="51%" svg:y="23%" svg:width="44%" svg:height="64%"/>
    </style:presentation-page-layout>
    <text:notes-configuration text:note-class="footnote" text:citation-style-name="Footnote_20_Symbol" text:citation-body-style-name="Footnote_20_anchor" text:default-style-name="Footnote" text:start-value="1" style:num-format="1" text:start-numbering-at="document" text:footnotes-position="page"/>
    <text:notes-configuration text:note-class="endnote" text:citation-style-name="Endnote_20_Symbol" text:citation-body-style-name="Endnote_20_anchor" text:default-style-name="Endnote" text:start-value="1" style:num-format="i" text:start-numbering-at="document" text:footnotes-position="page"/>
    <text:bibliography-configuration text:prefix="[" text:suffix="]" text:numbered-entries="false" text:sort-by-position="true"/>
  </office:styles>
  <office:automatic-styles>
    <style:style style:name="T1" style:family="text">
      <style:text-properties fo:color="#3f3f3f" fo:font-size="12.000000000000000pt"/>
    </style:style>
    <style:style style:name="P1" style:family="paragraph">
      <style:paragraph-properties fo:margin-left="27.375039370078738pt" fo:margin-right="0.000000000000000pt" fo:text-indent="-27.000000000000000pt"/>
      <style:text-properties fo:color="#000000" fo:font-family="Sans Serif" fo:font-size="12.000000000000000pt"/>
    </style:style>
    <style:style style:name="P2" style:family="paragraph" style:list-style-name="L11">
      <style:paragraph-properties fo:line-height="100%" fo:text-align="start" style:font-independent-line-spacing="true" style:tab-stop-distance="72.000000000000000pt"/>
      <style:text-properties fo:color="#000000" fo:font-family="Sans Serif"/>
    </style:style>
    <style:style style:name="P3" style:family="paragraph">
      <style:paragraph-properties fo:line-height="100%" fo:margin-left="0.000000000000000pt" fo:text-align="center" style:font-independent-line-spacing="true" style:tab-stop-distance="72.000000000000000pt"/>
      <style:text-properties fo:color="#000000" fo:font-family="Sans Serif"/>
    </style:style>
    <style:style style:name="P4" style:family="paragraph" style:list-style-name="L11">
      <style:paragraph-properties fo:line-height="100%" fo:text-align="end" style:font-independent-line-spacing="true" style:tab-stop-distance="72.000000000000000pt"/>
      <style:text-properties fo:color="#000000" fo:font-family="Sans Serif"/>
    </style:style>
    <style:style style:name="gr1" style:family="graphic">
      <style:graphic-properties draw:fill="none" draw:stroke="none" fo:margin="0.000000000000000pt" style:wrap="biggest" style:wrap-contour="false" style:wrap-dynamic-threshold="0.000000000000000pt"/>
    </style:style>
    <style:style style:name="gr2" style:family="graphic">
      <style:graphic-properties draw:auto-grow-height="false" draw:fill="none" draw:stroke="none" draw:textarea-vertical-align="middle" fo:margin="0.000000000000000pt" fo:padding-bottom="3.600006236600000pt" fo:padding-left="7.200012473200000pt" fo:padding-right="7.200012473200000pt" fo:padding-top="3.600006236600000pt" style:wrap="biggest" style:wrap-contour="false" style:wrap-dynamic-threshold="0.000000000000000pt"/>
    </style:style>
    <style:style style:name="dp1" style:family="drawing-page">
      <style:drawing-page-properties draw:fill="solid" draw:fill-color="#ffffff"/>
    </style:style>
    <style:page-layout style:name="pm1" style:page-usage="all">
      <style:page-layout-properties calligra:specialborder-bottom="none" calligra:specialborder-left="none" calligra:specialborder-right="none" calligra:specialborder-top="none" fo:border="0pt none #000000" fo:margin="0.000000000000000pt" fo:padding="0.000000000000000pt" fo:page-height="540.000000000000000pt" fo:page-width="960.000000000000000pt" style:print-orientation="landscape"/>
    </style:page-layout>
    <text:list-style style:name="L1" style:display-name="L1">
      <text:list-level-style-bullet text:bullet-char="​" text:level="1">
        <style:list-level-properties text:list-level-position-and-space-mode="label-alignment" fo:text-align="start">
          <style:list-level-label-alignment text:label-followed-by="nothing" fo:text-indent="0.00000000000pt" fo:margin-left="0.00000000000pt"/>
        </style:list-level-properties>
        <style:text-properties fo:font-style="normal" fo:font-weight="normal" style:text-underline-style="none" style:text-underline-type="none"/>
      </text:list-level-style-bullet>
    </text:list-style>
  </office:automatic-styles>
  <office:master-styles>
    <style:master-page style:name="Default1" draw:style-name="dp1" style:display-name="slideMaster1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frame draw:style-name="gr1" xml:id="shape-1" draw:id="shape-1" draw:name="Title Placeholder 1" draw:layer="backgroundobjects" svg:width="828.00143441800pt" svg:height="104.37183435560pt" svg:x="65.99066550240pt" svg:y="28.74335688120pt" presentation:class="title" presentation:placeholder="true" draw:text-style-name="P1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1" xml:id="shape-2" draw:id="shape-2" draw:name="Text Placeholder 2" draw:layer="backgroundobjects" svg:width="828.00143441800pt" svg:height="342.62421560460pt" svg:x="65.99066550240pt" svg:y="143.74513091180pt" presentation:class="outline" presentation:placeholder="true" draw:text-style-name="P1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2" xml:id="shape-3" draw:id="shape-3" draw:name="Date Placeholder 3" draw:layer="backgroundobjects" svg:width="216.00037419600pt" svg:height="28.74335688120pt" svg:x="65.99066550240pt" svg:y="500.51425291060pt" presentation:class="date-time" presentation:placeholder="true">
        <draw:text-box>
          <text:list text:style-name="L1" xml:id="list-271af828-f647-46d7-96f5-e6c05de89d85">
            <text:list-item>
              <text:p text:style-name="P2"><text:span text:style-name="T1"><text:date text:fixed="false">Tuesday, September 2, 2025</text:date></text:span></text:p>
            </text:list-item>
          </text:list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2" xml:id="shape-4" draw:id="shape-4" draw:name="Footer Placeholder 4" draw:layer="backgroundobjects" svg:width="324.00056129400pt" svg:height="28.74335688120pt" svg:x="317.99110206440pt" svg:y="500.51425291060pt" presentation:class="footer" presentation:placeholder="true">
        <draw:text-box>
          <text:p text:style-name="P3"><text:span text:style-name="T1"/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2" xml:id="shape-5" draw:id="shape-5" draw:name="Slide Number Placeholder 5" draw:layer="backgroundobjects" svg:width="216.00037419600pt" svg:height="28.74335688120pt" svg:x="677.99172572440pt" svg:y="500.51425291060pt" presentation:class="page-number" presentation:placeholder="true">
        <draw:text-box>
          <text:list text:style-name="L1" xml:id="list-288cc485-505e-466c-ae92-c198114ddc6a">
            <text:list-item>
              <text:p text:style-name="P4"><text:span text:style-name="T1"><text:page-number text:select-page="current"/></text:span></text:p>
            </text:list-item>
          </text:list>
        </draw:text-box>
        <draw:glue-point draw:id="4" svg:x="0.50000000000pt" svg:y="0.50000000000pt" draw:align="center"/>
        <draw:glue-point draw:id="5" svg:x="0.50000000000pt" svg:y="0.50000000000pt" draw:align="center"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5.04.3</meta:generator>
    <dc:title>Introduction to Expository Writing</dc:title>
    <meta:initial-creator>Tab &amp; Tech</meta:initial-creator>
    <meta:editing-cycles>27</meta:editing-cycles>
    <dc:date>2025-09-03T01:08:13</dc:date>
    <meta:creation-date>2025-08-30T05:16:30Z</meta:creation-date>
    <dc:creator>Athar Abbas</dc:creator>
  </office:meta>
</office:document-meta>
</file>